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97mm"/>
    </style:style>
    <style:style style:name="co10" style:family="table-column">
      <style:table-column-properties fo:break-before="auto" style:column-width="52.72mm"/>
    </style:style>
    <style:style style:name="co4" style:family="table-column">
      <style:table-column-properties fo:break-before="auto" style:column-width="41.91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46.02mm"/>
    </style:style>
    <style:style style:name="ro3" style:family="table-row">
      <style:table-row-properties style:row-height="4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20001" number:language="ru" number:country="RU">
      <number:number number:decimal-places="0" loext:min-decimal-places="0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7" style:family="table-cell" style:parent-style-name="Default">
      <style:text-properties style:text-position="" style:font-name="Liberation Sans" style:font-name-asian="Liberation Sans" style:font-name-complex="Liberation Sans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10" style:family="table-cell" style:parent-style-name="Default" style:data-style-name="N1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1">
      <style:text-properties style:text-position=""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2" style:family="table-cell" style:parent-style-name="Default" style:data-style-name="N10001">
      <style:text-properties style:text-position=""/>
    </style:style>
    <style:style style:name="ce6" style:family="table-cell" style:parent-style-name="Default" style:data-style-name="N20036">
      <style:text-properties style:text-position=""/>
    </style:style>
    <style:style style:name="ce7" style:family="table-cell" style:parent-style-name="Default" style:data-style-name="N20001">
      <style:text-properties style:text-position=""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ext-properties style:text-position=""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1" style:family="table-cell" style:parent-style-name="Default">
      <style:text-properties style:font-name="Liberation Sans" style:font-name-asian="Liberation Sans" style:font-name-complex="Liberation Sans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>
      <style:text-properties style:font-name="Liberation Sans" style:font-name-asian="Liberation Sans" style:language-asian="en" style:country-asian="US" style:font-name-complex="Liberation Sans" style:language-complex="en" style:country-complex="US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27" style:family="table-cell" style:parent-style-name="Default" style:data-style-name="N20036"/>
    <style:style style:name="ce28" style:family="table-cell" style:parent-style-name="Default" style:data-style-name="N20001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29" style:family="table-cell" style:parent-style-name="Default" style:data-style-name="N1"/>
    <style:style style:name="ce30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1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01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3" style:family="table-cell" style:parent-style-name="Default" style:data-style-name="N10001"/>
    <style:style style:name="ce34" style:family="table-cell" style:parent-style-name="Default">
      <style:text-properties style:font-name="Liberation Sans" style:font-name-asian="Droid Sans Fallback" style:font-name-complex="FreeSans"/>
    </style:style>
    <style:style style:name="ce35" style:family="table-cell" style:parent-style-name="Default" style:data-style-name="N10084"/>
    <style:style style:name="ce36" style:family="table-cell" style:parent-style-name="Default" style:data-style-name="N10084"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1">
      <style:text-properties style:font-name="Liberation Sans" style:font-name-asian="Droid Sans Fallback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feature" table:style-name="ta1">
        <table:table-column table:style-name="co1" table:default-cell-style-name="Default"/>
        <table:table-column table:style-name="co9" table:default-cell-style-name="ce18"/>
        <table:table-row table:style-name="ro3">
          <table:table-cell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ysokie potolk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kna vo dvo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f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yadom par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yadom metr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daleko gipermarke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slednij ehtazh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vyj ehtazh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tdelk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noramnye okn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Lodzhiy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lk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Horoshaya planirovk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omeshchenie dlya garderobnoj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Gaz</text:p>
          </table:table-cell>
        </table:table-row>
      </table:table>
      <table:table table:name="developer" table:style-name="ta1">
        <table:table-column table:style-name="co1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roshie reby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laz-almaz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gaprora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roim v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delano na sovest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uki iz plech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YUzhnye profi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irpich-beto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ap-lyap i na prodazhu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 tak sojde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se ravno kupyat</text:p>
          </table:table-cell>
        </table:table-row>
      </table:table>
      <table:table table:name="district" table:style-name="ta1"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Uzhnyj centra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brezhnyj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Zelenyj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dorozhnyj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entral'nyj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orod-satelli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zhornyj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ihij</text:p>
          </table:table-cell>
        </table:table-row>
      </table:table>
      <table:table table:name="project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24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r_id</text:p>
          </table:table-cell>
          <table:table-cell table:style-name="Default" office:value-type="string" calcext:value-type="string">
            <text:p>district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kazochnaya strana</text:p>
          </table:table-cell>
          <table:table-cell office:value-type="float" office:value="11" calcext:value-type="float">
            <text:p>11</text:p>
          </table:table-cell>
          <table:table-cell table:formula="of:=RANDBETWEEN(1; 8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iramidy</text:p>
          </table:table-cell>
          <table:table-cell office:value-type="float" office:value="7" calcext:value-type="float">
            <text:p>7</text:p>
          </table:table-cell>
          <table:table-cell table:formula="of:=RANDBETWEEN(1; 8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chernij zvon</text:p>
          </table:table-cell>
          <table:table-cell office:value-type="float" office:value="9" calcext:value-type="float">
            <text:p>9</text:p>
          </table:table-cell>
          <table:table-cell table:formula="of:=RANDBETWEEN(1; 8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ollizej</text:p>
          </table:table-cell>
          <table:table-cell office:value-type="float" office:value="8" calcext:value-type="float">
            <text:p>8</text:p>
          </table:table-cell>
          <table:table-cell table:formula="of:=RANDBETWEEN(1; 8)"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olshebnyj sad</text:p>
          </table:table-cell>
          <table:table-cell office:value-type="float" office:value="9" calcext:value-type="float">
            <text:p>9</text:p>
          </table:table-cell>
          <table:table-cell table:formula="of:=RANDBETWEEN(1; 8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ajskij raj</text:p>
          </table:table-cell>
          <table:table-cell office:value-type="float" office:value="7" calcext:value-type="float">
            <text:p>7</text:p>
          </table:table-cell>
          <table:table-cell table:formula="of:=RANDBETWEEN(1; 8)"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rmal'noe zhil'e</text:p>
          </table:table-cell>
          <table:table-cell office:value-type="float" office:value="11" calcext:value-type="float">
            <text:p>11</text:p>
          </table:table-cell>
          <table:table-cell table:formula="of:=RANDBETWEEN(1; 8)"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blizhnij svet</text:p>
          </table:table-cell>
          <table:table-cell office:value-type="float" office:value="5" calcext:value-type="float">
            <text:p>5</text:p>
          </table:table-cell>
          <table:table-cell table:formula="of:=RANDBETWEEN(1; 8)"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Zakol'com</text:p>
          </table:table-cell>
          <table:table-cell office:value-type="float" office:value="1" calcext:value-type="float">
            <text:p>1</text:p>
          </table:table-cell>
          <table:table-cell table:formula="of:=RANDBETWEEN(1; 8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apovednik</text:p>
          </table:table-cell>
          <table:table-cell office:value-type="float" office:value="2" calcext:value-type="float">
            <text:p>2</text:p>
          </table:table-cell>
          <table:table-cell table:formula="of:=RANDBETWEEN(1; 8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riroda-mat'</text:p>
          </table:table-cell>
          <table:table-cell office:value-type="float" office:value="8" calcext:value-type="float">
            <text:p>8</text:p>
          </table:table-cell>
          <table:table-cell table:formula="of:=RANDBETWEEN(1; 8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valka ryadom!</text:p>
          </table:table-cell>
          <table:table-cell office:value-type="float" office:value="11" calcext:value-type="float">
            <text:p>11</text:p>
          </table:table-cell>
          <table:table-cell table:formula="of:=RANDBETWEEN(1; 8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va u doma</text:p>
          </table:table-cell>
          <table:table-cell office:value-type="float" office:value="5" calcext:value-type="float">
            <text:p>5</text:p>
          </table:table-cell>
          <table:table-cell table:formula="of:=RANDBETWEEN(1; 8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ZHizn' u vody</text:p>
          </table:table-cell>
          <table:table-cell office:value-type="float" office:value="9" calcext:value-type="float">
            <text:p>9</text:p>
          </table:table-cell>
          <table:table-cell table:formula="of:=RANDBETWEEN(1; 8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cckaya perspektiva</text:p>
          </table:table-cell>
          <table:table-cell office:value-type="float" office:value="2" calcext:value-type="float">
            <text:p>2</text:p>
          </table:table-cell>
          <table:table-cell table:formula="of:=RANDBETWEEN(1; 8)" office:value-type="float" office:value="8" calcext:value-type="float">
            <text:p>8</text:p>
          </table:table-cell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&quot;client_&quot;&amp;[.A2]" office:value-type="string" office:string-value="client_1" calcext:value-type="string">
            <text:p>client_1</text:p>
          </table:table-cell>
          <table:table-cell table:style-name="ce4" office:value-type="string" calcext:value-type="string">
            <text:p>Brandi</text:p>
          </table:table-cell>
          <table:table-cell table:style-name="ce2" office:value-type="string" calcext:value-type="string">
            <text:p>Willi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&quot;client_&quot;&amp;[.A3]" office:value-type="string" office:string-value="client_2" calcext:value-type="string">
            <text:p>client_2</text:p>
          </table:table-cell>
          <table:table-cell table:style-name="ce4" office:value-type="string" calcext:value-type="string">
            <text:p>Jaime</text:p>
          </table:table-cell>
          <table:table-cell table:style-name="ce2" office:value-type="string" calcext:value-type="string">
            <text:p>Cobb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&quot;client_&quot;&amp;[.A4]" office:value-type="string" office:string-value="client_3" calcext:value-type="string">
            <text:p>client_3</text:p>
          </table:table-cell>
          <table:table-cell table:style-name="ce4" office:value-type="string" calcext:value-type="string">
            <text:p>Shirley</text:p>
          </table:table-cell>
          <table:table-cell table:style-name="ce2" office:value-type="string" calcext:value-type="string">
            <text:p>Pay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&quot;client_&quot;&amp;[.A5]" office:value-type="string" office:string-value="client_4" calcext:value-type="string">
            <text:p>client_4</text:p>
          </table:table-cell>
          <table:table-cell table:style-name="ce4" office:value-type="string" calcext:value-type="string">
            <text:p>Daryl</text:p>
          </table:table-cell>
          <table:table-cell table:style-name="ce2" office:value-type="string" calcext:value-type="string">
            <text:p>Crai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&quot;client_&quot;&amp;[.A6]" office:value-type="string" office:string-value="client_5" calcext:value-type="string">
            <text:p>client_5</text:p>
          </table:table-cell>
          <table:table-cell table:style-name="ce4" office:value-type="string" calcext:value-type="string">
            <text:p>Rachael</text:p>
          </table:table-cell>
          <table:table-cell table:style-name="ce5" office:value-type="string" calcext:value-type="string">
            <text:p>Williams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&quot;client_&quot;&amp;[.A7]" office:value-type="string" office:string-value="client_6" calcext:value-type="string">
            <text:p>client_6</text:p>
          </table:table-cell>
          <table:table-cell table:style-name="ce4" office:value-type="string" calcext:value-type="string">
            <text:p>Sara</text:p>
          </table:table-cell>
          <table:table-cell table:style-name="ce5" office:value-type="string" calcext:value-type="string">
            <text:p>Jorda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&quot;client_&quot;&amp;[.A8]" office:value-type="string" office:string-value="client_7" calcext:value-type="string">
            <text:p>client_7</text:p>
          </table:table-cell>
          <table:table-cell table:style-name="ce4" office:value-type="string" calcext:value-type="string">
            <text:p>Earl</text:p>
          </table:table-cell>
          <table:table-cell table:style-name="ce5" office:value-type="string" calcext:value-type="string">
            <text:p>Lloy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&quot;client_&quot;&amp;[.A9]" office:value-type="string" office:string-value="client_8" calcext:value-type="string">
            <text:p>client_8</text:p>
          </table:table-cell>
          <table:table-cell table:style-name="ce4" office:value-type="string" calcext:value-type="string">
            <text:p>Toby</text:p>
          </table:table-cell>
          <table:table-cell table:style-name="ce2" office:value-type="string" calcext:value-type="string">
            <text:p>Robert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&quot;client_&quot;&amp;[.A10]" office:value-type="string" office:string-value="client_9" calcext:value-type="string">
            <text:p>client_9</text:p>
          </table:table-cell>
          <table:table-cell table:style-name="ce4" office:value-type="string" calcext:value-type="string">
            <text:p>Duane</text:p>
          </table:table-cell>
          <table:table-cell table:style-name="ce2" office:value-type="string" calcext:value-type="string">
            <text:p>Mcge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&quot;client_&quot;&amp;[.A11]" office:value-type="string" office:string-value="client_10" calcext:value-type="string">
            <text:p>client_10</text:p>
          </table:table-cell>
          <table:table-cell table:style-name="ce4" office:value-type="string" calcext:value-type="string">
            <text:p>Emanuel</text:p>
          </table:table-cell>
          <table:table-cell table:style-name="ce5" office:value-type="string" calcext:value-type="string">
            <text:p>Tayl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&quot;client_&quot;&amp;[.A12]" office:value-type="string" office:string-value="client_11" calcext:value-type="string">
            <text:p>client_1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Griffith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&quot;client_&quot;&amp;[.A13]" office:value-type="string" office:string-value="client_12" calcext:value-type="string">
            <text:p>client_12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Becke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&quot;client_&quot;&amp;[.A14]" office:value-type="string" office:string-value="client_13" calcext:value-type="string">
            <text:p>client_13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Blair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&quot;client_&quot;&amp;[.A15]" office:value-type="string" office:string-value="client_14" calcext:value-type="string">
            <text:p>client_14</text:p>
          </table:table-cell>
          <table:table-cell office:value-type="string" calcext:value-type="string">
            <text:p>Erma</text:p>
          </table:table-cell>
          <table:table-cell office:value-type="string" calcext:value-type="string">
            <text:p>Bishop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&quot;client_&quot;&amp;[.A16]" office:value-type="string" office:string-value="client_15" calcext:value-type="string">
            <text:p>client_15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Daniel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&quot;client_&quot;&amp;[.A17]" office:value-type="string" office:string-value="client_16" calcext:value-type="string">
            <text:p>client_16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Hill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&quot;client_&quot;&amp;[.A18]" office:value-type="string" office:string-value="client_17" calcext:value-type="string">
            <text:p>client_17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Vaugh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&quot;client_&quot;&amp;[.A19]" office:value-type="string" office:string-value="client_18" calcext:value-type="string">
            <text:p>client_1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arso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&quot;client_&quot;&amp;[.A20]" office:value-type="string" office:string-value="client_19" calcext:value-type="string">
            <text:p>client_19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Richard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&quot;client_&quot;&amp;[.A21]" office:value-type="string" office:string-value="client_20" calcext:value-type="string">
            <text:p>client_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Gibb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&quot;client_&quot;&amp;[.A22]" office:value-type="string" office:string-value="client_21" calcext:value-type="string">
            <text:p>client_2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Jenkin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&quot;client_&quot;&amp;[.A23]" office:value-type="string" office:string-value="client_22" calcext:value-type="string">
            <text:p>client_2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ander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&quot;client_&quot;&amp;[.A24]" office:value-type="string" office:string-value="client_23" calcext:value-type="string">
            <text:p>client_23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elch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&quot;client_&quot;&amp;[.A25]" office:value-type="string" office:string-value="client_24" calcext:value-type="string">
            <text:p>client_24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Huff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&quot;client_&quot;&amp;[.A26]" office:value-type="string" office:string-value="client_25" calcext:value-type="string">
            <text:p>client_2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yr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&quot;client_&quot;&amp;[.A27]" office:value-type="string" office:string-value="client_26" calcext:value-type="string">
            <text:p>client_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Patton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&quot;client_&quot;&amp;[.A28]" office:value-type="string" office:string-value="client_27" calcext:value-type="string">
            <text:p>client_27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Obrien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&quot;client_&quot;&amp;[.A29]" office:value-type="string" office:string-value="client_28" calcext:value-type="string">
            <text:p>client_28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Sanchez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&quot;client_&quot;&amp;[.A30]" office:value-type="string" office:string-value="client_29" calcext:value-type="string">
            <text:p>client_29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Harriso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&quot;client_&quot;&amp;[.A31]" office:value-type="string" office:string-value="client_30" calcext:value-type="string">
            <text:p>client_3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Hugh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&quot;client_&quot;&amp;[.A32]" office:value-type="string" office:string-value="client_31" calcext:value-type="string">
            <text:p>client_3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Barrett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&quot;client_&quot;&amp;[.A33]" office:value-type="string" office:string-value="client_32" calcext:value-type="string">
            <text:p>client_32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Ramsey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&quot;client_&quot;&amp;[.A34]" office:value-type="string" office:string-value="client_33" calcext:value-type="string">
            <text:p>client_33</text:p>
          </table:table-cell>
          <table:table-cell office:value-type="string" calcext:value-type="string">
            <text:p>Kristopher</text:p>
          </table:table-cell>
          <table:table-cell office:value-type="string" calcext:value-type="string">
            <text:p>Gregory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&quot;client_&quot;&amp;[.A35]" office:value-type="string" office:string-value="client_34" calcext:value-type="string">
            <text:p>client_34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Wheeler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&quot;client_&quot;&amp;[.A36]" office:value-type="string" office:string-value="client_35" calcext:value-type="string">
            <text:p>client_35</text:p>
          </table:table-cell>
          <table:table-cell office:value-type="string" calcext:value-type="string">
            <text:p>Marlon</text:p>
          </table:table-cell>
          <table:table-cell office:value-type="string" calcext:value-type="string">
            <text:p>Myer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&quot;client_&quot;&amp;[.A37]" office:value-type="string" office:string-value="client_36" calcext:value-type="string">
            <text:p>client_36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Adkin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&quot;client_&quot;&amp;[.A38]" office:value-type="string" office:string-value="client_37" calcext:value-type="string">
            <text:p>client_37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Hoga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&quot;client_&quot;&amp;[.A39]" office:value-type="string" office:string-value="client_38" calcext:value-type="string">
            <text:p>client_38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Littl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&quot;client_&quot;&amp;[.A40]" office:value-type="string" office:string-value="client_39" calcext:value-type="string">
            <text:p>client_39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Chapman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&quot;client_&quot;&amp;[.A41]" office:value-type="string" office:string-value="client_40" calcext:value-type="string">
            <text:p>client_40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Russell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&quot;client_&quot;&amp;[.A42]" office:value-type="string" office:string-value="client_41" calcext:value-type="string">
            <text:p>client_41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Bas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&quot;client_&quot;&amp;[.A43]" office:value-type="string" office:string-value="client_42" calcext:value-type="string">
            <text:p>client_42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Larso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&quot;client_&quot;&amp;[.A44]" office:value-type="string" office:string-value="client_43" calcext:value-type="string">
            <text:p>client_4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teel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&quot;client_&quot;&amp;[.A45]" office:value-type="string" office:string-value="client_44" calcext:value-type="string">
            <text:p>client_44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&quot;client_&quot;&amp;[.A46]" office:value-type="string" office:string-value="client_45" calcext:value-type="string">
            <text:p>client_45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Porter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&quot;client_&quot;&amp;[.A47]" office:value-type="string" office:string-value="client_46" calcext:value-type="string">
            <text:p>client_46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ain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&quot;client_&quot;&amp;[.A48]" office:value-type="string" office:string-value="client_47" calcext:value-type="string">
            <text:p>client_47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Mos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&quot;client_&quot;&amp;[.A49]" office:value-type="string" office:string-value="client_48" calcext:value-type="string">
            <text:p>client_48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Goodman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&quot;client_&quot;&amp;[.A50]" office:value-type="string" office:string-value="client_49" calcext:value-type="string">
            <text:p>client_49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Castill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&quot;client_&quot;&amp;[.A51]" office:value-type="string" office:string-value="client_50" calcext:value-type="string">
            <text:p>client_50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Nunez</text:p>
          </table:table-cell>
        </table:table-row>
      </table:table>
      <table:table table:name="app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2"/>
        <table:table-row table:style-name="ro2">
          <table:table-cell office:value-type="string" calcext:value-type="string">
            <text:p>id</text:p>
          </table:table-cell>
          <table:table-cell table:style-name="ce6" office:value-type="string" calcext:value-type="string">
            <text:p>square</text:p>
          </table:table-cell>
          <table:table-cell table:style-name="ce9" office:value-type="string" calcext:value-type="string">
            <text:p>room_num</text:p>
          </table:table-cell>
          <table:table-cell table:style-name="ce11" office:value-type="string" calcext:value-type="string">
            <text:p>project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table:formula="of:=RANDBETWEEN(25; 300)" office:value-type="float" office:value="266" calcext:value-type="float">
            <text:p>26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RANDBETWEEN(25; 300)" office:value-type="float" office:value="36" calcext:value-type="float">
            <text:p>3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RANDBETWEEN(25; 300)" office:value-type="float" office:value="175" calcext:value-type="float">
            <text:p>175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RANDBETWEEN(25; 300)" office:value-type="float" office:value="42" calcext:value-type="float">
            <text:p>4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RANDBETWEEN(25; 300)" office:value-type="float" office:value="165" calcext:value-type="float">
            <text:p>165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RANDBETWEEN(25; 300)" office:value-type="float" office:value="188" calcext:value-type="float">
            <text:p>18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RANDBETWEEN(25; 300)" office:value-type="float" office:value="260" calcext:value-type="float">
            <text:p>260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RANDBETWEEN(25; 300)" office:value-type="float" office:value="117" calcext:value-type="float">
            <text:p>117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RANDBETWEEN(25; 300)" office:value-type="float" office:value="172" calcext:value-type="float">
            <text:p>17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RANDBETWEEN(25; 300)" office:value-type="float" office:value="91" calcext:value-type="float">
            <text:p>91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RANDBETWEEN(25; 300)" office:value-type="float" office:value="203" calcext:value-type="float">
            <text:p>20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RANDBETWEEN(25; 300)" office:value-type="float" office:value="239" calcext:value-type="float">
            <text:p>23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RANDBETWEEN(25; 300)" office:value-type="float" office:value="46" calcext:value-type="float">
            <text:p>4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RANDBETWEEN(25; 300)" office:value-type="float" office:value="222" calcext:value-type="float">
            <text:p>22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RANDBETWEEN(25; 300)" office:value-type="float" office:value="279" calcext:value-type="float">
            <text:p>279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RANDBETWEEN(25; 300)" office:value-type="float" office:value="88" calcext:value-type="float">
            <text:p>8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RANDBETWEEN(25; 300)" office:value-type="float" office:value="258" calcext:value-type="float">
            <text:p>258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RANDBETWEEN(25; 300)" office:value-type="float" office:value="107" calcext:value-type="float">
            <text:p>10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RANDBETWEEN(25; 300)" office:value-type="float" office:value="287" calcext:value-type="float">
            <text:p>28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RANDBETWEEN(25; 300)" office:value-type="float" office:value="96" calcext:value-type="float">
            <text:p>9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RANDBETWEEN(25; 300)" office:value-type="float" office:value="179" calcext:value-type="float">
            <text:p>17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RANDBETWEEN(25; 300)" office:value-type="float" office:value="31" calcext:value-type="float">
            <text:p>3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RANDBETWEEN(25; 300)" office:value-type="float" office:value="264" calcext:value-type="float">
            <text:p>26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RANDBETWEEN(25; 300)" office:value-type="float" office:value="76" calcext:value-type="float">
            <text:p>7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RANDBETWEEN(25; 300)" office:value-type="float" office:value="105" calcext:value-type="float">
            <text:p>10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RANDBETWEEN(25; 300)" office:value-type="float" office:value="217" calcext:value-type="float">
            <text:p>21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RANDBETWEEN(25; 300)" office:value-type="float" office:value="242" calcext:value-type="float">
            <text:p>24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RANDBETWEEN(25; 300)" office:value-type="float" office:value="197" calcext:value-type="float">
            <text:p>19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RANDBETWEEN(25; 300)" office:value-type="float" office:value="34" calcext:value-type="float">
            <text:p>3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RANDBETWEEN(25; 300)" office:value-type="float" office:value="91" calcext:value-type="float">
            <text:p>9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RANDBETWEEN(25; 300)" office:value-type="float" office:value="259" calcext:value-type="float">
            <text:p>25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RANDBETWEEN(25; 300)" office:value-type="float" office:value="269" calcext:value-type="float">
            <text:p>26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RANDBETWEEN(25; 300)" office:value-type="float" office:value="78" calcext:value-type="float">
            <text:p>78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RANDBETWEEN(25; 300)" office:value-type="float" office:value="126" calcext:value-type="float">
            <text:p>12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RANDBETWEEN(25; 300)" office:value-type="float" office:value="208" calcext:value-type="float">
            <text:p>208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RANDBETWEEN(25; 300)" office:value-type="float" office:value="139" calcext:value-type="float">
            <text:p>139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RANDBETWEEN(25; 300)" office:value-type="float" office:value="209" calcext:value-type="float">
            <text:p>209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RANDBETWEEN(25; 300)" office:value-type="float" office:value="213" calcext:value-type="float">
            <text:p>21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RANDBETWEEN(25; 300)" office:value-type="float" office:value="165" calcext:value-type="float">
            <text:p>16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RANDBETWEEN(25; 300)" office:value-type="float" office:value="90" calcext:value-type="float">
            <text:p>90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RANDBETWEEN(25; 300)" office:value-type="float" office:value="231" calcext:value-type="float">
            <text:p>23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RANDBETWEEN(25; 300)" office:value-type="float" office:value="265" calcext:value-type="float">
            <text:p>265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RANDBETWEEN(25; 300)" office:value-type="float" office:value="287" calcext:value-type="float">
            <text:p>28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RANDBETWEEN(25; 300)" office:value-type="float" office:value="156" calcext:value-type="float">
            <text:p>15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RANDBETWEEN(25; 300)" office:value-type="float" office:value="243" calcext:value-type="float">
            <text:p>243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RANDBETWEEN(25; 300)" office:value-type="float" office:value="256" calcext:value-type="float">
            <text:p>25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RANDBETWEEN(25; 300)" office:value-type="float" office:value="119" calcext:value-type="float">
            <text:p>11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RANDBETWEEN(25; 300)" office:value-type="float" office:value="206" calcext:value-type="float">
            <text:p>20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RANDBETWEEN(25; 300)" office:value-type="float" office:value="198" calcext:value-type="float">
            <text:p>198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RANDBETWEEN(25; 300)" office:value-type="float" office:value="101" calcext:value-type="float">
            <text:p>10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RANDBETWEEN(25; 300)" office:value-type="float" office:value="295" calcext:value-type="float">
            <text:p>295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RANDBETWEEN(25; 300)" office:value-type="float" office:value="58" calcext:value-type="float">
            <text:p>58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RANDBETWEEN(25; 300)" office:value-type="float" office:value="61" calcext:value-type="float">
            <text:p>6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RANDBETWEEN(25; 300)" office:value-type="float" office:value="236" calcext:value-type="float">
            <text:p>23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RANDBETWEEN(25; 300)" office:value-type="float" office:value="281" calcext:value-type="float">
            <text:p>28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RANDBETWEEN(25; 300)" office:value-type="float" office:value="70" calcext:value-type="float">
            <text:p>70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RANDBETWEEN(25; 300)" office:value-type="float" office:value="263" calcext:value-type="float">
            <text:p>26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RANDBETWEEN(25; 300)" office:value-type="float" office:value="103" calcext:value-type="float">
            <text:p>10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RANDBETWEEN(25; 300)" office:value-type="float" office:value="199" calcext:value-type="float">
            <text:p>19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RANDBETWEEN(25; 300)" office:value-type="float" office:value="166" calcext:value-type="float">
            <text:p>16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RANDBETWEEN(25; 300)" office:value-type="float" office:value="235" calcext:value-type="float">
            <text:p>235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RANDBETWEEN(25; 300)" office:value-type="float" office:value="129" calcext:value-type="float">
            <text:p>12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RANDBETWEEN(25; 300)" office:value-type="float" office:value="60" calcext:value-type="float">
            <text:p>60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RANDBETWEEN(25; 300)" office:value-type="float" office:value="149" calcext:value-type="float">
            <text:p>14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RANDBETWEEN(25; 300)" office:value-type="float" office:value="261" calcext:value-type="float">
            <text:p>26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RANDBETWEEN(25; 300)" office:value-type="float" office:value="58" calcext:value-type="float">
            <text:p>58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RANDBETWEEN(25; 300)" office:value-type="float" office:value="72" calcext:value-type="float">
            <text:p>7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RANDBETWEEN(25; 300)" office:value-type="float" office:value="197" calcext:value-type="float">
            <text:p>19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RANDBETWEEN(25; 300)" office:value-type="float" office:value="262" calcext:value-type="float">
            <text:p>26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RANDBETWEEN(25; 300)" office:value-type="float" office:value="201" calcext:value-type="float">
            <text:p>201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RANDBETWEEN(25; 300)" office:value-type="float" office:value="246" calcext:value-type="float">
            <text:p>24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RANDBETWEEN(25; 300)" office:value-type="float" office:value="153" calcext:value-type="float">
            <text:p>15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RANDBETWEEN(25; 300)" office:value-type="float" office:value="294" calcext:value-type="float">
            <text:p>29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RANDBETWEEN(25; 300)" office:value-type="float" office:value="259" calcext:value-type="float">
            <text:p>25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RANDBETWEEN(25; 300)" office:value-type="float" office:value="279" calcext:value-type="float">
            <text:p>279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RANDBETWEEN(25; 300)" office:value-type="float" office:value="55" calcext:value-type="float">
            <text:p>5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RANDBETWEEN(25; 300)" office:value-type="float" office:value="44" calcext:value-type="float">
            <text:p>4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RANDBETWEEN(25; 300)" office:value-type="float" office:value="201" calcext:value-type="float">
            <text:p>201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RANDBETWEEN(25; 300)" office:value-type="float" office:value="92" calcext:value-type="float">
            <text:p>9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RANDBETWEEN(25; 300)" office:value-type="float" office:value="241" calcext:value-type="float">
            <text:p>24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RANDBETWEEN(25; 300)" office:value-type="float" office:value="172" calcext:value-type="float">
            <text:p>17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RANDBETWEEN(25; 300)" office:value-type="float" office:value="247" calcext:value-type="float">
            <text:p>24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RANDBETWEEN(25; 300)" office:value-type="float" office:value="101" calcext:value-type="float">
            <text:p>10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RANDBETWEEN(25; 300)" office:value-type="float" office:value="230" calcext:value-type="float">
            <text:p>230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RANDBETWEEN(25; 300)" office:value-type="float" office:value="258" calcext:value-type="float">
            <text:p>25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RANDBETWEEN(25; 300)" office:value-type="float" office:value="149" calcext:value-type="float">
            <text:p>14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RANDBETWEEN(25; 300)" office:value-type="float" office:value="165" calcext:value-type="float">
            <text:p>16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RANDBETWEEN(25; 300)" office:value-type="float" office:value="159" calcext:value-type="float">
            <text:p>15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RANDBETWEEN(25; 300)" office:value-type="float" office:value="153" calcext:value-type="float">
            <text:p>15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RANDBETWEEN(25; 300)" office:value-type="float" office:value="168" calcext:value-type="float">
            <text:p>168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RANDBETWEEN(25; 300)" office:value-type="float" office:value="241" calcext:value-type="float">
            <text:p>241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RANDBETWEEN(25; 300)" office:value-type="float" office:value="28" calcext:value-type="float">
            <text:p>2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RANDBETWEEN(25; 300)" office:value-type="float" office:value="244" calcext:value-type="float">
            <text:p>24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RANDBETWEEN(25; 300)" office:value-type="float" office:value="96" calcext:value-type="float">
            <text:p>9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7" table:formula="of:=RANDBETWEEN(25; 300)" office:value-type="float" office:value="293" calcext:value-type="float">
            <text:p>29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7" table:formula="of:=RANDBETWEEN(25; 300)" office:value-type="float" office:value="61" calcext:value-type="float">
            <text:p>6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7" table:formula="of:=RANDBETWEEN(25; 300)" office:value-type="float" office:value="175" calcext:value-type="float">
            <text:p>175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7" table:formula="of:=RANDBETWEEN(25; 300)" office:value-type="float" office:value="177" calcext:value-type="float">
            <text:p>17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7" table:formula="of:=RANDBETWEEN(25; 300)" office:value-type="float" office:value="201" calcext:value-type="float">
            <text:p>201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table:formula="of:=RANDBETWEEN(25; 300)" office:value-type="float" office:value="281" calcext:value-type="float">
            <text:p>28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7" table:formula="of:=RANDBETWEEN(25; 300)" office:value-type="float" office:value="141" calcext:value-type="float">
            <text:p>14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7" table:formula="of:=RANDBETWEEN(25; 300)" office:value-type="float" office:value="50" calcext:value-type="float">
            <text:p>50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7" table:formula="of:=RANDBETWEEN(25; 300)" office:value-type="float" office:value="234" calcext:value-type="float">
            <text:p>23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7" table:formula="of:=RANDBETWEEN(25; 300)" office:value-type="float" office:value="27" calcext:value-type="float">
            <text:p>27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7" table:formula="of:=RANDBETWEEN(25; 300)" office:value-type="float" office:value="55" calcext:value-type="float">
            <text:p>55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7" table:formula="of:=RANDBETWEEN(25; 300)" office:value-type="float" office:value="175" calcext:value-type="float">
            <text:p>175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7" table:formula="of:=RANDBETWEEN(25; 300)" office:value-type="float" office:value="186" calcext:value-type="float">
            <text:p>18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7" table:formula="of:=RANDBETWEEN(25; 300)" office:value-type="float" office:value="202" calcext:value-type="float">
            <text:p>20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7" table:formula="of:=RANDBETWEEN(25; 300)" office:value-type="float" office:value="119" calcext:value-type="float">
            <text:p>11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7" table:formula="of:=RANDBETWEEN(25; 300)" office:value-type="float" office:value="245" calcext:value-type="float">
            <text:p>24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7" table:formula="of:=RANDBETWEEN(25; 300)" office:value-type="float" office:value="104" calcext:value-type="float">
            <text:p>104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7" table:formula="of:=RANDBETWEEN(25; 300)" office:value-type="float" office:value="141" calcext:value-type="float">
            <text:p>141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7" table:formula="of:=RANDBETWEEN(25; 300)" office:value-type="float" office:value="137" calcext:value-type="float">
            <text:p>13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7" table:formula="of:=RANDBETWEEN(25; 300)" office:value-type="float" office:value="232" calcext:value-type="float">
            <text:p>23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7" table:formula="of:=RANDBETWEEN(25; 300)" office:value-type="float" office:value="134" calcext:value-type="float">
            <text:p>13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7" table:formula="of:=RANDBETWEEN(25; 300)" office:value-type="float" office:value="293" calcext:value-type="float">
            <text:p>29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7" table:formula="of:=RANDBETWEEN(25; 300)" office:value-type="float" office:value="41" calcext:value-type="float">
            <text:p>4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7" table:formula="of:=RANDBETWEEN(25; 300)" office:value-type="float" office:value="279" calcext:value-type="float">
            <text:p>27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7" table:formula="of:=RANDBETWEEN(25; 300)" office:value-type="float" office:value="142" calcext:value-type="float">
            <text:p>14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7" table:formula="of:=RANDBETWEEN(25; 300)" office:value-type="float" office:value="211" calcext:value-type="float">
            <text:p>21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7" table:formula="of:=RANDBETWEEN(25; 300)" office:value-type="float" office:value="32" calcext:value-type="float">
            <text:p>3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7" table:formula="of:=RANDBETWEEN(25; 300)" office:value-type="float" office:value="271" calcext:value-type="float">
            <text:p>27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7" table:formula="of:=RANDBETWEEN(25; 300)" office:value-type="float" office:value="223" calcext:value-type="float">
            <text:p>22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7" table:formula="of:=RANDBETWEEN(25; 300)" office:value-type="float" office:value="143" calcext:value-type="float">
            <text:p>14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7" table:formula="of:=RANDBETWEEN(25; 300)" office:value-type="float" office:value="211" calcext:value-type="float">
            <text:p>211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7" table:formula="of:=RANDBETWEEN(25; 300)" office:value-type="float" office:value="76" calcext:value-type="float">
            <text:p>7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7" table:formula="of:=RANDBETWEEN(25; 300)" office:value-type="float" office:value="277" calcext:value-type="float">
            <text:p>27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7" table:formula="of:=RANDBETWEEN(25; 300)" office:value-type="float" office:value="278" calcext:value-type="float">
            <text:p>278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7" table:formula="of:=RANDBETWEEN(25; 300)" office:value-type="float" office:value="270" calcext:value-type="float">
            <text:p>270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7" table:formula="of:=RANDBETWEEN(25; 300)" office:value-type="float" office:value="144" calcext:value-type="float">
            <text:p>144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7" table:formula="of:=RANDBETWEEN(25; 300)" office:value-type="float" office:value="71" calcext:value-type="float">
            <text:p>7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7" table:formula="of:=RANDBETWEEN(25; 300)" office:value-type="float" office:value="198" calcext:value-type="float">
            <text:p>198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7" table:formula="of:=RANDBETWEEN(25; 300)" office:value-type="float" office:value="235" calcext:value-type="float">
            <text:p>235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7" table:formula="of:=RANDBETWEEN(25; 300)" office:value-type="float" office:value="76" calcext:value-type="float">
            <text:p>7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7" table:formula="of:=RANDBETWEEN(25; 300)" office:value-type="float" office:value="232" calcext:value-type="float">
            <text:p>232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7" table:formula="of:=RANDBETWEEN(25; 300)" office:value-type="float" office:value="190" calcext:value-type="float">
            <text:p>190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7" table:formula="of:=RANDBETWEEN(25; 300)" office:value-type="float" office:value="213" calcext:value-type="float">
            <text:p>213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7" table:formula="of:=RANDBETWEEN(25; 300)" office:value-type="float" office:value="266" calcext:value-type="float">
            <text:p>26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7" table:formula="of:=RANDBETWEEN(25; 300)" office:value-type="float" office:value="217" calcext:value-type="float">
            <text:p>21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7" table:formula="of:=RANDBETWEEN(25; 300)" office:value-type="float" office:value="207" calcext:value-type="float">
            <text:p>20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7" table:formula="of:=RANDBETWEEN(25; 300)" office:value-type="float" office:value="187" calcext:value-type="float">
            <text:p>187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7" table:formula="of:=RANDBETWEEN(25; 300)" office:value-type="float" office:value="64" calcext:value-type="float">
            <text:p>6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7" table:formula="of:=RANDBETWEEN(25; 300)" office:value-type="float" office:value="187" calcext:value-type="float">
            <text:p>18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7" table:formula="of:=RANDBETWEEN(25; 300)" office:value-type="float" office:value="66" calcext:value-type="float">
            <text:p>6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7" table:formula="of:=RANDBETWEEN(25; 300)" office:value-type="float" office:value="223" calcext:value-type="float">
            <text:p>22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7" table:formula="of:=RANDBETWEEN(25; 300)" office:value-type="float" office:value="108" calcext:value-type="float">
            <text:p>108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7" table:formula="of:=RANDBETWEEN(25; 300)" office:value-type="float" office:value="112" calcext:value-type="float">
            <text:p>11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7" table:formula="of:=RANDBETWEEN(25; 300)" office:value-type="float" office:value="97" calcext:value-type="float">
            <text:p>9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7" table:formula="of:=RANDBETWEEN(25; 300)" office:value-type="float" office:value="277" calcext:value-type="float">
            <text:p>27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7" table:formula="of:=RANDBETWEEN(25; 300)" office:value-type="float" office:value="179" calcext:value-type="float">
            <text:p>17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7" table:formula="of:=RANDBETWEEN(25; 300)" office:value-type="float" office:value="192" calcext:value-type="float">
            <text:p>192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7" table:formula="of:=RANDBETWEEN(25; 300)" office:value-type="float" office:value="244" calcext:value-type="float">
            <text:p>24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7" table:formula="of:=RANDBETWEEN(25; 300)" office:value-type="float" office:value="186" calcext:value-type="float">
            <text:p>18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7" table:formula="of:=RANDBETWEEN(25; 300)" office:value-type="float" office:value="237" calcext:value-type="float">
            <text:p>237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7" table:formula="of:=RANDBETWEEN(25; 300)" office:value-type="float" office:value="281" calcext:value-type="float">
            <text:p>28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7" table:formula="of:=RANDBETWEEN(25; 300)" office:value-type="float" office:value="208" calcext:value-type="float">
            <text:p>208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7" table:formula="of:=RANDBETWEEN(25; 300)" office:value-type="float" office:value="219" calcext:value-type="float">
            <text:p>21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7" table:formula="of:=RANDBETWEEN(25; 300)" office:value-type="float" office:value="64" calcext:value-type="float">
            <text:p>6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7" table:formula="of:=RANDBETWEEN(25; 300)" office:value-type="float" office:value="252" calcext:value-type="float">
            <text:p>252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7" table:formula="of:=RANDBETWEEN(25; 300)" office:value-type="float" office:value="148" calcext:value-type="float">
            <text:p>148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7" table:formula="of:=RANDBETWEEN(25; 300)" office:value-type="float" office:value="217" calcext:value-type="float">
            <text:p>21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7" table:formula="of:=RANDBETWEEN(25; 300)" office:value-type="float" office:value="271" calcext:value-type="float">
            <text:p>27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7" table:formula="of:=RANDBETWEEN(25; 300)" office:value-type="float" office:value="96" calcext:value-type="float">
            <text:p>9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7" table:formula="of:=RANDBETWEEN(25; 300)" office:value-type="float" office:value="124" calcext:value-type="float">
            <text:p>12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7" table:formula="of:=RANDBETWEEN(25; 300)" office:value-type="float" office:value="126" calcext:value-type="float">
            <text:p>12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7" table:formula="of:=RANDBETWEEN(25; 300)" office:value-type="float" office:value="64" calcext:value-type="float">
            <text:p>6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7" table:formula="of:=RANDBETWEEN(25; 300)" office:value-type="float" office:value="57" calcext:value-type="float">
            <text:p>5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7" table:formula="of:=RANDBETWEEN(25; 300)" office:value-type="float" office:value="229" calcext:value-type="float">
            <text:p>229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7" table:formula="of:=RANDBETWEEN(25; 300)" office:value-type="float" office:value="137" calcext:value-type="float">
            <text:p>13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7" table:formula="of:=RANDBETWEEN(25; 300)" office:value-type="float" office:value="205" calcext:value-type="float">
            <text:p>20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7" table:formula="of:=RANDBETWEEN(25; 300)" office:value-type="float" office:value="147" calcext:value-type="float">
            <text:p>14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7" table:formula="of:=RANDBETWEEN(25; 300)" office:value-type="float" office:value="106" calcext:value-type="float">
            <text:p>10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7" table:formula="of:=RANDBETWEEN(25; 300)" office:value-type="float" office:value="204" calcext:value-type="float">
            <text:p>20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7" table:formula="of:=RANDBETWEEN(25; 300)" office:value-type="float" office:value="204" calcext:value-type="float">
            <text:p>20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7" table:formula="of:=RANDBETWEEN(25; 300)" office:value-type="float" office:value="93" calcext:value-type="float">
            <text:p>9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7" table:formula="of:=RANDBETWEEN(25; 300)" office:value-type="float" office:value="97" calcext:value-type="float">
            <text:p>9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7" table:formula="of:=RANDBETWEEN(25; 300)" office:value-type="float" office:value="166" calcext:value-type="float">
            <text:p>16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7" table:formula="of:=RANDBETWEEN(25; 300)" office:value-type="float" office:value="191" calcext:value-type="float">
            <text:p>191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7" table:formula="of:=RANDBETWEEN(25; 300)" office:value-type="float" office:value="43" calcext:value-type="float">
            <text:p>4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7" table:formula="of:=RANDBETWEEN(25; 300)" office:value-type="float" office:value="146" calcext:value-type="float">
            <text:p>14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7" table:formula="of:=RANDBETWEEN(25; 300)" office:value-type="float" office:value="294" calcext:value-type="float">
            <text:p>294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7" table:formula="of:=RANDBETWEEN(25; 300)" office:value-type="float" office:value="183" calcext:value-type="float">
            <text:p>183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7" table:formula="of:=RANDBETWEEN(25; 300)" office:value-type="float" office:value="279" calcext:value-type="float">
            <text:p>27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7" table:formula="of:=RANDBETWEEN(25; 300)" office:value-type="float" office:value="298" calcext:value-type="float">
            <text:p>29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7" table:formula="of:=RANDBETWEEN(25; 300)" office:value-type="float" office:value="259" calcext:value-type="float">
            <text:p>25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7" table:formula="of:=RANDBETWEEN(25; 300)" office:value-type="float" office:value="277" calcext:value-type="float">
            <text:p>27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7" table:formula="of:=RANDBETWEEN(25; 300)" office:value-type="float" office:value="172" calcext:value-type="float">
            <text:p>17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7" table:formula="of:=RANDBETWEEN(25; 300)" office:value-type="float" office:value="252" calcext:value-type="float">
            <text:p>252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7" table:formula="of:=RANDBETWEEN(25; 300)" office:value-type="float" office:value="128" calcext:value-type="float">
            <text:p>128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7" table:formula="of:=RANDBETWEEN(25; 300)" office:value-type="float" office:value="235" calcext:value-type="float">
            <text:p>23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7" table:formula="of:=RANDBETWEEN(25; 300)" office:value-type="float" office:value="66" calcext:value-type="float">
            <text:p>6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7" table:formula="of:=RANDBETWEEN(25; 300)" office:value-type="float" office:value="77" calcext:value-type="float">
            <text:p>7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7" table:formula="of:=RANDBETWEEN(25; 300)" office:value-type="float" office:value="44" calcext:value-type="float">
            <text:p>4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7" table:formula="of:=RANDBETWEEN(25; 300)" office:value-type="float" office:value="212" calcext:value-type="float">
            <text:p>212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7" table:formula="of:=RANDBETWEEN(25; 300)" office:value-type="float" office:value="204" calcext:value-type="float">
            <text:p>20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7" table:formula="of:=RANDBETWEEN(25; 300)" office:value-type="float" office:value="205" calcext:value-type="float">
            <text:p>20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7" table:formula="of:=RANDBETWEEN(25; 300)" office:value-type="float" office:value="282" calcext:value-type="float">
            <text:p>28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7" table:formula="of:=RANDBETWEEN(25; 300)" office:value-type="float" office:value="202" calcext:value-type="float">
            <text:p>202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7" table:formula="of:=RANDBETWEEN(25; 300)" office:value-type="float" office:value="109" calcext:value-type="float">
            <text:p>10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7" table:formula="of:=RANDBETWEEN(25; 300)" office:value-type="float" office:value="44" calcext:value-type="float">
            <text:p>4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7" table:formula="of:=RANDBETWEEN(25; 300)" office:value-type="float" office:value="292" calcext:value-type="float">
            <text:p>29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7" table:formula="of:=RANDBETWEEN(25; 300)" office:value-type="float" office:value="39" calcext:value-type="float">
            <text:p>3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7" table:formula="of:=RANDBETWEEN(25; 300)" office:value-type="float" office:value="243" calcext:value-type="float">
            <text:p>24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7" table:formula="of:=RANDBETWEEN(25; 300)" office:value-type="float" office:value="298" calcext:value-type="float">
            <text:p>298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7" table:formula="of:=RANDBETWEEN(25; 300)" office:value-type="float" office:value="25" calcext:value-type="float">
            <text:p>2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7" table:formula="of:=RANDBETWEEN(25; 300)" office:value-type="float" office:value="232" calcext:value-type="float">
            <text:p>23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7" table:formula="of:=RANDBETWEEN(25; 300)" office:value-type="float" office:value="242" calcext:value-type="float">
            <text:p>24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7" table:formula="of:=RANDBETWEEN(25; 300)" office:value-type="float" office:value="173" calcext:value-type="float">
            <text:p>173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7" table:formula="of:=RANDBETWEEN(25; 300)" office:value-type="float" office:value="239" calcext:value-type="float">
            <text:p>23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7" table:formula="of:=RANDBETWEEN(25; 300)" office:value-type="float" office:value="245" calcext:value-type="float">
            <text:p>24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7" table:formula="of:=RANDBETWEEN(25; 300)" office:value-type="float" office:value="73" calcext:value-type="float">
            <text:p>7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7" table:formula="of:=RANDBETWEEN(25; 300)" office:value-type="float" office:value="91" calcext:value-type="float">
            <text:p>9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7" table:formula="of:=RANDBETWEEN(25; 300)" office:value-type="float" office:value="135" calcext:value-type="float">
            <text:p>13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7" table:formula="of:=RANDBETWEEN(25; 300)" office:value-type="float" office:value="73" calcext:value-type="float">
            <text:p>7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7" table:formula="of:=RANDBETWEEN(25; 300)" office:value-type="float" office:value="176" calcext:value-type="float">
            <text:p>17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7" table:formula="of:=RANDBETWEEN(25; 300)" office:value-type="float" office:value="202" calcext:value-type="float">
            <text:p>20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7" table:formula="of:=RANDBETWEEN(25; 300)" office:value-type="float" office:value="30" calcext:value-type="float">
            <text:p>30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7" table:formula="of:=RANDBETWEEN(25; 300)" office:value-type="float" office:value="242" calcext:value-type="float">
            <text:p>24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7" table:formula="of:=RANDBETWEEN(25; 300)" office:value-type="float" office:value="43" calcext:value-type="float">
            <text:p>4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7" table:formula="of:=RANDBETWEEN(25; 300)" office:value-type="float" office:value="127" calcext:value-type="float">
            <text:p>127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7" table:formula="of:=RANDBETWEEN(25; 300)" office:value-type="float" office:value="190" calcext:value-type="float">
            <text:p>190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7" table:formula="of:=RANDBETWEEN(25; 300)" office:value-type="float" office:value="206" calcext:value-type="float">
            <text:p>206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7" table:formula="of:=RANDBETWEEN(25; 300)" office:value-type="float" office:value="74" calcext:value-type="float">
            <text:p>74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7" table:formula="of:=RANDBETWEEN(25; 300)" office:value-type="float" office:value="293" calcext:value-type="float">
            <text:p>293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7" table:formula="of:=RANDBETWEEN(25; 300)" office:value-type="float" office:value="111" calcext:value-type="float">
            <text:p>111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7" table:formula="of:=RANDBETWEEN(25; 300)" office:value-type="float" office:value="270" calcext:value-type="float">
            <text:p>270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7" table:formula="of:=RANDBETWEEN(25; 300)" office:value-type="float" office:value="263" calcext:value-type="float">
            <text:p>263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7" table:formula="of:=RANDBETWEEN(25; 300)" office:value-type="float" office:value="209" calcext:value-type="float">
            <text:p>20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7" table:formula="of:=RANDBETWEEN(25; 300)" office:value-type="float" office:value="240" calcext:value-type="float">
            <text:p>240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7" table:formula="of:=RANDBETWEEN(25; 300)" office:value-type="float" office:value="246" calcext:value-type="float">
            <text:p>24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7" table:formula="of:=RANDBETWEEN(25; 300)" office:value-type="float" office:value="111" calcext:value-type="float">
            <text:p>11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7" table:formula="of:=RANDBETWEEN(25; 300)" office:value-type="float" office:value="291" calcext:value-type="float">
            <text:p>291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7" table:formula="of:=RANDBETWEEN(25; 300)" office:value-type="float" office:value="73" calcext:value-type="float">
            <text:p>73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7" table:formula="of:=RANDBETWEEN(25; 300)" office:value-type="float" office:value="83" calcext:value-type="float">
            <text:p>83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7" table:formula="of:=RANDBETWEEN(25; 300)" office:value-type="float" office:value="110" calcext:value-type="float">
            <text:p>110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7" table:formula="of:=RANDBETWEEN(25; 300)" office:value-type="float" office:value="44" calcext:value-type="float">
            <text:p>44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7" table:formula="of:=RANDBETWEEN(25; 300)" office:value-type="float" office:value="245" calcext:value-type="float">
            <text:p>245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7" table:formula="of:=RANDBETWEEN(25; 300)" office:value-type="float" office:value="261" calcext:value-type="float">
            <text:p>26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7" table:formula="of:=RANDBETWEEN(25; 300)" office:value-type="float" office:value="57" calcext:value-type="float">
            <text:p>5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7" table:formula="of:=RANDBETWEEN(25; 300)" office:value-type="float" office:value="218" calcext:value-type="float">
            <text:p>218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7" table:formula="of:=RANDBETWEEN(25; 300)" office:value-type="float" office:value="124" calcext:value-type="float">
            <text:p>12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7" table:formula="of:=RANDBETWEEN(25; 300)" office:value-type="float" office:value="172" calcext:value-type="float">
            <text:p>172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7" table:formula="of:=RANDBETWEEN(25; 300)" office:value-type="float" office:value="78" calcext:value-type="float">
            <text:p>78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7" table:formula="of:=RANDBETWEEN(25; 300)" office:value-type="float" office:value="171" calcext:value-type="float">
            <text:p>171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7" table:formula="of:=RANDBETWEEN(25; 300)" office:value-type="float" office:value="185" calcext:value-type="float">
            <text:p>18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7" table:formula="of:=RANDBETWEEN(25; 300)" office:value-type="float" office:value="102" calcext:value-type="float">
            <text:p>10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7" table:formula="of:=RANDBETWEEN(25; 300)" office:value-type="float" office:value="202" calcext:value-type="float">
            <text:p>202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7" table:formula="of:=RANDBETWEEN(25; 300)" office:value-type="float" office:value="203" calcext:value-type="float">
            <text:p>203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7" table:formula="of:=RANDBETWEEN(25; 300)" office:value-type="float" office:value="60" calcext:value-type="float">
            <text:p>60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7" table:formula="of:=RANDBETWEEN(25; 300)" office:value-type="float" office:value="172" calcext:value-type="float">
            <text:p>17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7" table:formula="of:=RANDBETWEEN(25; 300)" office:value-type="float" office:value="131" calcext:value-type="float">
            <text:p>13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7" table:formula="of:=RANDBETWEEN(25; 300)" office:value-type="float" office:value="86" calcext:value-type="float">
            <text:p>8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7" table:formula="of:=RANDBETWEEN(25; 300)" office:value-type="float" office:value="294" calcext:value-type="float">
            <text:p>294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7" table:formula="of:=RANDBETWEEN(25; 300)" office:value-type="float" office:value="224" calcext:value-type="float">
            <text:p>22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7" table:formula="of:=RANDBETWEEN(25; 300)" office:value-type="float" office:value="47" calcext:value-type="float">
            <text:p>4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7" table:formula="of:=RANDBETWEEN(25; 300)" office:value-type="float" office:value="145" calcext:value-type="float">
            <text:p>145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7" table:formula="of:=RANDBETWEEN(25; 300)" office:value-type="float" office:value="76" calcext:value-type="float">
            <text:p>76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7" table:formula="of:=RANDBETWEEN(25; 300)" office:value-type="float" office:value="196" calcext:value-type="float">
            <text:p>19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7" table:formula="of:=RANDBETWEEN(25; 300)" office:value-type="float" office:value="197" calcext:value-type="float">
            <text:p>19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7" table:formula="of:=RANDBETWEEN(25; 300)" office:value-type="float" office:value="168" calcext:value-type="float">
            <text:p>16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7" table:formula="of:=RANDBETWEEN(25; 300)" office:value-type="float" office:value="139" calcext:value-type="float">
            <text:p>13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5" calcext:value-type="float">
            <text:p>5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7" table:formula="of:=RANDBETWEEN(25; 300)" office:value-type="float" office:value="109" calcext:value-type="float">
            <text:p>10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7" table:formula="of:=RANDBETWEEN(25; 300)" office:value-type="float" office:value="147" calcext:value-type="float">
            <text:p>14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7" table:formula="of:=RANDBETWEEN(25; 300)" office:value-type="float" office:value="244" calcext:value-type="float">
            <text:p>244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7" table:formula="of:=RANDBETWEEN(25; 300)" office:value-type="float" office:value="151" calcext:value-type="float">
            <text:p>151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7" table:formula="of:=RANDBETWEEN(25; 300)" office:value-type="float" office:value="97" calcext:value-type="float">
            <text:p>97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7" table:formula="of:=RANDBETWEEN(25; 300)" office:value-type="float" office:value="256" calcext:value-type="float">
            <text:p>25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7" table:formula="of:=RANDBETWEEN(25; 300)" office:value-type="float" office:value="67" calcext:value-type="float">
            <text:p>6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7" table:formula="of:=RANDBETWEEN(25; 300)" office:value-type="float" office:value="72" calcext:value-type="float">
            <text:p>7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7" table:formula="of:=RANDBETWEEN(25; 300)" office:value-type="float" office:value="79" calcext:value-type="float">
            <text:p>79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7" table:formula="of:=RANDBETWEEN(25; 300)" office:value-type="float" office:value="166" calcext:value-type="float">
            <text:p>166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7" table:formula="of:=RANDBETWEEN(25; 300)" office:value-type="float" office:value="238" calcext:value-type="float">
            <text:p>23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7" table:formula="of:=RANDBETWEEN(25; 300)" office:value-type="float" office:value="299" calcext:value-type="float">
            <text:p>29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7" table:formula="of:=RANDBETWEEN(25; 300)" office:value-type="float" office:value="254" calcext:value-type="float">
            <text:p>25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7" table:formula="of:=RANDBETWEEN(25; 300)" office:value-type="float" office:value="282" calcext:value-type="float">
            <text:p>282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7" table:formula="of:=RANDBETWEEN(25; 300)" office:value-type="float" office:value="94" calcext:value-type="float">
            <text:p>94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7" table:formula="of:=RANDBETWEEN(25; 300)" office:value-type="float" office:value="222" calcext:value-type="float">
            <text:p>222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7" table:formula="of:=RANDBETWEEN(25; 300)" office:value-type="float" office:value="289" calcext:value-type="float">
            <text:p>289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7" table:formula="of:=RANDBETWEEN(25; 300)" office:value-type="float" office:value="268" calcext:value-type="float">
            <text:p>268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7" table:formula="of:=RANDBETWEEN(25; 300)" office:value-type="float" office:value="109" calcext:value-type="float">
            <text:p>109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7" table:formula="of:=RANDBETWEEN(25; 300)" office:value-type="float" office:value="171" calcext:value-type="float">
            <text:p>171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7" table:formula="of:=RANDBETWEEN(25; 300)" office:value-type="float" office:value="125" calcext:value-type="float">
            <text:p>125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7" table:formula="of:=RANDBETWEEN(25; 300)" office:value-type="float" office:value="47" calcext:value-type="float">
            <text:p>4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7" table:formula="of:=RANDBETWEEN(25; 300)" office:value-type="float" office:value="294" calcext:value-type="float">
            <text:p>29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7" table:formula="of:=RANDBETWEEN(25; 300)" office:value-type="float" office:value="259" calcext:value-type="float">
            <text:p>259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7" table:formula="of:=RANDBETWEEN(25; 300)" office:value-type="float" office:value="186" calcext:value-type="float">
            <text:p>18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7" table:formula="of:=RANDBETWEEN(25; 300)" office:value-type="float" office:value="85" calcext:value-type="float">
            <text:p>8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7" table:formula="of:=RANDBETWEEN(25; 300)" office:value-type="float" office:value="86" calcext:value-type="float">
            <text:p>86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7" table:formula="of:=RANDBETWEEN(25; 300)" office:value-type="float" office:value="37" calcext:value-type="float">
            <text:p>3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7" table:formula="of:=RANDBETWEEN(25; 300)" office:value-type="float" office:value="37" calcext:value-type="float">
            <text:p>37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7" table:formula="of:=RANDBETWEEN(25; 300)" office:value-type="float" office:value="115" calcext:value-type="float">
            <text:p>115</text:p>
          </table:table-cell>
          <table:table-cell table:style-name="ce10" table:formula="of:=RANDBETWEEN(1; 5)" office:value-type="float" office:value="2" calcext:value-type="float">
            <text:p>2</text:p>
          </table:table-cell>
          <table:table-cell table:style-name="ce11" table:formula="of:=RANDBETWEEN(1; 15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7" table:formula="of:=RANDBETWEEN(25; 300)" office:value-type="float" office:value="37" calcext:value-type="float">
            <text:p>3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7" table:formula="of:=RANDBETWEEN(25; 300)" office:value-type="float" office:value="212" calcext:value-type="float">
            <text:p>212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7" table:formula="of:=RANDBETWEEN(25; 300)" office:value-type="float" office:value="94" calcext:value-type="float">
            <text:p>94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7" table:formula="of:=RANDBETWEEN(25; 300)" office:value-type="float" office:value="164" calcext:value-type="float">
            <text:p>164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7" table:formula="of:=RANDBETWEEN(25; 300)" office:value-type="float" office:value="148" calcext:value-type="float">
            <text:p>148</text:p>
          </table:table-cell>
          <table:table-cell table:style-name="ce10" table:formula="of:=RANDBETWEEN(1; 5)" office:value-type="float" office:value="4" calcext:value-type="float">
            <text:p>4</text:p>
          </table:table-cell>
          <table:table-cell table:style-name="ce11" table:formula="of:=RANDBETWEEN(1; 15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7" table:formula="of:=RANDBETWEEN(25; 300)" office:value-type="float" office:value="247" calcext:value-type="float">
            <text:p>247</text:p>
          </table:table-cell>
          <table:table-cell table:style-name="ce10" table:formula="of:=RANDBETWEEN(1; 5)" office:value-type="float" office:value="5" calcext:value-type="float">
            <text:p>5</text:p>
          </table:table-cell>
          <table:table-cell table:style-name="ce11" table:formula="of:=RANDBETWEEN(1; 15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7" table:formula="of:=RANDBETWEEN(25; 300)" office:value-type="float" office:value="287" calcext:value-type="float">
            <text:p>287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7" table:formula="of:=RANDBETWEEN(25; 300)" office:value-type="float" office:value="288" calcext:value-type="float">
            <text:p>288</text:p>
          </table:table-cell>
          <table:table-cell table:style-name="ce10" table:formula="of:=RANDBETWEEN(1; 5)" office:value-type="float" office:value="3" calcext:value-type="float">
            <text:p>3</text:p>
          </table:table-cell>
          <table:table-cell table:style-name="ce11" table:formula="of:=RANDBETWEEN(1; 15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7" table:formula="of:=RANDBETWEEN(25; 300)" office:value-type="float" office:value="26" calcext:value-type="float">
            <text:p>26</text:p>
          </table:table-cell>
          <table:table-cell table:style-name="ce10" table:formula="of:=RANDBETWEEN(1; 5)" office:value-type="float" office:value="1" calcext:value-type="float">
            <text:p>1</text:p>
          </table:table-cell>
          <table:table-cell table:style-name="ce11" table:formula="of:=RANDBETWEEN(1; 15)" office:value-type="float" office:value="15" calcext:value-type="float">
            <text:p>15</text:p>
          </table:table-cell>
        </table:table-row>
        <table:table-row table:style-name="ro2" table:number-rows-repeated="903">
          <table:table-cell/>
          <table:table-cell table:style-name="ce8" table:number-columns-repeated="2"/>
          <table:table-cell/>
        </table:table-row>
        <table:table-row table:style-name="ro2" table:number-rows-repeated="104737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eal" table:style-name="ta1">
        <table:table-column table:style-name="co1" table:number-columns-repeated="3" table:default-cell-style-name="Default"/>
        <table:table-column table:style-name="co1" table:default-cell-style-name="ce35"/>
        <table:table-column table:style-name="co1" table:default-cell-style-name="ce29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al_dat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ppt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2]" office:value-type="string" office:string-value="ORD_1" calcext:value-type="string">
            <text:p>ORD_1</text:p>
          </table:table-cell>
          <table:table-cell table:style-name="ce36" table:formula="of:=RANDBETWEEN(DATE(2015;1;1);DATE(2015;6;30))" office:value-type="date" office:date-value="2015-04-02" calcext:value-type="date">
            <text:p>2015-04-02</text:p>
          </table:table-cell>
          <table:table-cell table:style-name="ce37" table:formula="of:=RANDBETWEEN(100000; 10000000)" office:value-type="float" office:value="3861822" calcext:value-type="float">
            <text:p>3861822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" table:formula="of:=RANDBETWEEN(1; 50)" office:value-type="float" office:value="34" calcext:value-type="float">
            <text:p>34</text:p>
          </table:table-cell>
          <table:table-cell table:style-name="ce34" table:formula="of:=&quot;ORD_&quot;&amp;[.A3]" office:value-type="string" office:string-value="ORD_2" calcext:value-type="string">
            <text:p>ORD_2</text:p>
          </table:table-cell>
          <table:table-cell table:style-name="ce36" table:formula="of:=RANDBETWEEN(DATE(2015;1;1);DATE(2015;6;30))" office:value-type="date" office:date-value="2015-06-17" calcext:value-type="date">
            <text:p>2015-06-17</text:p>
          </table:table-cell>
          <table:table-cell table:style-name="ce37" table:formula="of:=RANDBETWEEN(100000; 10000000)" office:value-type="float" office:value="2888161" calcext:value-type="float">
            <text:p>288816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4]" office:value-type="string" office:string-value="ORD_4" calcext:value-type="string">
            <text:p>ORD_4</text:p>
          </table:table-cell>
          <table:table-cell table:style-name="ce36" table:formula="of:=RANDBETWEEN(DATE(2015;1;1);DATE(2015;6;30))" office:value-type="date" office:date-value="2015-05-29" calcext:value-type="date">
            <text:p>2015-05-29</text:p>
          </table:table-cell>
          <table:table-cell table:style-name="ce37" table:formula="of:=RANDBETWEEN(100000; 10000000)" office:value-type="float" office:value="396137" calcext:value-type="float">
            <text:p>396137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4" table:formula="of:=RANDBETWEEN(1; 50)" office:value-type="float" office:value="43" calcext:value-type="float">
            <text:p>43</text:p>
          </table:table-cell>
          <table:table-cell table:style-name="ce34" table:formula="of:=&quot;ORD_&quot;&amp;[.A5]" office:value-type="string" office:string-value="ORD_5" calcext:value-type="string">
            <text:p>ORD_5</text:p>
          </table:table-cell>
          <table:table-cell table:style-name="ce36" table:formula="of:=RANDBETWEEN(DATE(2015;1;1);DATE(2015;6;30))" office:value-type="date" office:date-value="2015-02-18" calcext:value-type="date">
            <text:p>2015-02-18</text:p>
          </table:table-cell>
          <table:table-cell table:style-name="ce37" table:formula="of:=RANDBETWEEN(100000; 10000000)" office:value-type="float" office:value="1345368" calcext:value-type="float">
            <text:p>1345368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6]" office:value-type="string" office:string-value="ORD_6" calcext:value-type="string">
            <text:p>ORD_6</text:p>
          </table:table-cell>
          <table:table-cell table:style-name="ce36" table:formula="of:=RANDBETWEEN(DATE(2015;1;1);DATE(2015;6;30))" office:value-type="date" office:date-value="2015-02-26" calcext:value-type="date">
            <text:p>2015-02-26</text:p>
          </table:table-cell>
          <table:table-cell table:style-name="ce37" table:formula="of:=RANDBETWEEN(100000; 10000000)" office:value-type="float" office:value="121226" calcext:value-type="float">
            <text:p>121226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7]" office:value-type="string" office:string-value="ORD_7" calcext:value-type="string">
            <text:p>ORD_7</text:p>
          </table:table-cell>
          <table:table-cell table:style-name="ce36" table:formula="of:=RANDBETWEEN(DATE(2015;1;1);DATE(2015;6;30))" office:value-type="date" office:date-value="2015-03-15" calcext:value-type="date">
            <text:p>2015-03-15</text:p>
          </table:table-cell>
          <table:table-cell table:style-name="ce37" table:formula="of:=RANDBETWEEN(100000; 10000000)" office:value-type="float" office:value="5965697" calcext:value-type="float">
            <text:p>5965697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8]" office:value-type="string" office:string-value="ORD_8" calcext:value-type="string">
            <text:p>ORD_8</text:p>
          </table:table-cell>
          <table:table-cell table:style-name="ce36" table:formula="of:=RANDBETWEEN(DATE(2015;1;1);DATE(2015;6;30))" office:value-type="date" office:date-value="2015-03-20" calcext:value-type="date">
            <text:p>2015-03-20</text:p>
          </table:table-cell>
          <table:table-cell table:style-name="ce37" table:formula="of:=RANDBETWEEN(100000; 10000000)" office:value-type="float" office:value="9991825" calcext:value-type="float">
            <text:p>9991825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4" table:formula="of:=RANDBETWEEN(1; 50)" office:value-type="float" office:value="36" calcext:value-type="float">
            <text:p>36</text:p>
          </table:table-cell>
          <table:table-cell table:style-name="ce34" table:formula="of:=&quot;ORD_&quot;&amp;[.A9]" office:value-type="string" office:string-value="ORD_9" calcext:value-type="string">
            <text:p>ORD_9</text:p>
          </table:table-cell>
          <table:table-cell table:style-name="ce36" table:formula="of:=RANDBETWEEN(DATE(2015;1;1);DATE(2015;6;30))" office:value-type="date" office:date-value="2015-02-23" calcext:value-type="date">
            <text:p>2015-02-23</text:p>
          </table:table-cell>
          <table:table-cell table:style-name="ce37" table:formula="of:=RANDBETWEEN(100000; 10000000)" office:value-type="float" office:value="9644101" calcext:value-type="float">
            <text:p>9644101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10]" office:value-type="string" office:string-value="ORD_10" calcext:value-type="string">
            <text:p>ORD_10</text:p>
          </table:table-cell>
          <table:table-cell table:style-name="ce36" table:formula="of:=RANDBETWEEN(DATE(2015;1;1);DATE(2015;6;30))" office:value-type="date" office:date-value="2015-03-29" calcext:value-type="date">
            <text:p>2015-03-29</text:p>
          </table:table-cell>
          <table:table-cell table:style-name="ce37" table:formula="of:=RANDBETWEEN(100000; 10000000)" office:value-type="float" office:value="7171613" calcext:value-type="float">
            <text:p>7171613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11]" office:value-type="string" office:string-value="ORD_11" calcext:value-type="string">
            <text:p>ORD_11</text:p>
          </table:table-cell>
          <table:table-cell table:style-name="ce36" table:formula="of:=RANDBETWEEN(DATE(2015;1;1);DATE(2015;6;30))" office:value-type="date" office:date-value="2015-03-20" calcext:value-type="date">
            <text:p>2015-03-20</text:p>
          </table:table-cell>
          <table:table-cell table:style-name="ce37" table:formula="of:=RANDBETWEEN(100000; 10000000)" office:value-type="float" office:value="5992684" calcext:value-type="float">
            <text:p>5992684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12]" office:value-type="string" office:string-value="ORD_12" calcext:value-type="string">
            <text:p>ORD_12</text:p>
          </table:table-cell>
          <table:table-cell table:style-name="ce36" table:formula="of:=RANDBETWEEN(DATE(2015;1;1);DATE(2015;6;30))" office:value-type="date" office:date-value="2015-02-18" calcext:value-type="date">
            <text:p>2015-02-18</text:p>
          </table:table-cell>
          <table:table-cell table:style-name="ce37" table:formula="of:=RANDBETWEEN(100000; 10000000)" office:value-type="float" office:value="1420301" calcext:value-type="float">
            <text:p>1420301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13]" office:value-type="string" office:string-value="ORD_13" calcext:value-type="string">
            <text:p>ORD_13</text:p>
          </table:table-cell>
          <table:table-cell table:style-name="ce36" table:formula="of:=RANDBETWEEN(DATE(2015;1;1);DATE(2015;6;30))" office:value-type="date" office:date-value="2015-05-08" calcext:value-type="date">
            <text:p>2015-05-08</text:p>
          </table:table-cell>
          <table:table-cell table:style-name="ce37" table:formula="of:=RANDBETWEEN(100000; 10000000)" office:value-type="float" office:value="1320699" calcext:value-type="float">
            <text:p>1320699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14]" office:value-type="string" office:string-value="ORD_15" calcext:value-type="string">
            <text:p>ORD_15</text:p>
          </table:table-cell>
          <table:table-cell table:style-name="ce36" table:formula="of:=RANDBETWEEN(DATE(2015;1;1);DATE(2015;6;30))" office:value-type="date" office:date-value="2015-01-17" calcext:value-type="date">
            <text:p>2015-01-17</text:p>
          </table:table-cell>
          <table:table-cell table:style-name="ce37" table:formula="of:=RANDBETWEEN(100000; 10000000)" office:value-type="float" office:value="3713017" calcext:value-type="float">
            <text:p>3713017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5]" office:value-type="string" office:string-value="ORD_16" calcext:value-type="string">
            <text:p>ORD_16</text:p>
          </table:table-cell>
          <table:table-cell table:style-name="ce36" table:formula="of:=RANDBETWEEN(DATE(2015;1;1);DATE(2015;6;30))" office:value-type="date" office:date-value="2015-05-25" calcext:value-type="date">
            <text:p>2015-05-25</text:p>
          </table:table-cell>
          <table:table-cell table:style-name="ce37" table:formula="of:=RANDBETWEEN(100000; 10000000)" office:value-type="float" office:value="6638357" calcext:value-type="float">
            <text:p>6638357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16]" office:value-type="string" office:string-value="ORD_17" calcext:value-type="string">
            <text:p>ORD_17</text:p>
          </table:table-cell>
          <table:table-cell table:style-name="ce36" table:formula="of:=RANDBETWEEN(DATE(2015;1;1);DATE(2015;6;30))" office:value-type="date" office:date-value="2015-04-28" calcext:value-type="date">
            <text:p>2015-04-28</text:p>
          </table:table-cell>
          <table:table-cell table:style-name="ce37" table:formula="of:=RANDBETWEEN(100000; 10000000)" office:value-type="float" office:value="6701473" calcext:value-type="float">
            <text:p>6701473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17]" office:value-type="string" office:string-value="ORD_18" calcext:value-type="string">
            <text:p>ORD_18</text:p>
          </table:table-cell>
          <table:table-cell table:style-name="ce36" table:formula="of:=RANDBETWEEN(DATE(2015;1;1);DATE(2015;6;30))" office:value-type="date" office:date-value="2015-04-13" calcext:value-type="date">
            <text:p>2015-04-13</text:p>
          </table:table-cell>
          <table:table-cell table:style-name="ce37" table:formula="of:=RANDBETWEEN(100000; 10000000)" office:value-type="float" office:value="3912789" calcext:value-type="float">
            <text:p>3912789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8]" office:value-type="string" office:string-value="ORD_19" calcext:value-type="string">
            <text:p>ORD_19</text:p>
          </table:table-cell>
          <table:table-cell table:style-name="ce36" table:formula="of:=RANDBETWEEN(DATE(2015;1;1);DATE(2015;6;30))" office:value-type="date" office:date-value="2015-04-10" calcext:value-type="date">
            <text:p>2015-04-10</text:p>
          </table:table-cell>
          <table:table-cell table:style-name="ce37" table:formula="of:=RANDBETWEEN(100000; 10000000)" office:value-type="float" office:value="1484125" calcext:value-type="float">
            <text:p>1484125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4" table:formula="of:=RANDBETWEEN(1; 50)" office:value-type="float" office:value="49" calcext:value-type="float">
            <text:p>49</text:p>
          </table:table-cell>
          <table:table-cell table:style-name="ce34" table:formula="of:=&quot;ORD_&quot;&amp;[.A19]" office:value-type="string" office:string-value="ORD_20" calcext:value-type="string">
            <text:p>ORD_20</text:p>
          </table:table-cell>
          <table:table-cell table:style-name="ce36" table:formula="of:=RANDBETWEEN(DATE(2015;1;1);DATE(2015;6;30))" office:value-type="date" office:date-value="2015-01-25" calcext:value-type="date">
            <text:p>2015-01-25</text:p>
          </table:table-cell>
          <table:table-cell table:style-name="ce37" table:formula="of:=RANDBETWEEN(100000; 10000000)" office:value-type="float" office:value="5076903" calcext:value-type="float">
            <text:p>5076903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20]" office:value-type="string" office:string-value="ORD_21" calcext:value-type="string">
            <text:p>ORD_21</text:p>
          </table:table-cell>
          <table:table-cell table:style-name="ce36" table:formula="of:=RANDBETWEEN(DATE(2015;1;1);DATE(2015;6;30))" office:value-type="date" office:date-value="2015-04-03" calcext:value-type="date">
            <text:p>2015-04-03</text:p>
          </table:table-cell>
          <table:table-cell table:style-name="ce37" table:formula="of:=RANDBETWEEN(100000; 10000000)" office:value-type="float" office:value="6279173" calcext:value-type="float">
            <text:p>627917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21]" office:value-type="string" office:string-value="ORD_22" calcext:value-type="string">
            <text:p>ORD_22</text:p>
          </table:table-cell>
          <table:table-cell table:style-name="ce36" table:formula="of:=RANDBETWEEN(DATE(2015;1;1);DATE(2015;6;30))" office:value-type="date" office:date-value="2015-01-18" calcext:value-type="date">
            <text:p>2015-01-18</text:p>
          </table:table-cell>
          <table:table-cell table:style-name="ce37" table:formula="of:=RANDBETWEEN(100000; 10000000)" office:value-type="float" office:value="1277087" calcext:value-type="float">
            <text:p>1277087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22]" office:value-type="string" office:string-value="ORD_23" calcext:value-type="string">
            <text:p>ORD_23</text:p>
          </table:table-cell>
          <table:table-cell table:style-name="ce36" table:formula="of:=RANDBETWEEN(DATE(2015;1;1);DATE(2015;6;30))" office:value-type="date" office:date-value="2015-04-28" calcext:value-type="date">
            <text:p>2015-04-28</text:p>
          </table:table-cell>
          <table:table-cell table:style-name="ce37" table:formula="of:=RANDBETWEEN(100000; 10000000)" office:value-type="float" office:value="1445850" calcext:value-type="float">
            <text:p>1445850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4" table:formula="of:=RANDBETWEEN(1; 50)" office:value-type="float" office:value="11" calcext:value-type="float">
            <text:p>11</text:p>
          </table:table-cell>
          <table:table-cell table:style-name="ce34" table:formula="of:=&quot;ORD_&quot;&amp;[.A23]" office:value-type="string" office:string-value="ORD_24" calcext:value-type="string">
            <text:p>ORD_24</text:p>
          </table:table-cell>
          <table:table-cell table:style-name="ce36" table:formula="of:=RANDBETWEEN(DATE(2015;1;1);DATE(2015;6;30))" office:value-type="date" office:date-value="2015-01-14" calcext:value-type="date">
            <text:p>2015-01-14</text:p>
          </table:table-cell>
          <table:table-cell table:style-name="ce37" table:formula="of:=RANDBETWEEN(100000; 10000000)" office:value-type="float" office:value="8464063" calcext:value-type="float">
            <text:p>8464063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4" table:formula="of:=RANDBETWEEN(1; 50)" office:value-type="float" office:value="42" calcext:value-type="float">
            <text:p>42</text:p>
          </table:table-cell>
          <table:table-cell table:style-name="ce34" table:formula="of:=&quot;ORD_&quot;&amp;[.A24]" office:value-type="string" office:string-value="ORD_25" calcext:value-type="string">
            <text:p>ORD_25</text:p>
          </table:table-cell>
          <table:table-cell table:style-name="ce36" table:formula="of:=RANDBETWEEN(DATE(2015;1;1);DATE(2015;6;30))" office:value-type="date" office:date-value="2015-06-09" calcext:value-type="date">
            <text:p>2015-06-09</text:p>
          </table:table-cell>
          <table:table-cell table:style-name="ce37" table:formula="of:=RANDBETWEEN(100000; 10000000)" office:value-type="float" office:value="9572426" calcext:value-type="float">
            <text:p>9572426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25]" office:value-type="string" office:string-value="ORD_26" calcext:value-type="string">
            <text:p>ORD_26</text:p>
          </table:table-cell>
          <table:table-cell table:style-name="ce36" table:formula="of:=RANDBETWEEN(DATE(2015;1;1);DATE(2015;6;30))" office:value-type="date" office:date-value="2015-03-29" calcext:value-type="date">
            <text:p>2015-03-29</text:p>
          </table:table-cell>
          <table:table-cell table:style-name="ce37" table:formula="of:=RANDBETWEEN(100000; 10000000)" office:value-type="float" office:value="5840128" calcext:value-type="float">
            <text:p>5840128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26]" office:value-type="string" office:string-value="ORD_28" calcext:value-type="string">
            <text:p>ORD_28</text:p>
          </table:table-cell>
          <table:table-cell table:style-name="ce36" table:formula="of:=RANDBETWEEN(DATE(2015;1;1);DATE(2015;6;30))" office:value-type="date" office:date-value="2015-05-21" calcext:value-type="date">
            <text:p>2015-05-21</text:p>
          </table:table-cell>
          <table:table-cell table:style-name="ce37" table:formula="of:=RANDBETWEEN(100000; 10000000)" office:value-type="float" office:value="499747" calcext:value-type="float">
            <text:p>499747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4" table:formula="of:=RANDBETWEEN(1; 50)" office:value-type="float" office:value="4" calcext:value-type="float">
            <text:p>4</text:p>
          </table:table-cell>
          <table:table-cell table:style-name="ce34" table:formula="of:=&quot;ORD_&quot;&amp;[.A27]" office:value-type="string" office:string-value="ORD_29" calcext:value-type="string">
            <text:p>ORD_29</text:p>
          </table:table-cell>
          <table:table-cell table:style-name="ce36" table:formula="of:=RANDBETWEEN(DATE(2015;1;1);DATE(2015;6;30))" office:value-type="date" office:date-value="2015-06-05" calcext:value-type="date">
            <text:p>2015-06-05</text:p>
          </table:table-cell>
          <table:table-cell table:style-name="ce37" table:formula="of:=RANDBETWEEN(100000; 10000000)" office:value-type="float" office:value="5477965" calcext:value-type="float">
            <text:p>5477965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28]" office:value-type="string" office:string-value="ORD_30" calcext:value-type="string">
            <text:p>ORD_30</text:p>
          </table:table-cell>
          <table:table-cell table:style-name="ce36" table:formula="of:=RANDBETWEEN(DATE(2015;1;1);DATE(2015;6;30))" office:value-type="date" office:date-value="2015-04-30" calcext:value-type="date">
            <text:p>2015-04-30</text:p>
          </table:table-cell>
          <table:table-cell table:style-name="ce37" table:formula="of:=RANDBETWEEN(100000; 10000000)" office:value-type="float" office:value="5019243" calcext:value-type="float">
            <text:p>5019243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29]" office:value-type="string" office:string-value="ORD_31" calcext:value-type="string">
            <text:p>ORD_31</text:p>
          </table:table-cell>
          <table:table-cell table:style-name="ce36" table:formula="of:=RANDBETWEEN(DATE(2015;1;1);DATE(2015;6;30))" office:value-type="date" office:date-value="2015-03-23" calcext:value-type="date">
            <text:p>2015-03-23</text:p>
          </table:table-cell>
          <table:table-cell table:style-name="ce37" table:formula="of:=RANDBETWEEN(100000; 10000000)" office:value-type="float" office:value="8684095" calcext:value-type="float">
            <text:p>868409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4" table:formula="of:=RANDBETWEEN(1; 50)" office:value-type="float" office:value="27" calcext:value-type="float">
            <text:p>27</text:p>
          </table:table-cell>
          <table:table-cell table:style-name="ce34" table:formula="of:=&quot;ORD_&quot;&amp;[.A30]" office:value-type="string" office:string-value="ORD_32" calcext:value-type="string">
            <text:p>ORD_32</text:p>
          </table:table-cell>
          <table:table-cell table:style-name="ce36" table:formula="of:=RANDBETWEEN(DATE(2015;1;1);DATE(2015;6;30))" office:value-type="date" office:date-value="2015-06-16" calcext:value-type="date">
            <text:p>2015-06-16</text:p>
          </table:table-cell>
          <table:table-cell table:style-name="ce37" table:formula="of:=RANDBETWEEN(100000; 10000000)" office:value-type="float" office:value="4793086" calcext:value-type="float">
            <text:p>4793086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4" table:formula="of:=RANDBETWEEN(1; 50)" office:value-type="float" office:value="16" calcext:value-type="float">
            <text:p>16</text:p>
          </table:table-cell>
          <table:table-cell table:style-name="ce34" table:formula="of:=&quot;ORD_&quot;&amp;[.A31]" office:value-type="string" office:string-value="ORD_33" calcext:value-type="string">
            <text:p>ORD_33</text:p>
          </table:table-cell>
          <table:table-cell table:style-name="ce36" table:formula="of:=RANDBETWEEN(DATE(2015;1;1);DATE(2015;6;30))" office:value-type="date" office:date-value="2015-05-26" calcext:value-type="date">
            <text:p>2015-05-26</text:p>
          </table:table-cell>
          <table:table-cell table:style-name="ce37" table:formula="of:=RANDBETWEEN(100000; 10000000)" office:value-type="float" office:value="6844474" calcext:value-type="float">
            <text:p>6844474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32]" office:value-type="string" office:string-value="ORD_34" calcext:value-type="string">
            <text:p>ORD_34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6376925" calcext:value-type="float">
            <text:p>6376925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4" table:formula="of:=RANDBETWEEN(1; 50)" office:value-type="float" office:value="47" calcext:value-type="float">
            <text:p>47</text:p>
          </table:table-cell>
          <table:table-cell table:style-name="ce34" table:formula="of:=&quot;ORD_&quot;&amp;[.A33]" office:value-type="string" office:string-value="ORD_35" calcext:value-type="string">
            <text:p>ORD_35</text:p>
          </table:table-cell>
          <table:table-cell table:style-name="ce36" table:formula="of:=RANDBETWEEN(DATE(2015;1;1);DATE(2015;6;30))" office:value-type="date" office:date-value="2015-04-10" calcext:value-type="date">
            <text:p>2015-04-10</text:p>
          </table:table-cell>
          <table:table-cell table:style-name="ce37" table:formula="of:=RANDBETWEEN(100000; 10000000)" office:value-type="float" office:value="8633831" calcext:value-type="float">
            <text:p>8633831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4" table:formula="of:=RANDBETWEEN(1; 50)" office:value-type="float" office:value="33" calcext:value-type="float">
            <text:p>33</text:p>
          </table:table-cell>
          <table:table-cell table:style-name="ce34" table:formula="of:=&quot;ORD_&quot;&amp;[.A34]" office:value-type="string" office:string-value="ORD_36" calcext:value-type="string">
            <text:p>ORD_36</text:p>
          </table:table-cell>
          <table:table-cell table:style-name="ce36" table:formula="of:=RANDBETWEEN(DATE(2015;1;1);DATE(2015;6;30))" office:value-type="date" office:date-value="2015-05-29" calcext:value-type="date">
            <text:p>2015-05-29</text:p>
          </table:table-cell>
          <table:table-cell table:style-name="ce37" table:formula="of:=RANDBETWEEN(100000; 10000000)" office:value-type="float" office:value="413887" calcext:value-type="float">
            <text:p>413887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4" table:formula="of:=RANDBETWEEN(1; 50)" office:value-type="float" office:value="5" calcext:value-type="float">
            <text:p>5</text:p>
          </table:table-cell>
          <table:table-cell table:style-name="ce34" table:formula="of:=&quot;ORD_&quot;&amp;[.A35]" office:value-type="string" office:string-value="ORD_37" calcext:value-type="string">
            <text:p>ORD_37</text:p>
          </table:table-cell>
          <table:table-cell table:style-name="ce36" table:formula="of:=RANDBETWEEN(DATE(2015;1;1);DATE(2015;6;30))" office:value-type="date" office:date-value="2015-01-02" calcext:value-type="date">
            <text:p>2015-01-02</text:p>
          </table:table-cell>
          <table:table-cell table:style-name="ce37" table:formula="of:=RANDBETWEEN(100000; 10000000)" office:value-type="float" office:value="9019337" calcext:value-type="float">
            <text:p>9019337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36]" office:value-type="string" office:string-value="ORD_38" calcext:value-type="string">
            <text:p>ORD_38</text:p>
          </table:table-cell>
          <table:table-cell table:style-name="ce36" table:formula="of:=RANDBETWEEN(DATE(2015;1;1);DATE(2015;6;30))" office:value-type="date" office:date-value="2015-05-06" calcext:value-type="date">
            <text:p>2015-05-06</text:p>
          </table:table-cell>
          <table:table-cell table:style-name="ce37" table:formula="of:=RANDBETWEEN(100000; 10000000)" office:value-type="float" office:value="1297831" calcext:value-type="float">
            <text:p>1297831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37]" office:value-type="string" office:string-value="ORD_39" calcext:value-type="string">
            <text:p>ORD_39</text:p>
          </table:table-cell>
          <table:table-cell table:style-name="ce36" table:formula="of:=RANDBETWEEN(DATE(2015;1;1);DATE(2015;6;30))" office:value-type="date" office:date-value="2015-04-05" calcext:value-type="date">
            <text:p>2015-04-05</text:p>
          </table:table-cell>
          <table:table-cell table:style-name="ce37" table:formula="of:=RANDBETWEEN(100000; 10000000)" office:value-type="float" office:value="8103866" calcext:value-type="float">
            <text:p>8103866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4" table:formula="of:=RANDBETWEEN(1; 50)" office:value-type="float" office:value="4" calcext:value-type="float">
            <text:p>4</text:p>
          </table:table-cell>
          <table:table-cell table:style-name="ce34" table:formula="of:=&quot;ORD_&quot;&amp;[.A38]" office:value-type="string" office:string-value="ORD_40" calcext:value-type="string">
            <text:p>ORD_40</text:p>
          </table:table-cell>
          <table:table-cell table:style-name="ce36" table:formula="of:=RANDBETWEEN(DATE(2015;1;1);DATE(2015;6;30))" office:value-type="date" office:date-value="2015-05-20" calcext:value-type="date">
            <text:p>2015-05-20</text:p>
          </table:table-cell>
          <table:table-cell table:style-name="ce37" table:formula="of:=RANDBETWEEN(100000; 10000000)" office:value-type="float" office:value="981922" calcext:value-type="float">
            <text:p>981922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4" table:formula="of:=RANDBETWEEN(1; 50)" office:value-type="float" office:value="9" calcext:value-type="float">
            <text:p>9</text:p>
          </table:table-cell>
          <table:table-cell table:style-name="ce34" table:formula="of:=&quot;ORD_&quot;&amp;[.A39]" office:value-type="string" office:string-value="ORD_46" calcext:value-type="string">
            <text:p>ORD_46</text:p>
          </table:table-cell>
          <table:table-cell table:style-name="ce36" table:formula="of:=RANDBETWEEN(DATE(2015;1;1);DATE(2015;6;30))" office:value-type="date" office:date-value="2015-03-06" calcext:value-type="date">
            <text:p>2015-03-06</text:p>
          </table:table-cell>
          <table:table-cell table:style-name="ce37" table:formula="of:=RANDBETWEEN(100000; 10000000)" office:value-type="float" office:value="2337909" calcext:value-type="float">
            <text:p>2337909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40]" office:value-type="string" office:string-value="ORD_47" calcext:value-type="string">
            <text:p>ORD_47</text:p>
          </table:table-cell>
          <table:table-cell table:style-name="ce36" table:formula="of:=RANDBETWEEN(DATE(2015;1;1);DATE(2015;6;30))" office:value-type="date" office:date-value="2015-03-16" calcext:value-type="date">
            <text:p>2015-03-16</text:p>
          </table:table-cell>
          <table:table-cell table:style-name="ce37" table:formula="of:=RANDBETWEEN(100000; 10000000)" office:value-type="float" office:value="9409459" calcext:value-type="float">
            <text:p>9409459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41]" office:value-type="string" office:string-value="ORD_48" calcext:value-type="string">
            <text:p>ORD_48</text:p>
          </table:table-cell>
          <table:table-cell table:style-name="ce36" table:formula="of:=RANDBETWEEN(DATE(2015;1;1);DATE(2015;6;30))" office:value-type="date" office:date-value="2015-06-22" calcext:value-type="date">
            <text:p>2015-06-22</text:p>
          </table:table-cell>
          <table:table-cell table:style-name="ce37" table:formula="of:=RANDBETWEEN(100000; 10000000)" office:value-type="float" office:value="255033" calcext:value-type="float">
            <text:p>255033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4" table:formula="of:=RANDBETWEEN(1; 50)" office:value-type="float" office:value="20" calcext:value-type="float">
            <text:p>20</text:p>
          </table:table-cell>
          <table:table-cell table:style-name="ce34" table:formula="of:=&quot;ORD_&quot;&amp;[.A42]" office:value-type="string" office:string-value="ORD_49" calcext:value-type="string">
            <text:p>ORD_49</text:p>
          </table:table-cell>
          <table:table-cell table:style-name="ce36" table:formula="of:=RANDBETWEEN(DATE(2015;1;1);DATE(2015;6;30))" office:value-type="date" office:date-value="2015-01-09" calcext:value-type="date">
            <text:p>2015-01-09</text:p>
          </table:table-cell>
          <table:table-cell table:style-name="ce37" table:formula="of:=RANDBETWEEN(100000; 10000000)" office:value-type="float" office:value="4701895" calcext:value-type="float">
            <text:p>47018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4" table:formula="of:=RANDBETWEEN(1; 50)" office:value-type="float" office:value="20" calcext:value-type="float">
            <text:p>20</text:p>
          </table:table-cell>
          <table:table-cell table:style-name="ce34" table:formula="of:=&quot;ORD_&quot;&amp;[.A43]" office:value-type="string" office:string-value="ORD_50" calcext:value-type="string">
            <text:p>ORD_50</text:p>
          </table:table-cell>
          <table:table-cell table:style-name="ce36" table:formula="of:=RANDBETWEEN(DATE(2015;1;1);DATE(2015;6;30))" office:value-type="date" office:date-value="2015-05-08" calcext:value-type="date">
            <text:p>2015-05-08</text:p>
          </table:table-cell>
          <table:table-cell table:style-name="ce37" table:formula="of:=RANDBETWEEN(100000; 10000000)" office:value-type="float" office:value="2925371" calcext:value-type="float">
            <text:p>2925371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4" table:formula="of:=RANDBETWEEN(1; 50)" office:value-type="float" office:value="24" calcext:value-type="float">
            <text:p>24</text:p>
          </table:table-cell>
          <table:table-cell table:style-name="ce34" table:formula="of:=&quot;ORD_&quot;&amp;[.A44]" office:value-type="string" office:string-value="ORD_51" calcext:value-type="string">
            <text:p>ORD_51</text:p>
          </table:table-cell>
          <table:table-cell table:style-name="ce36" table:formula="of:=RANDBETWEEN(DATE(2015;1;1);DATE(2015;6;30))" office:value-type="date" office:date-value="2015-01-11" calcext:value-type="date">
            <text:p>2015-01-11</text:p>
          </table:table-cell>
          <table:table-cell table:style-name="ce37" table:formula="of:=RANDBETWEEN(100000; 10000000)" office:value-type="float" office:value="6365901" calcext:value-type="float">
            <text:p>6365901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45]" office:value-type="string" office:string-value="ORD_52" calcext:value-type="string">
            <text:p>ORD_52</text:p>
          </table:table-cell>
          <table:table-cell table:style-name="ce36" table:formula="of:=RANDBETWEEN(DATE(2015;1;1);DATE(2015;6;30))" office:value-type="date" office:date-value="2015-03-18" calcext:value-type="date">
            <text:p>2015-03-18</text:p>
          </table:table-cell>
          <table:table-cell table:style-name="ce37" table:formula="of:=RANDBETWEEN(100000; 10000000)" office:value-type="float" office:value="5043753" calcext:value-type="float">
            <text:p>5043753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4" table:formula="of:=RANDBETWEEN(1; 50)" office:value-type="float" office:value="43" calcext:value-type="float">
            <text:p>43</text:p>
          </table:table-cell>
          <table:table-cell table:style-name="ce34" table:formula="of:=&quot;ORD_&quot;&amp;[.A46]" office:value-type="string" office:string-value="ORD_54" calcext:value-type="string">
            <text:p>ORD_54</text:p>
          </table:table-cell>
          <table:table-cell table:style-name="ce36" table:formula="of:=RANDBETWEEN(DATE(2015;1;1);DATE(2015;6;30))" office:value-type="date" office:date-value="2015-03-24" calcext:value-type="date">
            <text:p>2015-03-24</text:p>
          </table:table-cell>
          <table:table-cell table:style-name="ce37" table:formula="of:=RANDBETWEEN(100000; 10000000)" office:value-type="float" office:value="7402551" calcext:value-type="float">
            <text:p>740255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4" table:formula="of:=RANDBETWEEN(1; 50)" office:value-type="float" office:value="16" calcext:value-type="float">
            <text:p>16</text:p>
          </table:table-cell>
          <table:table-cell table:style-name="ce34" table:formula="of:=&quot;ORD_&quot;&amp;[.A47]" office:value-type="string" office:string-value="ORD_55" calcext:value-type="string">
            <text:p>ORD_55</text:p>
          </table:table-cell>
          <table:table-cell table:style-name="ce36" table:formula="of:=RANDBETWEEN(DATE(2015;1;1);DATE(2015;6;30))" office:value-type="date" office:date-value="2015-06-12" calcext:value-type="date">
            <text:p>2015-06-12</text:p>
          </table:table-cell>
          <table:table-cell table:style-name="ce37" table:formula="of:=RANDBETWEEN(100000; 10000000)" office:value-type="float" office:value="6877780" calcext:value-type="float">
            <text:p>6877780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4" table:formula="of:=RANDBETWEEN(1; 50)" office:value-type="float" office:value="16" calcext:value-type="float">
            <text:p>16</text:p>
          </table:table-cell>
          <table:table-cell table:style-name="ce34" table:formula="of:=&quot;ORD_&quot;&amp;[.A48]" office:value-type="string" office:string-value="ORD_56" calcext:value-type="string">
            <text:p>ORD_56</text:p>
          </table:table-cell>
          <table:table-cell table:style-name="ce36" table:formula="of:=RANDBETWEEN(DATE(2015;1;1);DATE(2015;6;30))" office:value-type="date" office:date-value="2015-01-13" calcext:value-type="date">
            <text:p>2015-01-13</text:p>
          </table:table-cell>
          <table:table-cell table:style-name="ce37" table:formula="of:=RANDBETWEEN(100000; 10000000)" office:value-type="float" office:value="7950529" calcext:value-type="float">
            <text:p>7950529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49]" office:value-type="string" office:string-value="ORD_57" calcext:value-type="string">
            <text:p>ORD_57</text:p>
          </table:table-cell>
          <table:table-cell table:style-name="ce36" table:formula="of:=RANDBETWEEN(DATE(2015;1;1);DATE(2015;6;30))" office:value-type="date" office:date-value="2015-03-15" calcext:value-type="date">
            <text:p>2015-03-15</text:p>
          </table:table-cell>
          <table:table-cell table:style-name="ce37" table:formula="of:=RANDBETWEEN(100000; 10000000)" office:value-type="float" office:value="3986092" calcext:value-type="float">
            <text:p>3986092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4" table:formula="of:=RANDBETWEEN(1; 50)" office:value-type="float" office:value="9" calcext:value-type="float">
            <text:p>9</text:p>
          </table:table-cell>
          <table:table-cell table:style-name="ce34" table:formula="of:=&quot;ORD_&quot;&amp;[.A50]" office:value-type="string" office:string-value="ORD_58" calcext:value-type="string">
            <text:p>ORD_58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7810026" calcext:value-type="float">
            <text:p>7810026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51]" office:value-type="string" office:string-value="ORD_60" calcext:value-type="string">
            <text:p>ORD_60</text:p>
          </table:table-cell>
          <table:table-cell table:style-name="ce36" table:formula="of:=RANDBETWEEN(DATE(2015;1;1);DATE(2015;6;30))" office:value-type="date" office:date-value="2015-03-05" calcext:value-type="date">
            <text:p>2015-03-05</text:p>
          </table:table-cell>
          <table:table-cell table:style-name="ce37" table:formula="of:=RANDBETWEEN(100000; 10000000)" office:value-type="float" office:value="3240231" calcext:value-type="float">
            <text:p>3240231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52]" office:value-type="string" office:string-value="ORD_61" calcext:value-type="string">
            <text:p>ORD_61</text:p>
          </table:table-cell>
          <table:table-cell table:style-name="ce36" table:formula="of:=RANDBETWEEN(DATE(2015;1;1);DATE(2015;6;30))" office:value-type="date" office:date-value="2015-02-01" calcext:value-type="date">
            <text:p>2015-02-01</text:p>
          </table:table-cell>
          <table:table-cell table:style-name="ce37" table:formula="of:=RANDBETWEEN(100000; 10000000)" office:value-type="float" office:value="6581630" calcext:value-type="float">
            <text:p>6581630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53]" office:value-type="string" office:string-value="ORD_62" calcext:value-type="string">
            <text:p>ORD_62</text:p>
          </table:table-cell>
          <table:table-cell table:style-name="ce36" table:formula="of:=RANDBETWEEN(DATE(2015;1;1);DATE(2015;6;30))" office:value-type="date" office:date-value="2015-06-03" calcext:value-type="date">
            <text:p>2015-06-03</text:p>
          </table:table-cell>
          <table:table-cell table:style-name="ce37" table:formula="of:=RANDBETWEEN(100000; 10000000)" office:value-type="float" office:value="423340" calcext:value-type="float">
            <text:p>42334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4" table:formula="of:=RANDBETWEEN(1; 50)" office:value-type="float" office:value="34" calcext:value-type="float">
            <text:p>34</text:p>
          </table:table-cell>
          <table:table-cell table:style-name="ce34" table:formula="of:=&quot;ORD_&quot;&amp;[.A54]" office:value-type="string" office:string-value="ORD_64" calcext:value-type="string">
            <text:p>ORD_64</text:p>
          </table:table-cell>
          <table:table-cell table:style-name="ce36" table:formula="of:=RANDBETWEEN(DATE(2015;1;1);DATE(2015;6;30))" office:value-type="date" office:date-value="2015-03-04" calcext:value-type="date">
            <text:p>2015-03-04</text:p>
          </table:table-cell>
          <table:table-cell table:style-name="ce37" table:formula="of:=RANDBETWEEN(100000; 10000000)" office:value-type="float" office:value="2024427" calcext:value-type="float">
            <text:p>2024427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55]" office:value-type="string" office:string-value="ORD_65" calcext:value-type="string">
            <text:p>ORD_65</text:p>
          </table:table-cell>
          <table:table-cell table:style-name="ce36" table:formula="of:=RANDBETWEEN(DATE(2015;1;1);DATE(2015;6;30))" office:value-type="date" office:date-value="2015-05-17" calcext:value-type="date">
            <text:p>2015-05-17</text:p>
          </table:table-cell>
          <table:table-cell table:style-name="ce37" table:formula="of:=RANDBETWEEN(100000; 10000000)" office:value-type="float" office:value="3238593" calcext:value-type="float">
            <text:p>3238593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4" table:formula="of:=RANDBETWEEN(1; 50)" office:value-type="float" office:value="12" calcext:value-type="float">
            <text:p>12</text:p>
          </table:table-cell>
          <table:table-cell table:style-name="ce34" table:formula="of:=&quot;ORD_&quot;&amp;[.A56]" office:value-type="string" office:string-value="ORD_66" calcext:value-type="string">
            <text:p>ORD_66</text:p>
          </table:table-cell>
          <table:table-cell table:style-name="ce36" table:formula="of:=RANDBETWEEN(DATE(2015;1;1);DATE(2015;6;30))" office:value-type="date" office:date-value="2015-03-12" calcext:value-type="date">
            <text:p>2015-03-12</text:p>
          </table:table-cell>
          <table:table-cell table:style-name="ce37" table:formula="of:=RANDBETWEEN(100000; 10000000)" office:value-type="float" office:value="3460831" calcext:value-type="float">
            <text:p>3460831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4" table:formula="of:=RANDBETWEEN(1; 50)" office:value-type="float" office:value="16" calcext:value-type="float">
            <text:p>16</text:p>
          </table:table-cell>
          <table:table-cell table:style-name="ce34" table:formula="of:=&quot;ORD_&quot;&amp;[.A57]" office:value-type="string" office:string-value="ORD_67" calcext:value-type="string">
            <text:p>ORD_67</text:p>
          </table:table-cell>
          <table:table-cell table:style-name="ce36" table:formula="of:=RANDBETWEEN(DATE(2015;1;1);DATE(2015;6;30))" office:value-type="date" office:date-value="2015-02-09" calcext:value-type="date">
            <text:p>2015-02-09</text:p>
          </table:table-cell>
          <table:table-cell table:style-name="ce37" table:formula="of:=RANDBETWEEN(100000; 10000000)" office:value-type="float" office:value="703225" calcext:value-type="float">
            <text:p>703225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58]" office:value-type="string" office:string-value="ORD_68" calcext:value-type="string">
            <text:p>ORD_68</text:p>
          </table:table-cell>
          <table:table-cell table:style-name="ce36" table:formula="of:=RANDBETWEEN(DATE(2015;1;1);DATE(2015;6;30))" office:value-type="date" office:date-value="2015-01-19" calcext:value-type="date">
            <text:p>2015-01-19</text:p>
          </table:table-cell>
          <table:table-cell table:style-name="ce37" table:formula="of:=RANDBETWEEN(100000; 10000000)" office:value-type="float" office:value="3607198" calcext:value-type="float">
            <text:p>3607198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4" table:formula="of:=RANDBETWEEN(1; 50)" office:value-type="float" office:value="27" calcext:value-type="float">
            <text:p>27</text:p>
          </table:table-cell>
          <table:table-cell table:style-name="ce34" table:formula="of:=&quot;ORD_&quot;&amp;[.A59]" office:value-type="string" office:string-value="ORD_69" calcext:value-type="string">
            <text:p>ORD_69</text:p>
          </table:table-cell>
          <table:table-cell table:style-name="ce36" table:formula="of:=RANDBETWEEN(DATE(2015;1;1);DATE(2015;6;30))" office:value-type="date" office:date-value="2015-06-14" calcext:value-type="date">
            <text:p>2015-06-14</text:p>
          </table:table-cell>
          <table:table-cell table:style-name="ce37" table:formula="of:=RANDBETWEEN(100000; 10000000)" office:value-type="float" office:value="6084148" calcext:value-type="float">
            <text:p>608414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4" table:formula="of:=RANDBETWEEN(1; 50)" office:value-type="float" office:value="30" calcext:value-type="float">
            <text:p>30</text:p>
          </table:table-cell>
          <table:table-cell table:style-name="ce34" table:formula="of:=&quot;ORD_&quot;&amp;[.A60]" office:value-type="string" office:string-value="ORD_70" calcext:value-type="string">
            <text:p>ORD_70</text:p>
          </table:table-cell>
          <table:table-cell table:style-name="ce36" table:formula="of:=RANDBETWEEN(DATE(2015;1;1);DATE(2015;6;30))" office:value-type="date" office:date-value="2015-05-15" calcext:value-type="date">
            <text:p>2015-05-15</text:p>
          </table:table-cell>
          <table:table-cell table:style-name="ce37" table:formula="of:=RANDBETWEEN(100000; 10000000)" office:value-type="float" office:value="9001645" calcext:value-type="float">
            <text:p>900164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61]" office:value-type="string" office:string-value="ORD_71" calcext:value-type="string">
            <text:p>ORD_71</text:p>
          </table:table-cell>
          <table:table-cell table:style-name="ce36" table:formula="of:=RANDBETWEEN(DATE(2015;1;1);DATE(2015;6;30))" office:value-type="date" office:date-value="2015-01-19" calcext:value-type="date">
            <text:p>2015-01-19</text:p>
          </table:table-cell>
          <table:table-cell table:style-name="ce37" table:formula="of:=RANDBETWEEN(100000; 10000000)" office:value-type="float" office:value="4068226" calcext:value-type="float">
            <text:p>4068226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62]" office:value-type="string" office:string-value="ORD_72" calcext:value-type="string">
            <text:p>ORD_72</text:p>
          </table:table-cell>
          <table:table-cell table:style-name="ce36" table:formula="of:=RANDBETWEEN(DATE(2015;1;1);DATE(2015;6;30))" office:value-type="date" office:date-value="2015-01-18" calcext:value-type="date">
            <text:p>2015-01-18</text:p>
          </table:table-cell>
          <table:table-cell table:style-name="ce37" table:formula="of:=RANDBETWEEN(100000; 10000000)" office:value-type="float" office:value="3505864" calcext:value-type="float">
            <text:p>3505864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63]" office:value-type="string" office:string-value="ORD_74" calcext:value-type="string">
            <text:p>ORD_74</text:p>
          </table:table-cell>
          <table:table-cell table:style-name="ce36" table:formula="of:=RANDBETWEEN(DATE(2015;1;1);DATE(2015;6;30))" office:value-type="date" office:date-value="2015-04-24" calcext:value-type="date">
            <text:p>2015-04-24</text:p>
          </table:table-cell>
          <table:table-cell table:style-name="ce37" table:formula="of:=RANDBETWEEN(100000; 10000000)" office:value-type="float" office:value="3516028" calcext:value-type="float">
            <text:p>3516028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64]" office:value-type="string" office:string-value="ORD_76" calcext:value-type="string">
            <text:p>ORD_76</text:p>
          </table:table-cell>
          <table:table-cell table:style-name="ce36" table:formula="of:=RANDBETWEEN(DATE(2015;1;1);DATE(2015;6;30))" office:value-type="date" office:date-value="2015-05-01" calcext:value-type="date">
            <text:p>2015-05-01</text:p>
          </table:table-cell>
          <table:table-cell table:style-name="ce37" table:formula="of:=RANDBETWEEN(100000; 10000000)" office:value-type="float" office:value="7014602" calcext:value-type="float">
            <text:p>7014602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65]" office:value-type="string" office:string-value="ORD_77" calcext:value-type="string">
            <text:p>ORD_77</text:p>
          </table:table-cell>
          <table:table-cell table:style-name="ce36" table:formula="of:=RANDBETWEEN(DATE(2015;1;1);DATE(2015;6;30))" office:value-type="date" office:date-value="2015-06-13" calcext:value-type="date">
            <text:p>2015-06-13</text:p>
          </table:table-cell>
          <table:table-cell table:style-name="ce37" table:formula="of:=RANDBETWEEN(100000; 10000000)" office:value-type="float" office:value="2178626" calcext:value-type="float">
            <text:p>2178626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4" table:formula="of:=RANDBETWEEN(1; 50)" office:value-type="float" office:value="19" calcext:value-type="float">
            <text:p>19</text:p>
          </table:table-cell>
          <table:table-cell table:style-name="ce34" table:formula="of:=&quot;ORD_&quot;&amp;[.A66]" office:value-type="string" office:string-value="ORD_78" calcext:value-type="string">
            <text:p>ORD_78</text:p>
          </table:table-cell>
          <table:table-cell table:style-name="ce36" table:formula="of:=RANDBETWEEN(DATE(2015;1;1);DATE(2015;6;30))" office:value-type="date" office:date-value="2015-06-20" calcext:value-type="date">
            <text:p>2015-06-20</text:p>
          </table:table-cell>
          <table:table-cell table:style-name="ce37" table:formula="of:=RANDBETWEEN(100000; 10000000)" office:value-type="float" office:value="9026166" calcext:value-type="float">
            <text:p>9026166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67]" office:value-type="string" office:string-value="ORD_80" calcext:value-type="string">
            <text:p>ORD_80</text:p>
          </table:table-cell>
          <table:table-cell table:style-name="ce36" table:formula="of:=RANDBETWEEN(DATE(2015;1;1);DATE(2015;6;30))" office:value-type="date" office:date-value="2015-01-08" calcext:value-type="date">
            <text:p>2015-01-08</text:p>
          </table:table-cell>
          <table:table-cell table:style-name="ce37" table:formula="of:=RANDBETWEEN(100000; 10000000)" office:value-type="float" office:value="2389803" calcext:value-type="float">
            <text:p>2389803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68]" office:value-type="string" office:string-value="ORD_81" calcext:value-type="string">
            <text:p>ORD_81</text:p>
          </table:table-cell>
          <table:table-cell table:style-name="ce36" table:formula="of:=RANDBETWEEN(DATE(2015;1;1);DATE(2015;6;30))" office:value-type="date" office:date-value="2015-01-04" calcext:value-type="date">
            <text:p>2015-01-04</text:p>
          </table:table-cell>
          <table:table-cell table:style-name="ce37" table:formula="of:=RANDBETWEEN(100000; 10000000)" office:value-type="float" office:value="6901241" calcext:value-type="float">
            <text:p>6901241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69]" office:value-type="string" office:string-value="ORD_82" calcext:value-type="string">
            <text:p>ORD_82</text:p>
          </table:table-cell>
          <table:table-cell table:style-name="ce36" table:formula="of:=RANDBETWEEN(DATE(2015;1;1);DATE(2015;6;30))" office:value-type="date" office:date-value="2015-01-29" calcext:value-type="date">
            <text:p>2015-01-29</text:p>
          </table:table-cell>
          <table:table-cell table:style-name="ce37" table:formula="of:=RANDBETWEEN(100000; 10000000)" office:value-type="float" office:value="7973482" calcext:value-type="float">
            <text:p>7973482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4" table:formula="of:=RANDBETWEEN(1; 50)" office:value-type="float" office:value="33" calcext:value-type="float">
            <text:p>33</text:p>
          </table:table-cell>
          <table:table-cell table:style-name="ce34" table:formula="of:=&quot;ORD_&quot;&amp;[.A70]" office:value-type="string" office:string-value="ORD_83" calcext:value-type="string">
            <text:p>ORD_83</text:p>
          </table:table-cell>
          <table:table-cell table:style-name="ce36" table:formula="of:=RANDBETWEEN(DATE(2015;1;1);DATE(2015;6;30))" office:value-type="date" office:date-value="2015-05-31" calcext:value-type="date">
            <text:p>2015-05-31</text:p>
          </table:table-cell>
          <table:table-cell table:style-name="ce37" table:formula="of:=RANDBETWEEN(100000; 10000000)" office:value-type="float" office:value="7401120" calcext:value-type="float">
            <text:p>7401120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71]" office:value-type="string" office:string-value="ORD_89" calcext:value-type="string">
            <text:p>ORD_89</text:p>
          </table:table-cell>
          <table:table-cell table:style-name="ce36" table:formula="of:=RANDBETWEEN(DATE(2015;1;1);DATE(2015;6;30))" office:value-type="date" office:date-value="2015-03-27" calcext:value-type="date">
            <text:p>2015-03-27</text:p>
          </table:table-cell>
          <table:table-cell table:style-name="ce37" table:formula="of:=RANDBETWEEN(100000; 10000000)" office:value-type="float" office:value="8444157" calcext:value-type="float">
            <text:p>8444157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4" table:formula="of:=RANDBETWEEN(1; 50)" office:value-type="float" office:value="30" calcext:value-type="float">
            <text:p>30</text:p>
          </table:table-cell>
          <table:table-cell table:style-name="ce34" table:formula="of:=&quot;ORD_&quot;&amp;[.A72]" office:value-type="string" office:string-value="ORD_90" calcext:value-type="string">
            <text:p>ORD_90</text:p>
          </table:table-cell>
          <table:table-cell table:style-name="ce36" table:formula="of:=RANDBETWEEN(DATE(2015;1;1);DATE(2015;6;30))" office:value-type="date" office:date-value="2015-04-23" calcext:value-type="date">
            <text:p>2015-04-23</text:p>
          </table:table-cell>
          <table:table-cell table:style-name="ce37" table:formula="of:=RANDBETWEEN(100000; 10000000)" office:value-type="float" office:value="3219166" calcext:value-type="float">
            <text:p>3219166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73]" office:value-type="string" office:string-value="ORD_91" calcext:value-type="string">
            <text:p>ORD_91</text:p>
          </table:table-cell>
          <table:table-cell table:style-name="ce36" table:formula="of:=RANDBETWEEN(DATE(2015;1;1);DATE(2015;6;30))" office:value-type="date" office:date-value="2015-05-24" calcext:value-type="date">
            <text:p>2015-05-24</text:p>
          </table:table-cell>
          <table:table-cell table:style-name="ce37" table:formula="of:=RANDBETWEEN(100000; 10000000)" office:value-type="float" office:value="2934395" calcext:value-type="float">
            <text:p>29343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74]" office:value-type="string" office:string-value="ORD_92" calcext:value-type="string">
            <text:p>ORD_92</text:p>
          </table:table-cell>
          <table:table-cell table:style-name="ce36" table:formula="of:=RANDBETWEEN(DATE(2015;1;1);DATE(2015;6;30))" office:value-type="date" office:date-value="2015-02-19" calcext:value-type="date">
            <text:p>2015-02-19</text:p>
          </table:table-cell>
          <table:table-cell table:style-name="ce37" table:formula="of:=RANDBETWEEN(100000; 10000000)" office:value-type="float" office:value="7367614" calcext:value-type="float">
            <text:p>7367614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75]" office:value-type="string" office:string-value="ORD_93" calcext:value-type="string">
            <text:p>ORD_93</text:p>
          </table:table-cell>
          <table:table-cell table:style-name="ce36" table:formula="of:=RANDBETWEEN(DATE(2015;1;1);DATE(2015;6;30))" office:value-type="date" office:date-value="2015-02-07" calcext:value-type="date">
            <text:p>2015-02-07</text:p>
          </table:table-cell>
          <table:table-cell table:style-name="ce37" table:formula="of:=RANDBETWEEN(100000; 10000000)" office:value-type="float" office:value="7500745" calcext:value-type="float">
            <text:p>7500745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76]" office:value-type="string" office:string-value="ORD_94" calcext:value-type="string">
            <text:p>ORD_94</text:p>
          </table:table-cell>
          <table:table-cell table:style-name="ce36" table:formula="of:=RANDBETWEEN(DATE(2015;1;1);DATE(2015;6;30))" office:value-type="date" office:date-value="2015-05-19" calcext:value-type="date">
            <text:p>2015-05-19</text:p>
          </table:table-cell>
          <table:table-cell table:style-name="ce37" table:formula="of:=RANDBETWEEN(100000; 10000000)" office:value-type="float" office:value="680362" calcext:value-type="float">
            <text:p>680362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4" table:formula="of:=RANDBETWEEN(1; 50)" office:value-type="float" office:value="21" calcext:value-type="float">
            <text:p>21</text:p>
          </table:table-cell>
          <table:table-cell table:style-name="ce34" table:formula="of:=&quot;ORD_&quot;&amp;[.A77]" office:value-type="string" office:string-value="ORD_95" calcext:value-type="string">
            <text:p>ORD_95</text:p>
          </table:table-cell>
          <table:table-cell table:style-name="ce36" table:formula="of:=RANDBETWEEN(DATE(2015;1;1);DATE(2015;6;30))" office:value-type="date" office:date-value="2015-04-10" calcext:value-type="date">
            <text:p>2015-04-10</text:p>
          </table:table-cell>
          <table:table-cell table:style-name="ce37" table:formula="of:=RANDBETWEEN(100000; 10000000)" office:value-type="float" office:value="109621" calcext:value-type="float">
            <text:p>109621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78]" office:value-type="string" office:string-value="ORD_96" calcext:value-type="string">
            <text:p>ORD_96</text:p>
          </table:table-cell>
          <table:table-cell table:style-name="ce36" table:formula="of:=RANDBETWEEN(DATE(2015;1;1);DATE(2015;6;30))" office:value-type="date" office:date-value="2015-05-16" calcext:value-type="date">
            <text:p>2015-05-16</text:p>
          </table:table-cell>
          <table:table-cell table:style-name="ce37" table:formula="of:=RANDBETWEEN(100000; 10000000)" office:value-type="float" office:value="984138" calcext:value-type="float">
            <text:p>984138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4" table:formula="of:=RANDBETWEEN(1; 50)" office:value-type="float" office:value="1" calcext:value-type="float">
            <text:p>1</text:p>
          </table:table-cell>
          <table:table-cell table:style-name="ce34" table:formula="of:=&quot;ORD_&quot;&amp;[.A79]" office:value-type="string" office:string-value="ORD_97" calcext:value-type="string">
            <text:p>ORD_97</text:p>
          </table:table-cell>
          <table:table-cell table:style-name="ce36" table:formula="of:=RANDBETWEEN(DATE(2015;1;1);DATE(2015;6;30))" office:value-type="date" office:date-value="2015-04-14" calcext:value-type="date">
            <text:p>2015-04-14</text:p>
          </table:table-cell>
          <table:table-cell table:style-name="ce37" table:formula="of:=RANDBETWEEN(100000; 10000000)" office:value-type="float" office:value="8922099" calcext:value-type="float">
            <text:p>8922099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4" table:formula="of:=RANDBETWEEN(1; 50)" office:value-type="float" office:value="40" calcext:value-type="float">
            <text:p>40</text:p>
          </table:table-cell>
          <table:table-cell table:style-name="ce34" table:formula="of:=&quot;ORD_&quot;&amp;[.A80]" office:value-type="string" office:string-value="ORD_98" calcext:value-type="string">
            <text:p>ORD_98</text:p>
          </table:table-cell>
          <table:table-cell table:style-name="ce36" table:formula="of:=RANDBETWEEN(DATE(2015;1;1);DATE(2015;6;30))" office:value-type="date" office:date-value="2015-03-30" calcext:value-type="date">
            <text:p>2015-03-30</text:p>
          </table:table-cell>
          <table:table-cell table:style-name="ce37" table:formula="of:=RANDBETWEEN(100000; 10000000)" office:value-type="float" office:value="4445225" calcext:value-type="float">
            <text:p>4445225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4" table:formula="of:=RANDBETWEEN(1; 50)" office:value-type="float" office:value="6" calcext:value-type="float">
            <text:p>6</text:p>
          </table:table-cell>
          <table:table-cell table:style-name="ce34" table:formula="of:=&quot;ORD_&quot;&amp;[.A81]" office:value-type="string" office:string-value="ORD_99" calcext:value-type="string">
            <text:p>ORD_99</text:p>
          </table:table-cell>
          <table:table-cell table:style-name="ce36" table:formula="of:=RANDBETWEEN(DATE(2015;1;1);DATE(2015;6;30))" office:value-type="date" office:date-value="2015-06-18" calcext:value-type="date">
            <text:p>2015-06-18</text:p>
          </table:table-cell>
          <table:table-cell table:style-name="ce37" table:formula="of:=RANDBETWEEN(100000; 10000000)" office:value-type="float" office:value="6204459" calcext:value-type="float">
            <text:p>6204459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82]" office:value-type="string" office:string-value="ORD_100" calcext:value-type="string">
            <text:p>ORD_100</text:p>
          </table:table-cell>
          <table:table-cell table:style-name="ce36" table:formula="of:=RANDBETWEEN(DATE(2015;1;1);DATE(2015;6;30))" office:value-type="date" office:date-value="2015-06-16" calcext:value-type="date">
            <text:p>2015-06-16</text:p>
          </table:table-cell>
          <table:table-cell table:style-name="ce37" table:formula="of:=RANDBETWEEN(100000; 10000000)" office:value-type="float" office:value="1148207" calcext:value-type="float">
            <text:p>1148207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83]" office:value-type="string" office:string-value="ORD_101" calcext:value-type="string">
            <text:p>ORD_101</text:p>
          </table:table-cell>
          <table:table-cell table:style-name="ce36" table:formula="of:=RANDBETWEEN(DATE(2015;1;1);DATE(2015;6;30))" office:value-type="date" office:date-value="2015-04-29" calcext:value-type="date">
            <text:p>2015-04-29</text:p>
          </table:table-cell>
          <table:table-cell table:style-name="ce37" table:formula="of:=RANDBETWEEN(100000; 10000000)" office:value-type="float" office:value="6325789" calcext:value-type="float">
            <text:p>632578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4" table:formula="of:=RANDBETWEEN(1; 50)" office:value-type="float" office:value="40" calcext:value-type="float">
            <text:p>40</text:p>
          </table:table-cell>
          <table:table-cell table:style-name="ce34" table:formula="of:=&quot;ORD_&quot;&amp;[.A84]" office:value-type="string" office:string-value="ORD_102" calcext:value-type="string">
            <text:p>ORD_102</text:p>
          </table:table-cell>
          <table:table-cell table:style-name="ce36" table:formula="of:=RANDBETWEEN(DATE(2015;1;1);DATE(2015;6;30))" office:value-type="date" office:date-value="2015-06-04" calcext:value-type="date">
            <text:p>2015-06-04</text:p>
          </table:table-cell>
          <table:table-cell table:style-name="ce37" table:formula="of:=RANDBETWEEN(100000; 10000000)" office:value-type="float" office:value="6106075" calcext:value-type="float">
            <text:p>610607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85]" office:value-type="string" office:string-value="ORD_103" calcext:value-type="string">
            <text:p>ORD_103</text:p>
          </table:table-cell>
          <table:table-cell table:style-name="ce36" table:formula="of:=RANDBETWEEN(DATE(2015;1;1);DATE(2015;6;30))" office:value-type="date" office:date-value="2015-05-23" calcext:value-type="date">
            <text:p>2015-05-23</text:p>
          </table:table-cell>
          <table:table-cell table:style-name="ce37" table:formula="of:=RANDBETWEEN(100000; 10000000)" office:value-type="float" office:value="3107102" calcext:value-type="float">
            <text:p>3107102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4" table:formula="of:=RANDBETWEEN(1; 50)" office:value-type="float" office:value="27" calcext:value-type="float">
            <text:p>27</text:p>
          </table:table-cell>
          <table:table-cell table:style-name="ce34" table:formula="of:=&quot;ORD_&quot;&amp;[.A86]" office:value-type="string" office:string-value="ORD_110" calcext:value-type="string">
            <text:p>ORD_110</text:p>
          </table:table-cell>
          <table:table-cell table:style-name="ce36" table:formula="of:=RANDBETWEEN(DATE(2015;1;1);DATE(2015;6;30))" office:value-type="date" office:date-value="2015-05-17" calcext:value-type="date">
            <text:p>2015-05-17</text:p>
          </table:table-cell>
          <table:table-cell table:style-name="ce37" table:formula="of:=RANDBETWEEN(100000; 10000000)" office:value-type="float" office:value="6707671" calcext:value-type="float">
            <text:p>6707671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4" table:formula="of:=RANDBETWEEN(1; 50)" office:value-type="float" office:value="21" calcext:value-type="float">
            <text:p>21</text:p>
          </table:table-cell>
          <table:table-cell table:style-name="ce34" table:formula="of:=&quot;ORD_&quot;&amp;[.A87]" office:value-type="string" office:string-value="ORD_111" calcext:value-type="string">
            <text:p>ORD_111</text:p>
          </table:table-cell>
          <table:table-cell table:style-name="ce36" table:formula="of:=RANDBETWEEN(DATE(2015;1;1);DATE(2015;6;30))" office:value-type="date" office:date-value="2015-04-11" calcext:value-type="date">
            <text:p>2015-04-11</text:p>
          </table:table-cell>
          <table:table-cell table:style-name="ce37" table:formula="of:=RANDBETWEEN(100000; 10000000)" office:value-type="float" office:value="5280735" calcext:value-type="float">
            <text:p>528073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88]" office:value-type="string" office:string-value="ORD_112" calcext:value-type="string">
            <text:p>ORD_112</text:p>
          </table:table-cell>
          <table:table-cell table:style-name="ce36" table:formula="of:=RANDBETWEEN(DATE(2015;1;1);DATE(2015;6;30))" office:value-type="date" office:date-value="2015-01-19" calcext:value-type="date">
            <text:p>2015-01-19</text:p>
          </table:table-cell>
          <table:table-cell table:style-name="ce37" table:formula="of:=RANDBETWEEN(100000; 10000000)" office:value-type="float" office:value="4478101" calcext:value-type="float">
            <text:p>4478101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4" table:formula="of:=RANDBETWEEN(1; 50)" office:value-type="float" office:value="21" calcext:value-type="float">
            <text:p>21</text:p>
          </table:table-cell>
          <table:table-cell table:style-name="ce34" table:formula="of:=&quot;ORD_&quot;&amp;[.A89]" office:value-type="string" office:string-value="ORD_113" calcext:value-type="string">
            <text:p>ORD_113</text:p>
          </table:table-cell>
          <table:table-cell table:style-name="ce36" table:formula="of:=RANDBETWEEN(DATE(2015;1;1);DATE(2015;6;30))" office:value-type="date" office:date-value="2015-06-02" calcext:value-type="date">
            <text:p>2015-06-02</text:p>
          </table:table-cell>
          <table:table-cell table:style-name="ce37" table:formula="of:=RANDBETWEEN(100000; 10000000)" office:value-type="float" office:value="955537" calcext:value-type="float">
            <text:p>955537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90]" office:value-type="string" office:string-value="ORD_114" calcext:value-type="string">
            <text:p>ORD_114</text:p>
          </table:table-cell>
          <table:table-cell table:style-name="ce36" table:formula="of:=RANDBETWEEN(DATE(2015;1;1);DATE(2015;6;30))" office:value-type="date" office:date-value="2015-05-09" calcext:value-type="date">
            <text:p>2015-05-09</text:p>
          </table:table-cell>
          <table:table-cell table:style-name="ce37" table:formula="of:=RANDBETWEEN(100000; 10000000)" office:value-type="float" office:value="2163963" calcext:value-type="float">
            <text:p>2163963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91]" office:value-type="string" office:string-value="ORD_116" calcext:value-type="string">
            <text:p>ORD_116</text:p>
          </table:table-cell>
          <table:table-cell table:style-name="ce36" table:formula="of:=RANDBETWEEN(DATE(2015;1;1);DATE(2015;6;30))" office:value-type="date" office:date-value="2015-02-25" calcext:value-type="date">
            <text:p>2015-02-25</text:p>
          </table:table-cell>
          <table:table-cell table:style-name="ce37" table:formula="of:=RANDBETWEEN(100000; 10000000)" office:value-type="float" office:value="7630521" calcext:value-type="float">
            <text:p>763052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92]" office:value-type="string" office:string-value="ORD_117" calcext:value-type="string">
            <text:p>ORD_117</text:p>
          </table:table-cell>
          <table:table-cell table:style-name="ce36" table:formula="of:=RANDBETWEEN(DATE(2015;1;1);DATE(2015;6;30))" office:value-type="date" office:date-value="2015-02-28" calcext:value-type="date">
            <text:p>2015-02-28</text:p>
          </table:table-cell>
          <table:table-cell table:style-name="ce37" table:formula="of:=RANDBETWEEN(100000; 10000000)" office:value-type="float" office:value="6256658" calcext:value-type="float">
            <text:p>6256658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4" table:formula="of:=RANDBETWEEN(1; 50)" office:value-type="float" office:value="1" calcext:value-type="float">
            <text:p>1</text:p>
          </table:table-cell>
          <table:table-cell table:style-name="ce34" table:formula="of:=&quot;ORD_&quot;&amp;[.A93]" office:value-type="string" office:string-value="ORD_119" calcext:value-type="string">
            <text:p>ORD_119</text:p>
          </table:table-cell>
          <table:table-cell table:style-name="ce36" table:formula="of:=RANDBETWEEN(DATE(2015;1;1);DATE(2015;6;30))" office:value-type="date" office:date-value="2015-05-07" calcext:value-type="date">
            <text:p>2015-05-07</text:p>
          </table:table-cell>
          <table:table-cell table:style-name="ce37" table:formula="of:=RANDBETWEEN(100000; 10000000)" office:value-type="float" office:value="8767989" calcext:value-type="float">
            <text:p>8767989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4" table:formula="of:=RANDBETWEEN(1; 50)" office:value-type="float" office:value="9" calcext:value-type="float">
            <text:p>9</text:p>
          </table:table-cell>
          <table:table-cell table:style-name="ce34" table:formula="of:=&quot;ORD_&quot;&amp;[.A94]" office:value-type="string" office:string-value="ORD_120" calcext:value-type="string">
            <text:p>ORD_120</text:p>
          </table:table-cell>
          <table:table-cell table:style-name="ce36" table:formula="of:=RANDBETWEEN(DATE(2015;1;1);DATE(2015;6;30))" office:value-type="date" office:date-value="2015-04-08" calcext:value-type="date">
            <text:p>2015-04-08</text:p>
          </table:table-cell>
          <table:table-cell table:style-name="ce37" table:formula="of:=RANDBETWEEN(100000; 10000000)" office:value-type="float" office:value="3475864" calcext:value-type="float">
            <text:p>3475864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4" table:formula="of:=RANDBETWEEN(1; 50)" office:value-type="float" office:value="19" calcext:value-type="float">
            <text:p>19</text:p>
          </table:table-cell>
          <table:table-cell table:style-name="ce34" table:formula="of:=&quot;ORD_&quot;&amp;[.A95]" office:value-type="string" office:string-value="ORD_121" calcext:value-type="string">
            <text:p>ORD_121</text:p>
          </table:table-cell>
          <table:table-cell table:style-name="ce36" table:formula="of:=RANDBETWEEN(DATE(2015;1;1);DATE(2015;6;30))" office:value-type="date" office:date-value="2015-05-29" calcext:value-type="date">
            <text:p>2015-05-29</text:p>
          </table:table-cell>
          <table:table-cell table:style-name="ce37" table:formula="of:=RANDBETWEEN(100000; 10000000)" office:value-type="float" office:value="8271761" calcext:value-type="float">
            <text:p>827176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96]" office:value-type="string" office:string-value="ORD_122" calcext:value-type="string">
            <text:p>ORD_122</text:p>
          </table:table-cell>
          <table:table-cell table:style-name="ce36" table:formula="of:=RANDBETWEEN(DATE(2015;1;1);DATE(2015;6;30))" office:value-type="date" office:date-value="2015-05-27" calcext:value-type="date">
            <text:p>2015-05-27</text:p>
          </table:table-cell>
          <table:table-cell table:style-name="ce37" table:formula="of:=RANDBETWEEN(100000; 10000000)" office:value-type="float" office:value="9666886" calcext:value-type="float">
            <text:p>9666886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4" table:formula="of:=RANDBETWEEN(1; 50)" office:value-type="float" office:value="18" calcext:value-type="float">
            <text:p>18</text:p>
          </table:table-cell>
          <table:table-cell table:style-name="ce34" table:formula="of:=&quot;ORD_&quot;&amp;[.A97]" office:value-type="string" office:string-value="ORD_123" calcext:value-type="string">
            <text:p>ORD_123</text:p>
          </table:table-cell>
          <table:table-cell table:style-name="ce36" table:formula="of:=RANDBETWEEN(DATE(2015;1;1);DATE(2015;6;30))" office:value-type="date" office:date-value="2015-06-23" calcext:value-type="date">
            <text:p>2015-06-23</text:p>
          </table:table-cell>
          <table:table-cell table:style-name="ce37" table:formula="of:=RANDBETWEEN(100000; 10000000)" office:value-type="float" office:value="9772079" calcext:value-type="float">
            <text:p>9772079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98]" office:value-type="string" office:string-value="ORD_124" calcext:value-type="string">
            <text:p>ORD_124</text:p>
          </table:table-cell>
          <table:table-cell table:style-name="ce36" table:formula="of:=RANDBETWEEN(DATE(2015;1;1);DATE(2015;6;30))" office:value-type="date" office:date-value="2015-01-29" calcext:value-type="date">
            <text:p>2015-01-29</text:p>
          </table:table-cell>
          <table:table-cell table:style-name="ce37" table:formula="of:=RANDBETWEEN(100000; 10000000)" office:value-type="float" office:value="6335905" calcext:value-type="float">
            <text:p>633590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4" table:formula="of:=RANDBETWEEN(1; 50)" office:value-type="float" office:value="26" calcext:value-type="float">
            <text:p>26</text:p>
          </table:table-cell>
          <table:table-cell table:style-name="ce34" table:formula="of:=&quot;ORD_&quot;&amp;[.A99]" office:value-type="string" office:string-value="ORD_125" calcext:value-type="string">
            <text:p>ORD_125</text:p>
          </table:table-cell>
          <table:table-cell table:style-name="ce36" table:formula="of:=RANDBETWEEN(DATE(2015;1;1);DATE(2015;6;30))" office:value-type="date" office:date-value="2015-01-16" calcext:value-type="date">
            <text:p>2015-01-16</text:p>
          </table:table-cell>
          <table:table-cell table:style-name="ce37" table:formula="of:=RANDBETWEEN(100000; 10000000)" office:value-type="float" office:value="2723421" calcext:value-type="float">
            <text:p>2723421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100]" office:value-type="string" office:string-value="ORD_126" calcext:value-type="string">
            <text:p>ORD_126</text:p>
          </table:table-cell>
          <table:table-cell table:style-name="ce36" table:formula="of:=RANDBETWEEN(DATE(2015;1;1);DATE(2015;6;30))" office:value-type="date" office:date-value="2015-04-27" calcext:value-type="date">
            <text:p>2015-04-27</text:p>
          </table:table-cell>
          <table:table-cell table:style-name="ce37" table:formula="of:=RANDBETWEEN(100000; 10000000)" office:value-type="float" office:value="1377538" calcext:value-type="float">
            <text:p>1377538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4" table:formula="of:=RANDBETWEEN(1; 50)" office:value-type="float" office:value="33" calcext:value-type="float">
            <text:p>33</text:p>
          </table:table-cell>
          <table:table-cell table:style-name="ce34" table:formula="of:=&quot;ORD_&quot;&amp;[.A101]" office:value-type="string" office:string-value="ORD_127" calcext:value-type="string">
            <text:p>ORD_127</text:p>
          </table:table-cell>
          <table:table-cell table:style-name="ce36" table:formula="of:=RANDBETWEEN(DATE(2015;1;1);DATE(2015;6;30))" office:value-type="date" office:date-value="2015-03-31" calcext:value-type="date">
            <text:p>2015-03-31</text:p>
          </table:table-cell>
          <table:table-cell table:style-name="ce37" table:formula="of:=RANDBETWEEN(100000; 10000000)" office:value-type="float" office:value="9988578" calcext:value-type="float">
            <text:p>9988578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102]" office:value-type="string" office:string-value="ORD_128" calcext:value-type="string">
            <text:p>ORD_128</text:p>
          </table:table-cell>
          <table:table-cell table:style-name="ce36" table:formula="of:=RANDBETWEEN(DATE(2015;1;1);DATE(2015;6;30))" office:value-type="date" office:date-value="2015-06-14" calcext:value-type="date">
            <text:p>2015-06-14</text:p>
          </table:table-cell>
          <table:table-cell table:style-name="ce37" table:formula="of:=RANDBETWEEN(100000; 10000000)" office:value-type="float" office:value="6684172" calcext:value-type="float">
            <text:p>6684172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4" table:formula="of:=RANDBETWEEN(1; 50)" office:value-type="float" office:value="5" calcext:value-type="float">
            <text:p>5</text:p>
          </table:table-cell>
          <table:table-cell table:style-name="ce34" table:formula="of:=&quot;ORD_&quot;&amp;[.A103]" office:value-type="string" office:string-value="ORD_129" calcext:value-type="string">
            <text:p>ORD_129</text:p>
          </table:table-cell>
          <table:table-cell table:style-name="ce36" table:formula="of:=RANDBETWEEN(DATE(2015;1;1);DATE(2015;6;30))" office:value-type="date" office:date-value="2015-06-23" calcext:value-type="date">
            <text:p>2015-06-23</text:p>
          </table:table-cell>
          <table:table-cell table:style-name="ce37" table:formula="of:=RANDBETWEEN(100000; 10000000)" office:value-type="float" office:value="1895332" calcext:value-type="float">
            <text:p>1895332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4" table:formula="of:=RANDBETWEEN(1; 50)" office:value-type="float" office:value="4" calcext:value-type="float">
            <text:p>4</text:p>
          </table:table-cell>
          <table:table-cell table:style-name="ce34" table:formula="of:=&quot;ORD_&quot;&amp;[.A104]" office:value-type="string" office:string-value="ORD_130" calcext:value-type="string">
            <text:p>ORD_130</text:p>
          </table:table-cell>
          <table:table-cell table:style-name="ce36" table:formula="of:=RANDBETWEEN(DATE(2015;1;1);DATE(2015;6;30))" office:value-type="date" office:date-value="2015-05-02" calcext:value-type="date">
            <text:p>2015-05-02</text:p>
          </table:table-cell>
          <table:table-cell table:style-name="ce37" table:formula="of:=RANDBETWEEN(100000; 10000000)" office:value-type="float" office:value="8844816" calcext:value-type="float">
            <text:p>8844816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105]" office:value-type="string" office:string-value="ORD_131" calcext:value-type="string">
            <text:p>ORD_131</text:p>
          </table:table-cell>
          <table:table-cell table:style-name="ce36" table:formula="of:=RANDBETWEEN(DATE(2015;1;1);DATE(2015;6;30))" office:value-type="date" office:date-value="2015-06-23" calcext:value-type="date">
            <text:p>2015-06-23</text:p>
          </table:table-cell>
          <table:table-cell table:style-name="ce37" table:formula="of:=RANDBETWEEN(100000; 10000000)" office:value-type="float" office:value="7932816" calcext:value-type="float">
            <text:p>7932816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4" table:formula="of:=RANDBETWEEN(1; 50)" office:value-type="float" office:value="24" calcext:value-type="float">
            <text:p>24</text:p>
          </table:table-cell>
          <table:table-cell table:style-name="ce34" table:formula="of:=&quot;ORD_&quot;&amp;[.A106]" office:value-type="string" office:string-value="ORD_132" calcext:value-type="string">
            <text:p>ORD_132</text:p>
          </table:table-cell>
          <table:table-cell table:style-name="ce36" table:formula="of:=RANDBETWEEN(DATE(2015;1;1);DATE(2015;6;30))" office:value-type="date" office:date-value="2015-03-11" calcext:value-type="date">
            <text:p>2015-03-11</text:p>
          </table:table-cell>
          <table:table-cell table:style-name="ce37" table:formula="of:=RANDBETWEEN(100000; 10000000)" office:value-type="float" office:value="4956791" calcext:value-type="float">
            <text:p>495679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4" table:formula="of:=RANDBETWEEN(1; 50)" office:value-type="float" office:value="42" calcext:value-type="float">
            <text:p>42</text:p>
          </table:table-cell>
          <table:table-cell table:style-name="ce34" table:formula="of:=&quot;ORD_&quot;&amp;[.A107]" office:value-type="string" office:string-value="ORD_133" calcext:value-type="string">
            <text:p>ORD_133</text:p>
          </table:table-cell>
          <table:table-cell table:style-name="ce36" table:formula="of:=RANDBETWEEN(DATE(2015;1;1);DATE(2015;6;30))" office:value-type="date" office:date-value="2015-04-02" calcext:value-type="date">
            <text:p>2015-04-02</text:p>
          </table:table-cell>
          <table:table-cell table:style-name="ce37" table:formula="of:=RANDBETWEEN(100000; 10000000)" office:value-type="float" office:value="3361002" calcext:value-type="float">
            <text:p>3361002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4" table:formula="of:=RANDBETWEEN(1; 50)" office:value-type="float" office:value="40" calcext:value-type="float">
            <text:p>40</text:p>
          </table:table-cell>
          <table:table-cell table:style-name="ce34" table:formula="of:=&quot;ORD_&quot;&amp;[.A108]" office:value-type="string" office:string-value="ORD_134" calcext:value-type="string">
            <text:p>ORD_134</text:p>
          </table:table-cell>
          <table:table-cell table:style-name="ce36" table:formula="of:=RANDBETWEEN(DATE(2015;1;1);DATE(2015;6;30))" office:value-type="date" office:date-value="2015-05-20" calcext:value-type="date">
            <text:p>2015-05-20</text:p>
          </table:table-cell>
          <table:table-cell table:style-name="ce37" table:formula="of:=RANDBETWEEN(100000; 10000000)" office:value-type="float" office:value="391252" calcext:value-type="float">
            <text:p>391252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109]" office:value-type="string" office:string-value="ORD_135" calcext:value-type="string">
            <text:p>ORD_135</text:p>
          </table:table-cell>
          <table:table-cell table:style-name="ce36" table:formula="of:=RANDBETWEEN(DATE(2015;1;1);DATE(2015;6;30))" office:value-type="date" office:date-value="2015-06-22" calcext:value-type="date">
            <text:p>2015-06-22</text:p>
          </table:table-cell>
          <table:table-cell table:style-name="ce37" table:formula="of:=RANDBETWEEN(100000; 10000000)" office:value-type="float" office:value="2552819" calcext:value-type="float">
            <text:p>2552819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4" table:formula="of:=RANDBETWEEN(1; 50)" office:value-type="float" office:value="22" calcext:value-type="float">
            <text:p>22</text:p>
          </table:table-cell>
          <table:table-cell table:style-name="ce34" table:formula="of:=&quot;ORD_&quot;&amp;[.A110]" office:value-type="string" office:string-value="ORD_136" calcext:value-type="string">
            <text:p>ORD_136</text:p>
          </table:table-cell>
          <table:table-cell table:style-name="ce36" table:formula="of:=RANDBETWEEN(DATE(2015;1;1);DATE(2015;6;30))" office:value-type="date" office:date-value="2015-04-24" calcext:value-type="date">
            <text:p>2015-04-24</text:p>
          </table:table-cell>
          <table:table-cell table:style-name="ce37" table:formula="of:=RANDBETWEEN(100000; 10000000)" office:value-type="float" office:value="8611043" calcext:value-type="float">
            <text:p>861104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111]" office:value-type="string" office:string-value="ORD_137" calcext:value-type="string">
            <text:p>ORD_137</text:p>
          </table:table-cell>
          <table:table-cell table:style-name="ce36" table:formula="of:=RANDBETWEEN(DATE(2015;1;1);DATE(2015;6;30))" office:value-type="date" office:date-value="2015-04-30" calcext:value-type="date">
            <text:p>2015-04-30</text:p>
          </table:table-cell>
          <table:table-cell table:style-name="ce37" table:formula="of:=RANDBETWEEN(100000; 10000000)" office:value-type="float" office:value="9519960" calcext:value-type="float">
            <text:p>951996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4" table:formula="of:=RANDBETWEEN(1; 50)" office:value-type="float" office:value="7" calcext:value-type="float">
            <text:p>7</text:p>
          </table:table-cell>
          <table:table-cell table:style-name="ce34" table:formula="of:=&quot;ORD_&quot;&amp;[.A112]" office:value-type="string" office:string-value="ORD_138" calcext:value-type="string">
            <text:p>ORD_138</text:p>
          </table:table-cell>
          <table:table-cell table:style-name="ce36" table:formula="of:=RANDBETWEEN(DATE(2015;1;1);DATE(2015;6;30))" office:value-type="date" office:date-value="2015-06-23" calcext:value-type="date">
            <text:p>2015-06-23</text:p>
          </table:table-cell>
          <table:table-cell table:style-name="ce37" table:formula="of:=RANDBETWEEN(100000; 10000000)" office:value-type="float" office:value="7553483" calcext:value-type="float">
            <text:p>7553483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113]" office:value-type="string" office:string-value="ORD_139" calcext:value-type="string">
            <text:p>ORD_139</text:p>
          </table:table-cell>
          <table:table-cell table:style-name="ce36" table:formula="of:=RANDBETWEEN(DATE(2015;1;1);DATE(2015;6;30))" office:value-type="date" office:date-value="2015-05-31" calcext:value-type="date">
            <text:p>2015-05-31</text:p>
          </table:table-cell>
          <table:table-cell table:style-name="ce37" table:formula="of:=RANDBETWEEN(100000; 10000000)" office:value-type="float" office:value="5146868" calcext:value-type="float">
            <text:p>5146868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4" table:formula="of:=RANDBETWEEN(1; 50)" office:value-type="float" office:value="4" calcext:value-type="float">
            <text:p>4</text:p>
          </table:table-cell>
          <table:table-cell table:style-name="ce34" table:formula="of:=&quot;ORD_&quot;&amp;[.A114]" office:value-type="string" office:string-value="ORD_140" calcext:value-type="string">
            <text:p>ORD_140</text:p>
          </table:table-cell>
          <table:table-cell table:style-name="ce36" table:formula="of:=RANDBETWEEN(DATE(2015;1;1);DATE(2015;6;30))" office:value-type="date" office:date-value="2015-06-29" calcext:value-type="date">
            <text:p>2015-06-29</text:p>
          </table:table-cell>
          <table:table-cell table:style-name="ce37" table:formula="of:=RANDBETWEEN(100000; 10000000)" office:value-type="float" office:value="6221707" calcext:value-type="float">
            <text:p>6221707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4" table:formula="of:=RANDBETWEEN(1; 50)" office:value-type="float" office:value="22" calcext:value-type="float">
            <text:p>22</text:p>
          </table:table-cell>
          <table:table-cell table:style-name="ce34" table:formula="of:=&quot;ORD_&quot;&amp;[.A115]" office:value-type="string" office:string-value="ORD_141" calcext:value-type="string">
            <text:p>ORD_141</text:p>
          </table:table-cell>
          <table:table-cell table:style-name="ce36" table:formula="of:=RANDBETWEEN(DATE(2015;1;1);DATE(2015;6;30))" office:value-type="date" office:date-value="2015-02-05" calcext:value-type="date">
            <text:p>2015-02-05</text:p>
          </table:table-cell>
          <table:table-cell table:style-name="ce37" table:formula="of:=RANDBETWEEN(100000; 10000000)" office:value-type="float" office:value="9530477" calcext:value-type="float">
            <text:p>9530477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4" table:formula="of:=RANDBETWEEN(1; 50)" office:value-type="float" office:value="9" calcext:value-type="float">
            <text:p>9</text:p>
          </table:table-cell>
          <table:table-cell table:style-name="ce34" table:formula="of:=&quot;ORD_&quot;&amp;[.A116]" office:value-type="string" office:string-value="ORD_142" calcext:value-type="string">
            <text:p>ORD_142</text:p>
          </table:table-cell>
          <table:table-cell table:style-name="ce36" table:formula="of:=RANDBETWEEN(DATE(2015;1;1);DATE(2015;6;30))" office:value-type="date" office:date-value="2015-04-25" calcext:value-type="date">
            <text:p>2015-04-25</text:p>
          </table:table-cell>
          <table:table-cell table:style-name="ce37" table:formula="of:=RANDBETWEEN(100000; 10000000)" office:value-type="float" office:value="1477674" calcext:value-type="float">
            <text:p>147767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117]" office:value-type="string" office:string-value="ORD_143" calcext:value-type="string">
            <text:p>ORD_143</text:p>
          </table:table-cell>
          <table:table-cell table:style-name="ce36" table:formula="of:=RANDBETWEEN(DATE(2015;1;1);DATE(2015;6;30))" office:value-type="date" office:date-value="2015-06-01" calcext:value-type="date">
            <text:p>2015-06-01</text:p>
          </table:table-cell>
          <table:table-cell table:style-name="ce37" table:formula="of:=RANDBETWEEN(100000; 10000000)" office:value-type="float" office:value="3003428" calcext:value-type="float">
            <text:p>3003428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18]" office:value-type="string" office:string-value="ORD_144" calcext:value-type="string">
            <text:p>ORD_144</text:p>
          </table:table-cell>
          <table:table-cell table:style-name="ce36" table:formula="of:=RANDBETWEEN(DATE(2015;1;1);DATE(2015;6;30))" office:value-type="date" office:date-value="2015-02-02" calcext:value-type="date">
            <text:p>2015-02-02</text:p>
          </table:table-cell>
          <table:table-cell table:style-name="ce37" table:formula="of:=RANDBETWEEN(100000; 10000000)" office:value-type="float" office:value="5166017" calcext:value-type="float">
            <text:p>5166017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4" table:formula="of:=RANDBETWEEN(1; 50)" office:value-type="float" office:value="11" calcext:value-type="float">
            <text:p>11</text:p>
          </table:table-cell>
          <table:table-cell table:style-name="ce34" table:formula="of:=&quot;ORD_&quot;&amp;[.A119]" office:value-type="string" office:string-value="ORD_145" calcext:value-type="string">
            <text:p>ORD_145</text:p>
          </table:table-cell>
          <table:table-cell table:style-name="ce36" table:formula="of:=RANDBETWEEN(DATE(2015;1;1);DATE(2015;6;30))" office:value-type="date" office:date-value="2015-04-16" calcext:value-type="date">
            <text:p>2015-04-16</text:p>
          </table:table-cell>
          <table:table-cell table:style-name="ce37" table:formula="of:=RANDBETWEEN(100000; 10000000)" office:value-type="float" office:value="1170989" calcext:value-type="float">
            <text:p>1170989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4" table:formula="of:=RANDBETWEEN(1; 50)" office:value-type="float" office:value="47" calcext:value-type="float">
            <text:p>47</text:p>
          </table:table-cell>
          <table:table-cell table:style-name="ce34" table:formula="of:=&quot;ORD_&quot;&amp;[.A120]" office:value-type="string" office:string-value="ORD_146" calcext:value-type="string">
            <text:p>ORD_146</text:p>
          </table:table-cell>
          <table:table-cell table:style-name="ce36" table:formula="of:=RANDBETWEEN(DATE(2015;1;1);DATE(2015;6;30))" office:value-type="date" office:date-value="2015-03-18" calcext:value-type="date">
            <text:p>2015-03-18</text:p>
          </table:table-cell>
          <table:table-cell table:style-name="ce37" table:formula="of:=RANDBETWEEN(100000; 10000000)" office:value-type="float" office:value="5596125" calcext:value-type="float">
            <text:p>5596125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4" table:formula="of:=RANDBETWEEN(1; 50)" office:value-type="float" office:value="35" calcext:value-type="float">
            <text:p>35</text:p>
          </table:table-cell>
          <table:table-cell table:style-name="ce34" table:formula="of:=&quot;ORD_&quot;&amp;[.A121]" office:value-type="string" office:string-value="ORD_147" calcext:value-type="string">
            <text:p>ORD_147</text:p>
          </table:table-cell>
          <table:table-cell table:style-name="ce36" table:formula="of:=RANDBETWEEN(DATE(2015;1;1);DATE(2015;6;30))" office:value-type="date" office:date-value="2015-04-03" calcext:value-type="date">
            <text:p>2015-04-03</text:p>
          </table:table-cell>
          <table:table-cell table:style-name="ce37" table:formula="of:=RANDBETWEEN(100000; 10000000)" office:value-type="float" office:value="4986174" calcext:value-type="float">
            <text:p>4986174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122]" office:value-type="string" office:string-value="ORD_148" calcext:value-type="string">
            <text:p>ORD_148</text:p>
          </table:table-cell>
          <table:table-cell table:style-name="ce36" table:formula="of:=RANDBETWEEN(DATE(2015;1;1);DATE(2015;6;30))" office:value-type="date" office:date-value="2015-01-11" calcext:value-type="date">
            <text:p>2015-01-11</text:p>
          </table:table-cell>
          <table:table-cell table:style-name="ce37" table:formula="of:=RANDBETWEEN(100000; 10000000)" office:value-type="float" office:value="7211787" calcext:value-type="float">
            <text:p>7211787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123]" office:value-type="string" office:string-value="ORD_149" calcext:value-type="string">
            <text:p>ORD_149</text:p>
          </table:table-cell>
          <table:table-cell table:style-name="ce36" table:formula="of:=RANDBETWEEN(DATE(2015;1;1);DATE(2015;6;30))" office:value-type="date" office:date-value="2015-06-14" calcext:value-type="date">
            <text:p>2015-06-14</text:p>
          </table:table-cell>
          <table:table-cell table:style-name="ce37" table:formula="of:=RANDBETWEEN(100000; 10000000)" office:value-type="float" office:value="4343609" calcext:value-type="float">
            <text:p>4343609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4" table:formula="of:=RANDBETWEEN(1; 50)" office:value-type="float" office:value="26" calcext:value-type="float">
            <text:p>26</text:p>
          </table:table-cell>
          <table:table-cell table:style-name="ce34" table:formula="of:=&quot;ORD_&quot;&amp;[.A124]" office:value-type="string" office:string-value="ORD_150" calcext:value-type="string">
            <text:p>ORD_150</text:p>
          </table:table-cell>
          <table:table-cell table:style-name="ce36" table:formula="of:=RANDBETWEEN(DATE(2015;1;1);DATE(2015;6;30))" office:value-type="date" office:date-value="2015-01-30" calcext:value-type="date">
            <text:p>2015-01-30</text:p>
          </table:table-cell>
          <table:table-cell table:style-name="ce37" table:formula="of:=RANDBETWEEN(100000; 10000000)" office:value-type="float" office:value="6684983" calcext:value-type="float">
            <text:p>6684983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25]" office:value-type="string" office:string-value="ORD_151" calcext:value-type="string">
            <text:p>ORD_151</text:p>
          </table:table-cell>
          <table:table-cell table:style-name="ce36" table:formula="of:=RANDBETWEEN(DATE(2015;1;1);DATE(2015;6;30))" office:value-type="date" office:date-value="2015-03-29" calcext:value-type="date">
            <text:p>2015-03-29</text:p>
          </table:table-cell>
          <table:table-cell table:style-name="ce37" table:formula="of:=RANDBETWEEN(100000; 10000000)" office:value-type="float" office:value="6873645" calcext:value-type="float">
            <text:p>68736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126]" office:value-type="string" office:string-value="ORD_152" calcext:value-type="string">
            <text:p>ORD_152</text:p>
          </table:table-cell>
          <table:table-cell table:style-name="ce36" table:formula="of:=RANDBETWEEN(DATE(2015;1;1);DATE(2015;6;30))" office:value-type="date" office:date-value="2015-02-16" calcext:value-type="date">
            <text:p>2015-02-16</text:p>
          </table:table-cell>
          <table:table-cell table:style-name="ce37" table:formula="of:=RANDBETWEEN(100000; 10000000)" office:value-type="float" office:value="7343579" calcext:value-type="float">
            <text:p>7343579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27]" office:value-type="string" office:string-value="ORD_153" calcext:value-type="string">
            <text:p>ORD_153</text:p>
          </table:table-cell>
          <table:table-cell table:style-name="ce36" table:formula="of:=RANDBETWEEN(DATE(2015;1;1);DATE(2015;6;30))" office:value-type="date" office:date-value="2015-01-22" calcext:value-type="date">
            <text:p>2015-01-22</text:p>
          </table:table-cell>
          <table:table-cell table:style-name="ce37" table:formula="of:=RANDBETWEEN(100000; 10000000)" office:value-type="float" office:value="3266366" calcext:value-type="float">
            <text:p>3266366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128]" office:value-type="string" office:string-value="ORD_154" calcext:value-type="string">
            <text:p>ORD_154</text:p>
          </table:table-cell>
          <table:table-cell table:style-name="ce36" table:formula="of:=RANDBETWEEN(DATE(2015;1;1);DATE(2015;6;30))" office:value-type="date" office:date-value="2015-05-14" calcext:value-type="date">
            <text:p>2015-05-14</text:p>
          </table:table-cell>
          <table:table-cell table:style-name="ce37" table:formula="of:=RANDBETWEEN(100000; 10000000)" office:value-type="float" office:value="4205553" calcext:value-type="float">
            <text:p>4205553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4" table:formula="of:=RANDBETWEEN(1; 50)" office:value-type="float" office:value="20" calcext:value-type="float">
            <text:p>20</text:p>
          </table:table-cell>
          <table:table-cell table:style-name="ce34" table:formula="of:=&quot;ORD_&quot;&amp;[.A129]" office:value-type="string" office:string-value="ORD_155" calcext:value-type="string">
            <text:p>ORD_155</text:p>
          </table:table-cell>
          <table:table-cell table:style-name="ce36" table:formula="of:=RANDBETWEEN(DATE(2015;1;1);DATE(2015;6;30))" office:value-type="date" office:date-value="2015-02-26" calcext:value-type="date">
            <text:p>2015-02-26</text:p>
          </table:table-cell>
          <table:table-cell table:style-name="ce37" table:formula="of:=RANDBETWEEN(100000; 10000000)" office:value-type="float" office:value="8817122" calcext:value-type="float">
            <text:p>8817122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30]" office:value-type="string" office:string-value="ORD_156" calcext:value-type="string">
            <text:p>ORD_156</text:p>
          </table:table-cell>
          <table:table-cell table:style-name="ce36" table:formula="of:=RANDBETWEEN(DATE(2015;1;1);DATE(2015;6;30))" office:value-type="date" office:date-value="2015-05-01" calcext:value-type="date">
            <text:p>2015-05-01</text:p>
          </table:table-cell>
          <table:table-cell table:style-name="ce37" table:formula="of:=RANDBETWEEN(100000; 10000000)" office:value-type="float" office:value="3654620" calcext:value-type="float">
            <text:p>365462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131]" office:value-type="string" office:string-value="ORD_157" calcext:value-type="string">
            <text:p>ORD_157</text:p>
          </table:table-cell>
          <table:table-cell table:style-name="ce36" table:formula="of:=RANDBETWEEN(DATE(2015;1;1);DATE(2015;6;30))" office:value-type="date" office:date-value="2015-06-12" calcext:value-type="date">
            <text:p>2015-06-12</text:p>
          </table:table-cell>
          <table:table-cell table:style-name="ce37" table:formula="of:=RANDBETWEEN(100000; 10000000)" office:value-type="float" office:value="2771882" calcext:value-type="float">
            <text:p>277188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132]" office:value-type="string" office:string-value="ORD_158" calcext:value-type="string">
            <text:p>ORD_158</text:p>
          </table:table-cell>
          <table:table-cell table:style-name="ce36" table:formula="of:=RANDBETWEEN(DATE(2015;1;1);DATE(2015;6;30))" office:value-type="date" office:date-value="2015-06-27" calcext:value-type="date">
            <text:p>2015-06-27</text:p>
          </table:table-cell>
          <table:table-cell table:style-name="ce37" table:formula="of:=RANDBETWEEN(100000; 10000000)" office:value-type="float" office:value="6153141" calcext:value-type="float">
            <text:p>6153141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133]" office:value-type="string" office:string-value="ORD_159" calcext:value-type="string">
            <text:p>ORD_159</text:p>
          </table:table-cell>
          <table:table-cell table:style-name="ce36" table:formula="of:=RANDBETWEEN(DATE(2015;1;1);DATE(2015;6;30))" office:value-type="date" office:date-value="2015-06-30" calcext:value-type="date">
            <text:p>2015-06-30</text:p>
          </table:table-cell>
          <table:table-cell table:style-name="ce37" table:formula="of:=RANDBETWEEN(100000; 10000000)" office:value-type="float" office:value="5236701" calcext:value-type="float">
            <text:p>5236701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134]" office:value-type="string" office:string-value="ORD_160" calcext:value-type="string">
            <text:p>ORD_160</text:p>
          </table:table-cell>
          <table:table-cell table:style-name="ce36" table:formula="of:=RANDBETWEEN(DATE(2015;1;1);DATE(2015;6;30))" office:value-type="date" office:date-value="2015-04-10" calcext:value-type="date">
            <text:p>2015-04-10</text:p>
          </table:table-cell>
          <table:table-cell table:style-name="ce37" table:formula="of:=RANDBETWEEN(100000; 10000000)" office:value-type="float" office:value="2829741" calcext:value-type="float">
            <text:p>2829741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35]" office:value-type="string" office:string-value="ORD_162" calcext:value-type="string">
            <text:p>ORD_162</text:p>
          </table:table-cell>
          <table:table-cell table:style-name="ce36" table:formula="of:=RANDBETWEEN(DATE(2015;1;1);DATE(2015;6;30))" office:value-type="date" office:date-value="2015-06-13" calcext:value-type="date">
            <text:p>2015-06-13</text:p>
          </table:table-cell>
          <table:table-cell table:style-name="ce37" table:formula="of:=RANDBETWEEN(100000; 10000000)" office:value-type="float" office:value="8280731" calcext:value-type="float">
            <text:p>8280731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36]" office:value-type="string" office:string-value="ORD_163" calcext:value-type="string">
            <text:p>ORD_163</text:p>
          </table:table-cell>
          <table:table-cell table:style-name="ce36" table:formula="of:=RANDBETWEEN(DATE(2015;1;1);DATE(2015;6;30))" office:value-type="date" office:date-value="2015-06-05" calcext:value-type="date">
            <text:p>2015-06-05</text:p>
          </table:table-cell>
          <table:table-cell table:style-name="ce37" table:formula="of:=RANDBETWEEN(100000; 10000000)" office:value-type="float" office:value="6650075" calcext:value-type="float">
            <text:p>6650075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4" table:formula="of:=RANDBETWEEN(1; 50)" office:value-type="float" office:value="11" calcext:value-type="float">
            <text:p>11</text:p>
          </table:table-cell>
          <table:table-cell table:style-name="ce34" table:formula="of:=&quot;ORD_&quot;&amp;[.A137]" office:value-type="string" office:string-value="ORD_164" calcext:value-type="string">
            <text:p>ORD_164</text:p>
          </table:table-cell>
          <table:table-cell table:style-name="ce36" table:formula="of:=RANDBETWEEN(DATE(2015;1;1);DATE(2015;6;30))" office:value-type="date" office:date-value="2015-01-18" calcext:value-type="date">
            <text:p>2015-01-18</text:p>
          </table:table-cell>
          <table:table-cell table:style-name="ce37" table:formula="of:=RANDBETWEEN(100000; 10000000)" office:value-type="float" office:value="3346572" calcext:value-type="float">
            <text:p>334657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138]" office:value-type="string" office:string-value="ORD_166" calcext:value-type="string">
            <text:p>ORD_166</text:p>
          </table:table-cell>
          <table:table-cell table:style-name="ce36" table:formula="of:=RANDBETWEEN(DATE(2015;1;1);DATE(2015;6;30))" office:value-type="date" office:date-value="2015-03-19" calcext:value-type="date">
            <text:p>2015-03-19</text:p>
          </table:table-cell>
          <table:table-cell table:style-name="ce37" table:formula="of:=RANDBETWEEN(100000; 10000000)" office:value-type="float" office:value="8602511" calcext:value-type="float">
            <text:p>8602511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139]" office:value-type="string" office:string-value="ORD_167" calcext:value-type="string">
            <text:p>ORD_167</text:p>
          </table:table-cell>
          <table:table-cell table:style-name="ce36" table:formula="of:=RANDBETWEEN(DATE(2015;1;1);DATE(2015;6;30))" office:value-type="date" office:date-value="2015-04-01" calcext:value-type="date">
            <text:p>2015-04-01</text:p>
          </table:table-cell>
          <table:table-cell table:style-name="ce37" table:formula="of:=RANDBETWEEN(100000; 10000000)" office:value-type="float" office:value="605559" calcext:value-type="float">
            <text:p>60555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140]" office:value-type="string" office:string-value="ORD_168" calcext:value-type="string">
            <text:p>ORD_168</text:p>
          </table:table-cell>
          <table:table-cell table:style-name="ce36" table:formula="of:=RANDBETWEEN(DATE(2015;1;1);DATE(2015;6;30))" office:value-type="date" office:date-value="2015-06-19" calcext:value-type="date">
            <text:p>2015-06-19</text:p>
          </table:table-cell>
          <table:table-cell table:style-name="ce37" table:formula="of:=RANDBETWEEN(100000; 10000000)" office:value-type="float" office:value="9106170" calcext:value-type="float">
            <text:p>910617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41]" office:value-type="string" office:string-value="ORD_169" calcext:value-type="string">
            <text:p>ORD_169</text:p>
          </table:table-cell>
          <table:table-cell table:style-name="ce36" table:formula="of:=RANDBETWEEN(DATE(2015;1;1);DATE(2015;6;30))" office:value-type="date" office:date-value="2015-02-08" calcext:value-type="date">
            <text:p>2015-02-08</text:p>
          </table:table-cell>
          <table:table-cell table:style-name="ce37" table:formula="of:=RANDBETWEEN(100000; 10000000)" office:value-type="float" office:value="1772236" calcext:value-type="float">
            <text:p>1772236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42]" office:value-type="string" office:string-value="ORD_170" calcext:value-type="string">
            <text:p>ORD_170</text:p>
          </table:table-cell>
          <table:table-cell table:style-name="ce36" table:formula="of:=RANDBETWEEN(DATE(2015;1;1);DATE(2015;6;30))" office:value-type="date" office:date-value="2015-04-01" calcext:value-type="date">
            <text:p>2015-04-01</text:p>
          </table:table-cell>
          <table:table-cell table:style-name="ce37" table:formula="of:=RANDBETWEEN(100000; 10000000)" office:value-type="float" office:value="8310454" calcext:value-type="float">
            <text:p>831045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4" table:formula="of:=RANDBETWEEN(1; 50)" office:value-type="float" office:value="42" calcext:value-type="float">
            <text:p>42</text:p>
          </table:table-cell>
          <table:table-cell table:style-name="ce34" table:formula="of:=&quot;ORD_&quot;&amp;[.A143]" office:value-type="string" office:string-value="ORD_172" calcext:value-type="string">
            <text:p>ORD_172</text:p>
          </table:table-cell>
          <table:table-cell table:style-name="ce36" table:formula="of:=RANDBETWEEN(DATE(2015;1;1);DATE(2015;6;30))" office:value-type="date" office:date-value="2015-05-28" calcext:value-type="date">
            <text:p>2015-05-28</text:p>
          </table:table-cell>
          <table:table-cell table:style-name="ce37" table:formula="of:=RANDBETWEEN(100000; 10000000)" office:value-type="float" office:value="2308117" calcext:value-type="float">
            <text:p>2308117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44]" office:value-type="string" office:string-value="ORD_173" calcext:value-type="string">
            <text:p>ORD_173</text:p>
          </table:table-cell>
          <table:table-cell table:style-name="ce36" table:formula="of:=RANDBETWEEN(DATE(2015;1;1);DATE(2015;6;30))" office:value-type="date" office:date-value="2015-05-31" calcext:value-type="date">
            <text:p>2015-05-31</text:p>
          </table:table-cell>
          <table:table-cell table:style-name="ce37" table:formula="of:=RANDBETWEEN(100000; 10000000)" office:value-type="float" office:value="7700302" calcext:value-type="float">
            <text:p>7700302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145]" office:value-type="string" office:string-value="ORD_174" calcext:value-type="string">
            <text:p>ORD_174</text:p>
          </table:table-cell>
          <table:table-cell table:style-name="ce36" table:formula="of:=RANDBETWEEN(DATE(2015;1;1);DATE(2015;6;30))" office:value-type="date" office:date-value="2015-02-10" calcext:value-type="date">
            <text:p>2015-02-10</text:p>
          </table:table-cell>
          <table:table-cell table:style-name="ce37" table:formula="of:=RANDBETWEEN(100000; 10000000)" office:value-type="float" office:value="2770822" calcext:value-type="float">
            <text:p>277082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146]" office:value-type="string" office:string-value="ORD_175" calcext:value-type="string">
            <text:p>ORD_175</text:p>
          </table:table-cell>
          <table:table-cell table:style-name="ce36" table:formula="of:=RANDBETWEEN(DATE(2015;1;1);DATE(2015;6;30))" office:value-type="date" office:date-value="2015-05-02" calcext:value-type="date">
            <text:p>2015-05-02</text:p>
          </table:table-cell>
          <table:table-cell table:style-name="ce37" table:formula="of:=RANDBETWEEN(100000; 10000000)" office:value-type="float" office:value="1302170" calcext:value-type="float">
            <text:p>130217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47]" office:value-type="string" office:string-value="ORD_176" calcext:value-type="string">
            <text:p>ORD_176</text:p>
          </table:table-cell>
          <table:table-cell table:style-name="ce36" table:formula="of:=RANDBETWEEN(DATE(2015;1;1);DATE(2015;6;30))" office:value-type="date" office:date-value="2015-02-11" calcext:value-type="date">
            <text:p>2015-02-11</text:p>
          </table:table-cell>
          <table:table-cell table:style-name="ce37" table:formula="of:=RANDBETWEEN(100000; 10000000)" office:value-type="float" office:value="1830493" calcext:value-type="float">
            <text:p>1830493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148]" office:value-type="string" office:string-value="ORD_177" calcext:value-type="string">
            <text:p>ORD_177</text:p>
          </table:table-cell>
          <table:table-cell table:style-name="ce36" table:formula="of:=RANDBETWEEN(DATE(2015;1;1);DATE(2015;6;30))" office:value-type="date" office:date-value="2015-01-15" calcext:value-type="date">
            <text:p>2015-01-15</text:p>
          </table:table-cell>
          <table:table-cell table:style-name="ce37" table:formula="of:=RANDBETWEEN(100000; 10000000)" office:value-type="float" office:value="1971596" calcext:value-type="float">
            <text:p>1971596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49]" office:value-type="string" office:string-value="ORD_178" calcext:value-type="string">
            <text:p>ORD_178</text:p>
          </table:table-cell>
          <table:table-cell table:style-name="ce36" table:formula="of:=RANDBETWEEN(DATE(2015;1;1);DATE(2015;6;30))" office:value-type="date" office:date-value="2015-05-17" calcext:value-type="date">
            <text:p>2015-05-17</text:p>
          </table:table-cell>
          <table:table-cell table:style-name="ce37" table:formula="of:=RANDBETWEEN(100000; 10000000)" office:value-type="float" office:value="7829515" calcext:value-type="float">
            <text:p>782951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150]" office:value-type="string" office:string-value="ORD_179" calcext:value-type="string">
            <text:p>ORD_179</text:p>
          </table:table-cell>
          <table:table-cell table:style-name="ce36" table:formula="of:=RANDBETWEEN(DATE(2015;1;1);DATE(2015;6;30))" office:value-type="date" office:date-value="2015-04-23" calcext:value-type="date">
            <text:p>2015-04-23</text:p>
          </table:table-cell>
          <table:table-cell table:style-name="ce37" table:formula="of:=RANDBETWEEN(100000; 10000000)" office:value-type="float" office:value="3995181" calcext:value-type="float">
            <text:p>3995181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4" table:formula="of:=RANDBETWEEN(1; 50)" office:value-type="float" office:value="30" calcext:value-type="float">
            <text:p>30</text:p>
          </table:table-cell>
          <table:table-cell table:style-name="ce34" table:formula="of:=&quot;ORD_&quot;&amp;[.A151]" office:value-type="string" office:string-value="ORD_180" calcext:value-type="string">
            <text:p>ORD_180</text:p>
          </table:table-cell>
          <table:table-cell table:style-name="ce36" table:formula="of:=RANDBETWEEN(DATE(2015;1;1);DATE(2015;6;30))" office:value-type="date" office:date-value="2015-02-01" calcext:value-type="date">
            <text:p>2015-02-01</text:p>
          </table:table-cell>
          <table:table-cell table:style-name="ce37" table:formula="of:=RANDBETWEEN(100000; 10000000)" office:value-type="float" office:value="2274916" calcext:value-type="float">
            <text:p>227491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152]" office:value-type="string" office:string-value="ORD_181" calcext:value-type="string">
            <text:p>ORD_181</text:p>
          </table:table-cell>
          <table:table-cell table:style-name="ce36" table:formula="of:=RANDBETWEEN(DATE(2015;1;1);DATE(2015;6;30))" office:value-type="date" office:date-value="2015-01-15" calcext:value-type="date">
            <text:p>2015-01-15</text:p>
          </table:table-cell>
          <table:table-cell table:style-name="ce37" table:formula="of:=RANDBETWEEN(100000; 10000000)" office:value-type="float" office:value="9925183" calcext:value-type="float">
            <text:p>992518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153]" office:value-type="string" office:string-value="ORD_182" calcext:value-type="string">
            <text:p>ORD_182</text:p>
          </table:table-cell>
          <table:table-cell table:style-name="ce36" table:formula="of:=RANDBETWEEN(DATE(2015;1;1);DATE(2015;6;30))" office:value-type="date" office:date-value="2015-04-09" calcext:value-type="date">
            <text:p>2015-04-09</text:p>
          </table:table-cell>
          <table:table-cell table:style-name="ce37" table:formula="of:=RANDBETWEEN(100000; 10000000)" office:value-type="float" office:value="9427899" calcext:value-type="float">
            <text:p>9427899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4" table:formula="of:=RANDBETWEEN(1; 50)" office:value-type="float" office:value="20" calcext:value-type="float">
            <text:p>20</text:p>
          </table:table-cell>
          <table:table-cell table:style-name="ce34" table:formula="of:=&quot;ORD_&quot;&amp;[.A154]" office:value-type="string" office:string-value="ORD_183" calcext:value-type="string">
            <text:p>ORD_183</text:p>
          </table:table-cell>
          <table:table-cell table:style-name="ce36" table:formula="of:=RANDBETWEEN(DATE(2015;1;1);DATE(2015;6;30))" office:value-type="date" office:date-value="2015-02-08" calcext:value-type="date">
            <text:p>2015-02-08</text:p>
          </table:table-cell>
          <table:table-cell table:style-name="ce37" table:formula="of:=RANDBETWEEN(100000; 10000000)" office:value-type="float" office:value="1102464" calcext:value-type="float">
            <text:p>110246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55]" office:value-type="string" office:string-value="ORD_184" calcext:value-type="string">
            <text:p>ORD_184</text:p>
          </table:table-cell>
          <table:table-cell table:style-name="ce36" table:formula="of:=RANDBETWEEN(DATE(2015;1;1);DATE(2015;6;30))" office:value-type="date" office:date-value="2015-03-06" calcext:value-type="date">
            <text:p>2015-03-06</text:p>
          </table:table-cell>
          <table:table-cell table:style-name="ce37" table:formula="of:=RANDBETWEEN(100000; 10000000)" office:value-type="float" office:value="6242934" calcext:value-type="float">
            <text:p>624293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156]" office:value-type="string" office:string-value="ORD_185" calcext:value-type="string">
            <text:p>ORD_185</text:p>
          </table:table-cell>
          <table:table-cell table:style-name="ce36" table:formula="of:=RANDBETWEEN(DATE(2015;1;1);DATE(2015;6;30))" office:value-type="date" office:date-value="2015-04-24" calcext:value-type="date">
            <text:p>2015-04-24</text:p>
          </table:table-cell>
          <table:table-cell table:style-name="ce37" table:formula="of:=RANDBETWEEN(100000; 10000000)" office:value-type="float" office:value="7662437" calcext:value-type="float">
            <text:p>7662437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4" table:formula="of:=RANDBETWEEN(1; 50)" office:value-type="float" office:value="3" calcext:value-type="float">
            <text:p>3</text:p>
          </table:table-cell>
          <table:table-cell table:style-name="ce34" table:formula="of:=&quot;ORD_&quot;&amp;[.A157]" office:value-type="string" office:string-value="ORD_186" calcext:value-type="string">
            <text:p>ORD_186</text:p>
          </table:table-cell>
          <table:table-cell table:style-name="ce36" table:formula="of:=RANDBETWEEN(DATE(2015;1;1);DATE(2015;6;30))" office:value-type="date" office:date-value="2015-06-10" calcext:value-type="date">
            <text:p>2015-06-10</text:p>
          </table:table-cell>
          <table:table-cell table:style-name="ce37" table:formula="of:=RANDBETWEEN(100000; 10000000)" office:value-type="float" office:value="4501496" calcext:value-type="float">
            <text:p>4501496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158]" office:value-type="string" office:string-value="ORD_187" calcext:value-type="string">
            <text:p>ORD_187</text:p>
          </table:table-cell>
          <table:table-cell table:style-name="ce36" table:formula="of:=RANDBETWEEN(DATE(2015;1;1);DATE(2015;6;30))" office:value-type="date" office:date-value="2015-06-11" calcext:value-type="date">
            <text:p>2015-06-11</text:p>
          </table:table-cell>
          <table:table-cell table:style-name="ce37" table:formula="of:=RANDBETWEEN(100000; 10000000)" office:value-type="float" office:value="3242382" calcext:value-type="float">
            <text:p>324238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159]" office:value-type="string" office:string-value="ORD_188" calcext:value-type="string">
            <text:p>ORD_188</text:p>
          </table:table-cell>
          <table:table-cell table:style-name="ce36" table:formula="of:=RANDBETWEEN(DATE(2015;1;1);DATE(2015;6;30))" office:value-type="date" office:date-value="2015-06-30" calcext:value-type="date">
            <text:p>2015-06-30</text:p>
          </table:table-cell>
          <table:table-cell table:style-name="ce37" table:formula="of:=RANDBETWEEN(100000; 10000000)" office:value-type="float" office:value="4179050" calcext:value-type="float">
            <text:p>4179050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4" table:formula="of:=RANDBETWEEN(1; 50)" office:value-type="float" office:value="30" calcext:value-type="float">
            <text:p>30</text:p>
          </table:table-cell>
          <table:table-cell table:style-name="ce34" table:formula="of:=&quot;ORD_&quot;&amp;[.A160]" office:value-type="string" office:string-value="ORD_189" calcext:value-type="string">
            <text:p>ORD_189</text:p>
          </table:table-cell>
          <table:table-cell table:style-name="ce36" table:formula="of:=RANDBETWEEN(DATE(2015;1;1);DATE(2015;6;30))" office:value-type="date" office:date-value="2015-06-24" calcext:value-type="date">
            <text:p>2015-06-24</text:p>
          </table:table-cell>
          <table:table-cell table:style-name="ce37" table:formula="of:=RANDBETWEEN(100000; 10000000)" office:value-type="float" office:value="7376594" calcext:value-type="float">
            <text:p>7376594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4" table:formula="of:=RANDBETWEEN(1; 50)" office:value-type="float" office:value="47" calcext:value-type="float">
            <text:p>47</text:p>
          </table:table-cell>
          <table:table-cell table:style-name="ce34" table:formula="of:=&quot;ORD_&quot;&amp;[.A161]" office:value-type="string" office:string-value="ORD_190" calcext:value-type="string">
            <text:p>ORD_190</text:p>
          </table:table-cell>
          <table:table-cell table:style-name="ce36" table:formula="of:=RANDBETWEEN(DATE(2015;1;1);DATE(2015;6;30))" office:value-type="date" office:date-value="2015-05-26" calcext:value-type="date">
            <text:p>2015-05-26</text:p>
          </table:table-cell>
          <table:table-cell table:style-name="ce37" table:formula="of:=RANDBETWEEN(100000; 10000000)" office:value-type="float" office:value="5808529" calcext:value-type="float">
            <text:p>580852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4" table:formula="of:=RANDBETWEEN(1; 50)" office:value-type="float" office:value="34" calcext:value-type="float">
            <text:p>34</text:p>
          </table:table-cell>
          <table:table-cell table:style-name="ce34" table:formula="of:=&quot;ORD_&quot;&amp;[.A162]" office:value-type="string" office:string-value="ORD_191" calcext:value-type="string">
            <text:p>ORD_191</text:p>
          </table:table-cell>
          <table:table-cell table:style-name="ce36" table:formula="of:=RANDBETWEEN(DATE(2015;1;1);DATE(2015;6;30))" office:value-type="date" office:date-value="2015-06-15" calcext:value-type="date">
            <text:p>2015-06-15</text:p>
          </table:table-cell>
          <table:table-cell table:style-name="ce37" table:formula="of:=RANDBETWEEN(100000; 10000000)" office:value-type="float" office:value="1843876" calcext:value-type="float">
            <text:p>184387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4" table:formula="of:=RANDBETWEEN(1; 50)" office:value-type="float" office:value="11" calcext:value-type="float">
            <text:p>11</text:p>
          </table:table-cell>
          <table:table-cell table:style-name="ce34" table:formula="of:=&quot;ORD_&quot;&amp;[.A163]" office:value-type="string" office:string-value="ORD_192" calcext:value-type="string">
            <text:p>ORD_192</text:p>
          </table:table-cell>
          <table:table-cell table:style-name="ce36" table:formula="of:=RANDBETWEEN(DATE(2015;1;1);DATE(2015;6;30))" office:value-type="date" office:date-value="2015-06-03" calcext:value-type="date">
            <text:p>2015-06-03</text:p>
          </table:table-cell>
          <table:table-cell table:style-name="ce37" table:formula="of:=RANDBETWEEN(100000; 10000000)" office:value-type="float" office:value="6867943" calcext:value-type="float">
            <text:p>686794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4" table:formula="of:=RANDBETWEEN(1; 50)" office:value-type="float" office:value="27" calcext:value-type="float">
            <text:p>27</text:p>
          </table:table-cell>
          <table:table-cell table:style-name="ce34" table:formula="of:=&quot;ORD_&quot;&amp;[.A164]" office:value-type="string" office:string-value="ORD_193" calcext:value-type="string">
            <text:p>ORD_193</text:p>
          </table:table-cell>
          <table:table-cell table:style-name="ce36" table:formula="of:=RANDBETWEEN(DATE(2015;1;1);DATE(2015;6;30))" office:value-type="date" office:date-value="2015-01-22" calcext:value-type="date">
            <text:p>2015-01-22</text:p>
          </table:table-cell>
          <table:table-cell table:style-name="ce37" table:formula="of:=RANDBETWEEN(100000; 10000000)" office:value-type="float" office:value="8435549" calcext:value-type="float">
            <text:p>843554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4" table:formula="of:=RANDBETWEEN(1; 50)" office:value-type="float" office:value="15" calcext:value-type="float">
            <text:p>15</text:p>
          </table:table-cell>
          <table:table-cell table:style-name="ce34" table:formula="of:=&quot;ORD_&quot;&amp;[.A165]" office:value-type="string" office:string-value="ORD_195" calcext:value-type="string">
            <text:p>ORD_195</text:p>
          </table:table-cell>
          <table:table-cell table:style-name="ce36" table:formula="of:=RANDBETWEEN(DATE(2015;1;1);DATE(2015;6;30))" office:value-type="date" office:date-value="2015-01-24" calcext:value-type="date">
            <text:p>2015-01-24</text:p>
          </table:table-cell>
          <table:table-cell table:style-name="ce37" table:formula="of:=RANDBETWEEN(100000; 10000000)" office:value-type="float" office:value="5206585" calcext:value-type="float">
            <text:p>520658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166]" office:value-type="string" office:string-value="ORD_196" calcext:value-type="string">
            <text:p>ORD_196</text:p>
          </table:table-cell>
          <table:table-cell table:style-name="ce36" table:formula="of:=RANDBETWEEN(DATE(2015;1;1);DATE(2015;6;30))" office:value-type="date" office:date-value="2015-04-12" calcext:value-type="date">
            <text:p>2015-04-12</text:p>
          </table:table-cell>
          <table:table-cell table:style-name="ce37" table:formula="of:=RANDBETWEEN(100000; 10000000)" office:value-type="float" office:value="2150039" calcext:value-type="float">
            <text:p>215003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167]" office:value-type="string" office:string-value="ORD_197" calcext:value-type="string">
            <text:p>ORD_197</text:p>
          </table:table-cell>
          <table:table-cell table:style-name="ce36" table:formula="of:=RANDBETWEEN(DATE(2015;1;1);DATE(2015;6;30))" office:value-type="date" office:date-value="2015-04-21" calcext:value-type="date">
            <text:p>2015-04-21</text:p>
          </table:table-cell>
          <table:table-cell table:style-name="ce37" table:formula="of:=RANDBETWEEN(100000; 10000000)" office:value-type="float" office:value="7837872" calcext:value-type="float">
            <text:p>7837872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168]" office:value-type="string" office:string-value="ORD_198" calcext:value-type="string">
            <text:p>ORD_198</text:p>
          </table:table-cell>
          <table:table-cell table:style-name="ce36" table:formula="of:=RANDBETWEEN(DATE(2015;1;1);DATE(2015;6;30))" office:value-type="date" office:date-value="2015-05-19" calcext:value-type="date">
            <text:p>2015-05-19</text:p>
          </table:table-cell>
          <table:table-cell table:style-name="ce37" table:formula="of:=RANDBETWEEN(100000; 10000000)" office:value-type="float" office:value="9467957" calcext:value-type="float">
            <text:p>946795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4" table:formula="of:=RANDBETWEEN(1; 50)" office:value-type="float" office:value="22" calcext:value-type="float">
            <text:p>22</text:p>
          </table:table-cell>
          <table:table-cell table:style-name="ce34" table:formula="of:=&quot;ORD_&quot;&amp;[.A169]" office:value-type="string" office:string-value="ORD_200" calcext:value-type="string">
            <text:p>ORD_200</text:p>
          </table:table-cell>
          <table:table-cell table:style-name="ce36" table:formula="of:=RANDBETWEEN(DATE(2015;1;1);DATE(2015;6;30))" office:value-type="date" office:date-value="2015-01-09" calcext:value-type="date">
            <text:p>2015-01-09</text:p>
          </table:table-cell>
          <table:table-cell table:style-name="ce37" table:formula="of:=RANDBETWEEN(100000; 10000000)" office:value-type="float" office:value="1070374" calcext:value-type="float">
            <text:p>107037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170]" office:value-type="string" office:string-value="ORD_201" calcext:value-type="string">
            <text:p>ORD_201</text:p>
          </table:table-cell>
          <table:table-cell table:style-name="ce36" table:formula="of:=RANDBETWEEN(DATE(2015;1;1);DATE(2015;6;30))" office:value-type="date" office:date-value="2015-04-30" calcext:value-type="date">
            <text:p>2015-04-30</text:p>
          </table:table-cell>
          <table:table-cell table:style-name="ce37" table:formula="of:=RANDBETWEEN(100000; 10000000)" office:value-type="float" office:value="6849448" calcext:value-type="float">
            <text:p>684944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171]" office:value-type="string" office:string-value="ORD_203" calcext:value-type="string">
            <text:p>ORD_203</text:p>
          </table:table-cell>
          <table:table-cell table:style-name="ce36" table:formula="of:=RANDBETWEEN(DATE(2015;1;1);DATE(2015;6;30))" office:value-type="date" office:date-value="2015-05-01" calcext:value-type="date">
            <text:p>2015-05-01</text:p>
          </table:table-cell>
          <table:table-cell table:style-name="ce37" table:formula="of:=RANDBETWEEN(100000; 10000000)" office:value-type="float" office:value="9142846" calcext:value-type="float">
            <text:p>914284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4" table:formula="of:=RANDBETWEEN(1; 50)" office:value-type="float" office:value="47" calcext:value-type="float">
            <text:p>47</text:p>
          </table:table-cell>
          <table:table-cell table:style-name="ce34" table:formula="of:=&quot;ORD_&quot;&amp;[.A172]" office:value-type="string" office:string-value="ORD_204" calcext:value-type="string">
            <text:p>ORD_204</text:p>
          </table:table-cell>
          <table:table-cell table:style-name="ce36" table:formula="of:=RANDBETWEEN(DATE(2015;1;1);DATE(2015;6;30))" office:value-type="date" office:date-value="2015-06-09" calcext:value-type="date">
            <text:p>2015-06-09</text:p>
          </table:table-cell>
          <table:table-cell table:style-name="ce37" table:formula="of:=RANDBETWEEN(100000; 10000000)" office:value-type="float" office:value="1167631" calcext:value-type="float">
            <text:p>116763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4" table:formula="of:=RANDBETWEEN(1; 50)" office:value-type="float" office:value="3" calcext:value-type="float">
            <text:p>3</text:p>
          </table:table-cell>
          <table:table-cell table:style-name="ce34" table:formula="of:=&quot;ORD_&quot;&amp;[.A173]" office:value-type="string" office:string-value="ORD_205" calcext:value-type="string">
            <text:p>ORD_205</text:p>
          </table:table-cell>
          <table:table-cell table:style-name="ce36" table:formula="of:=RANDBETWEEN(DATE(2015;1;1);DATE(2015;6;30))" office:value-type="date" office:date-value="2015-06-03" calcext:value-type="date">
            <text:p>2015-06-03</text:p>
          </table:table-cell>
          <table:table-cell table:style-name="ce37" table:formula="of:=RANDBETWEEN(100000; 10000000)" office:value-type="float" office:value="4130037" calcext:value-type="float">
            <text:p>4130037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4" table:formula="of:=RANDBETWEEN(1; 50)" office:value-type="float" office:value="24" calcext:value-type="float">
            <text:p>24</text:p>
          </table:table-cell>
          <table:table-cell table:style-name="ce34" table:formula="of:=&quot;ORD_&quot;&amp;[.A174]" office:value-type="string" office:string-value="ORD_207" calcext:value-type="string">
            <text:p>ORD_207</text:p>
          </table:table-cell>
          <table:table-cell table:style-name="ce36" table:formula="of:=RANDBETWEEN(DATE(2015;1;1);DATE(2015;6;30))" office:value-type="date" office:date-value="2015-04-09" calcext:value-type="date">
            <text:p>2015-04-09</text:p>
          </table:table-cell>
          <table:table-cell table:style-name="ce37" table:formula="of:=RANDBETWEEN(100000; 10000000)" office:value-type="float" office:value="106375" calcext:value-type="float">
            <text:p>106375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75]" office:value-type="string" office:string-value="ORD_208" calcext:value-type="string">
            <text:p>ORD_208</text:p>
          </table:table-cell>
          <table:table-cell table:style-name="ce36" table:formula="of:=RANDBETWEEN(DATE(2015;1;1);DATE(2015;6;30))" office:value-type="date" office:date-value="2015-01-04" calcext:value-type="date">
            <text:p>2015-01-04</text:p>
          </table:table-cell>
          <table:table-cell table:style-name="ce37" table:formula="of:=RANDBETWEEN(100000; 10000000)" office:value-type="float" office:value="4032180" calcext:value-type="float">
            <text:p>403218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76]" office:value-type="string" office:string-value="ORD_209" calcext:value-type="string">
            <text:p>ORD_209</text:p>
          </table:table-cell>
          <table:table-cell table:style-name="ce36" table:formula="of:=RANDBETWEEN(DATE(2015;1;1);DATE(2015;6;30))" office:value-type="date" office:date-value="2015-05-08" calcext:value-type="date">
            <text:p>2015-05-08</text:p>
          </table:table-cell>
          <table:table-cell table:style-name="ce37" table:formula="of:=RANDBETWEEN(100000; 10000000)" office:value-type="float" office:value="4126213" calcext:value-type="float">
            <text:p>41262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177]" office:value-type="string" office:string-value="ORD_210" calcext:value-type="string">
            <text:p>ORD_210</text:p>
          </table:table-cell>
          <table:table-cell table:style-name="ce36" table:formula="of:=RANDBETWEEN(DATE(2015;1;1);DATE(2015;6;30))" office:value-type="date" office:date-value="2015-06-01" calcext:value-type="date">
            <text:p>2015-06-01</text:p>
          </table:table-cell>
          <table:table-cell table:style-name="ce37" table:formula="of:=RANDBETWEEN(100000; 10000000)" office:value-type="float" office:value="9203405" calcext:value-type="float">
            <text:p>920340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178]" office:value-type="string" office:string-value="ORD_211" calcext:value-type="string">
            <text:p>ORD_211</text:p>
          </table:table-cell>
          <table:table-cell table:style-name="ce36" table:formula="of:=RANDBETWEEN(DATE(2015;1;1);DATE(2015;6;30))" office:value-type="date" office:date-value="2015-03-30" calcext:value-type="date">
            <text:p>2015-03-30</text:p>
          </table:table-cell>
          <table:table-cell table:style-name="ce37" table:formula="of:=RANDBETWEEN(100000; 10000000)" office:value-type="float" office:value="9673216" calcext:value-type="float">
            <text:p>96732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4" table:formula="of:=RANDBETWEEN(1; 50)" office:value-type="float" office:value="42" calcext:value-type="float">
            <text:p>42</text:p>
          </table:table-cell>
          <table:table-cell table:style-name="ce34" table:formula="of:=&quot;ORD_&quot;&amp;[.A179]" office:value-type="string" office:string-value="ORD_213" calcext:value-type="string">
            <text:p>ORD_213</text:p>
          </table:table-cell>
          <table:table-cell table:style-name="ce36" table:formula="of:=RANDBETWEEN(DATE(2015;1;1);DATE(2015;6;30))" office:value-type="date" office:date-value="2015-03-17" calcext:value-type="date">
            <text:p>2015-03-17</text:p>
          </table:table-cell>
          <table:table-cell table:style-name="ce37" table:formula="of:=RANDBETWEEN(100000; 10000000)" office:value-type="float" office:value="5453649" calcext:value-type="float">
            <text:p>545364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4" table:formula="of:=RANDBETWEEN(1; 50)" office:value-type="float" office:value="35" calcext:value-type="float">
            <text:p>35</text:p>
          </table:table-cell>
          <table:table-cell table:style-name="ce34" table:formula="of:=&quot;ORD_&quot;&amp;[.A180]" office:value-type="string" office:string-value="ORD_214" calcext:value-type="string">
            <text:p>ORD_214</text:p>
          </table:table-cell>
          <table:table-cell table:style-name="ce36" table:formula="of:=RANDBETWEEN(DATE(2015;1;1);DATE(2015;6;30))" office:value-type="date" office:date-value="2015-06-06" calcext:value-type="date">
            <text:p>2015-06-06</text:p>
          </table:table-cell>
          <table:table-cell table:style-name="ce37" table:formula="of:=RANDBETWEEN(100000; 10000000)" office:value-type="float" office:value="8575590" calcext:value-type="float">
            <text:p>857559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4" table:formula="of:=RANDBETWEEN(1; 50)" office:value-type="float" office:value="3" calcext:value-type="float">
            <text:p>3</text:p>
          </table:table-cell>
          <table:table-cell table:style-name="ce34" table:formula="of:=&quot;ORD_&quot;&amp;[.A181]" office:value-type="string" office:string-value="ORD_215" calcext:value-type="string">
            <text:p>ORD_215</text:p>
          </table:table-cell>
          <table:table-cell table:style-name="ce36" table:formula="of:=RANDBETWEEN(DATE(2015;1;1);DATE(2015;6;30))" office:value-type="date" office:date-value="2015-06-13" calcext:value-type="date">
            <text:p>2015-06-13</text:p>
          </table:table-cell>
          <table:table-cell table:style-name="ce37" table:formula="of:=RANDBETWEEN(100000; 10000000)" office:value-type="float" office:value="4645018" calcext:value-type="float">
            <text:p>464501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182]" office:value-type="string" office:string-value="ORD_216" calcext:value-type="string">
            <text:p>ORD_216</text:p>
          </table:table-cell>
          <table:table-cell table:style-name="ce36" table:formula="of:=RANDBETWEEN(DATE(2015;1;1);DATE(2015;6;30))" office:value-type="date" office:date-value="2015-04-06" calcext:value-type="date">
            <text:p>2015-04-06</text:p>
          </table:table-cell>
          <table:table-cell table:style-name="ce37" table:formula="of:=RANDBETWEEN(100000; 10000000)" office:value-type="float" office:value="6100287" calcext:value-type="float">
            <text:p>610028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183]" office:value-type="string" office:string-value="ORD_218" calcext:value-type="string">
            <text:p>ORD_218</text:p>
          </table:table-cell>
          <table:table-cell table:style-name="ce36" table:formula="of:=RANDBETWEEN(DATE(2015;1;1);DATE(2015;6;30))" office:value-type="date" office:date-value="2015-06-05" calcext:value-type="date">
            <text:p>2015-06-05</text:p>
          </table:table-cell>
          <table:table-cell table:style-name="ce37" table:formula="of:=RANDBETWEEN(100000; 10000000)" office:value-type="float" office:value="1921413" calcext:value-type="float">
            <text:p>192141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184]" office:value-type="string" office:string-value="ORD_219" calcext:value-type="string">
            <text:p>ORD_219</text:p>
          </table:table-cell>
          <table:table-cell table:style-name="ce36" table:formula="of:=RANDBETWEEN(DATE(2015;1;1);DATE(2015;6;30))" office:value-type="date" office:date-value="2015-01-21" calcext:value-type="date">
            <text:p>2015-01-21</text:p>
          </table:table-cell>
          <table:table-cell table:style-name="ce37" table:formula="of:=RANDBETWEEN(100000; 10000000)" office:value-type="float" office:value="3857895" calcext:value-type="float">
            <text:p>385789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185]" office:value-type="string" office:string-value="ORD_220" calcext:value-type="string">
            <text:p>ORD_220</text:p>
          </table:table-cell>
          <table:table-cell table:style-name="ce36" table:formula="of:=RANDBETWEEN(DATE(2015;1;1);DATE(2015;6;30))" office:value-type="date" office:date-value="2015-01-18" calcext:value-type="date">
            <text:p>2015-01-18</text:p>
          </table:table-cell>
          <table:table-cell table:style-name="ce37" table:formula="of:=RANDBETWEEN(100000; 10000000)" office:value-type="float" office:value="442107" calcext:value-type="float">
            <text:p>442107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186]" office:value-type="string" office:string-value="ORD_221" calcext:value-type="string">
            <text:p>ORD_221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6627843" calcext:value-type="float">
            <text:p>662784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187]" office:value-type="string" office:string-value="ORD_222" calcext:value-type="string">
            <text:p>ORD_222</text:p>
          </table:table-cell>
          <table:table-cell table:style-name="ce36" table:formula="of:=RANDBETWEEN(DATE(2015;1;1);DATE(2015;6;30))" office:value-type="date" office:date-value="2015-05-16" calcext:value-type="date">
            <text:p>2015-05-16</text:p>
          </table:table-cell>
          <table:table-cell table:style-name="ce37" table:formula="of:=RANDBETWEEN(100000; 10000000)" office:value-type="float" office:value="2842440" calcext:value-type="float">
            <text:p>284244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188]" office:value-type="string" office:string-value="ORD_224" calcext:value-type="string">
            <text:p>ORD_224</text:p>
          </table:table-cell>
          <table:table-cell table:style-name="ce36" table:formula="of:=RANDBETWEEN(DATE(2015;1;1);DATE(2015;6;30))" office:value-type="date" office:date-value="2015-02-10" calcext:value-type="date">
            <text:p>2015-02-10</text:p>
          </table:table-cell>
          <table:table-cell table:style-name="ce37" table:formula="of:=RANDBETWEEN(100000; 10000000)" office:value-type="float" office:value="4866435" calcext:value-type="float">
            <text:p>486643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4" table:formula="of:=RANDBETWEEN(1; 50)" office:value-type="float" office:value="7" calcext:value-type="float">
            <text:p>7</text:p>
          </table:table-cell>
          <table:table-cell table:style-name="ce34" table:formula="of:=&quot;ORD_&quot;&amp;[.A189]" office:value-type="string" office:string-value="ORD_225" calcext:value-type="string">
            <text:p>ORD_225</text:p>
          </table:table-cell>
          <table:table-cell table:style-name="ce36" table:formula="of:=RANDBETWEEN(DATE(2015;1;1);DATE(2015;6;30))" office:value-type="date" office:date-value="2015-05-08" calcext:value-type="date">
            <text:p>2015-05-08</text:p>
          </table:table-cell>
          <table:table-cell table:style-name="ce37" table:formula="of:=RANDBETWEEN(100000; 10000000)" office:value-type="float" office:value="8332068" calcext:value-type="float">
            <text:p>8332068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4" table:formula="of:=RANDBETWEEN(1; 50)" office:value-type="float" office:value="27" calcext:value-type="float">
            <text:p>27</text:p>
          </table:table-cell>
          <table:table-cell table:style-name="ce34" table:formula="of:=&quot;ORD_&quot;&amp;[.A190]" office:value-type="string" office:string-value="ORD_226" calcext:value-type="string">
            <text:p>ORD_226</text:p>
          </table:table-cell>
          <table:table-cell table:style-name="ce36" table:formula="of:=RANDBETWEEN(DATE(2015;1;1);DATE(2015;6;30))" office:value-type="date" office:date-value="2015-06-30" calcext:value-type="date">
            <text:p>2015-06-30</text:p>
          </table:table-cell>
          <table:table-cell table:style-name="ce37" table:formula="of:=RANDBETWEEN(100000; 10000000)" office:value-type="float" office:value="4340154" calcext:value-type="float">
            <text:p>434015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4" table:formula="of:=RANDBETWEEN(1; 50)" office:value-type="float" office:value="38" calcext:value-type="float">
            <text:p>38</text:p>
          </table:table-cell>
          <table:table-cell table:style-name="ce34" table:formula="of:=&quot;ORD_&quot;&amp;[.A191]" office:value-type="string" office:string-value="ORD_227" calcext:value-type="string">
            <text:p>ORD_227</text:p>
          </table:table-cell>
          <table:table-cell table:style-name="ce36" table:formula="of:=RANDBETWEEN(DATE(2015;1;1);DATE(2015;6;30))" office:value-type="date" office:date-value="2015-06-14" calcext:value-type="date">
            <text:p>2015-06-14</text:p>
          </table:table-cell>
          <table:table-cell table:style-name="ce37" table:formula="of:=RANDBETWEEN(100000; 10000000)" office:value-type="float" office:value="6857618" calcext:value-type="float">
            <text:p>685761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192]" office:value-type="string" office:string-value="ORD_228" calcext:value-type="string">
            <text:p>ORD_228</text:p>
          </table:table-cell>
          <table:table-cell table:style-name="ce36" table:formula="of:=RANDBETWEEN(DATE(2015;1;1);DATE(2015;6;30))" office:value-type="date" office:date-value="2015-02-06" calcext:value-type="date">
            <text:p>2015-02-06</text:p>
          </table:table-cell>
          <table:table-cell table:style-name="ce37" table:formula="of:=RANDBETWEEN(100000; 10000000)" office:value-type="float" office:value="1822253" calcext:value-type="float">
            <text:p>182225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4" table:formula="of:=RANDBETWEEN(1; 50)" office:value-type="float" office:value="5" calcext:value-type="float">
            <text:p>5</text:p>
          </table:table-cell>
          <table:table-cell table:style-name="ce34" table:formula="of:=&quot;ORD_&quot;&amp;[.A193]" office:value-type="string" office:string-value="ORD_230" calcext:value-type="string">
            <text:p>ORD_230</text:p>
          </table:table-cell>
          <table:table-cell table:style-name="ce36" table:formula="of:=RANDBETWEEN(DATE(2015;1;1);DATE(2015;6;30))" office:value-type="date" office:date-value="2015-01-30" calcext:value-type="date">
            <text:p>2015-01-30</text:p>
          </table:table-cell>
          <table:table-cell table:style-name="ce37" table:formula="of:=RANDBETWEEN(100000; 10000000)" office:value-type="float" office:value="7582564" calcext:value-type="float">
            <text:p>758256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4" table:formula="of:=RANDBETWEEN(1; 50)" office:value-type="float" office:value="19" calcext:value-type="float">
            <text:p>19</text:p>
          </table:table-cell>
          <table:table-cell table:style-name="ce34" table:formula="of:=&quot;ORD_&quot;&amp;[.A194]" office:value-type="string" office:string-value="ORD_231" calcext:value-type="string">
            <text:p>ORD_231</text:p>
          </table:table-cell>
          <table:table-cell table:style-name="ce36" table:formula="of:=RANDBETWEEN(DATE(2015;1;1);DATE(2015;6;30))" office:value-type="date" office:date-value="2015-02-23" calcext:value-type="date">
            <text:p>2015-02-23</text:p>
          </table:table-cell>
          <table:table-cell table:style-name="ce37" table:formula="of:=RANDBETWEEN(100000; 10000000)" office:value-type="float" office:value="7354671" calcext:value-type="float">
            <text:p>735467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4" table:formula="of:=RANDBETWEEN(1; 50)" office:value-type="float" office:value="16" calcext:value-type="float">
            <text:p>16</text:p>
          </table:table-cell>
          <table:table-cell table:style-name="ce34" table:formula="of:=&quot;ORD_&quot;&amp;[.A195]" office:value-type="string" office:string-value="ORD_232" calcext:value-type="string">
            <text:p>ORD_232</text:p>
          </table:table-cell>
          <table:table-cell table:style-name="ce36" table:formula="of:=RANDBETWEEN(DATE(2015;1;1);DATE(2015;6;30))" office:value-type="date" office:date-value="2015-02-04" calcext:value-type="date">
            <text:p>2015-02-04</text:p>
          </table:table-cell>
          <table:table-cell table:style-name="ce37" table:formula="of:=RANDBETWEEN(100000; 10000000)" office:value-type="float" office:value="4914311" calcext:value-type="float">
            <text:p>491431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4" table:formula="of:=RANDBETWEEN(1; 50)" office:value-type="float" office:value="40" calcext:value-type="float">
            <text:p>40</text:p>
          </table:table-cell>
          <table:table-cell table:style-name="ce34" table:formula="of:=&quot;ORD_&quot;&amp;[.A196]" office:value-type="string" office:string-value="ORD_233" calcext:value-type="string">
            <text:p>ORD_233</text:p>
          </table:table-cell>
          <table:table-cell table:style-name="ce36" table:formula="of:=RANDBETWEEN(DATE(2015;1;1);DATE(2015;6;30))" office:value-type="date" office:date-value="2015-03-05" calcext:value-type="date">
            <text:p>2015-03-05</text:p>
          </table:table-cell>
          <table:table-cell table:style-name="ce37" table:formula="of:=RANDBETWEEN(100000; 10000000)" office:value-type="float" office:value="9687767" calcext:value-type="float">
            <text:p>968776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197]" office:value-type="string" office:string-value="ORD_234" calcext:value-type="string">
            <text:p>ORD_234</text:p>
          </table:table-cell>
          <table:table-cell table:style-name="ce36" table:formula="of:=RANDBETWEEN(DATE(2015;1;1);DATE(2015;6;30))" office:value-type="date" office:date-value="2015-01-29" calcext:value-type="date">
            <text:p>2015-01-29</text:p>
          </table:table-cell>
          <table:table-cell table:style-name="ce37" table:formula="of:=RANDBETWEEN(100000; 10000000)" office:value-type="float" office:value="4261344" calcext:value-type="float">
            <text:p>426134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4" table:formula="of:=RANDBETWEEN(1; 50)" office:value-type="float" office:value="20" calcext:value-type="float">
            <text:p>20</text:p>
          </table:table-cell>
          <table:table-cell table:style-name="ce34" table:formula="of:=&quot;ORD_&quot;&amp;[.A198]" office:value-type="string" office:string-value="ORD_235" calcext:value-type="string">
            <text:p>ORD_235</text:p>
          </table:table-cell>
          <table:table-cell table:style-name="ce36" table:formula="of:=RANDBETWEEN(DATE(2015;1;1);DATE(2015;6;30))" office:value-type="date" office:date-value="2015-03-31" calcext:value-type="date">
            <text:p>2015-03-31</text:p>
          </table:table-cell>
          <table:table-cell table:style-name="ce37" table:formula="of:=RANDBETWEEN(100000; 10000000)" office:value-type="float" office:value="9590346" calcext:value-type="float">
            <text:p>959034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4" table:formula="of:=RANDBETWEEN(1; 50)" office:value-type="float" office:value="34" calcext:value-type="float">
            <text:p>34</text:p>
          </table:table-cell>
          <table:table-cell table:style-name="ce34" table:formula="of:=&quot;ORD_&quot;&amp;[.A199]" office:value-type="string" office:string-value="ORD_236" calcext:value-type="string">
            <text:p>ORD_236</text:p>
          </table:table-cell>
          <table:table-cell table:style-name="ce36" table:formula="of:=RANDBETWEEN(DATE(2015;1;1);DATE(2015;6;30))" office:value-type="date" office:date-value="2015-02-08" calcext:value-type="date">
            <text:p>2015-02-08</text:p>
          </table:table-cell>
          <table:table-cell table:style-name="ce37" table:formula="of:=RANDBETWEEN(100000; 10000000)" office:value-type="float" office:value="4240441" calcext:value-type="float">
            <text:p>424044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4" table:formula="of:=RANDBETWEEN(1; 50)" office:value-type="float" office:value="24" calcext:value-type="float">
            <text:p>24</text:p>
          </table:table-cell>
          <table:table-cell table:style-name="ce34" table:formula="of:=&quot;ORD_&quot;&amp;[.A200]" office:value-type="string" office:string-value="ORD_237" calcext:value-type="string">
            <text:p>ORD_237</text:p>
          </table:table-cell>
          <table:table-cell table:style-name="ce36" table:formula="of:=RANDBETWEEN(DATE(2015;1;1);DATE(2015;6;30))" office:value-type="date" office:date-value="2015-01-04" calcext:value-type="date">
            <text:p>2015-01-04</text:p>
          </table:table-cell>
          <table:table-cell table:style-name="ce37" table:formula="of:=RANDBETWEEN(100000; 10000000)" office:value-type="float" office:value="9996739" calcext:value-type="float">
            <text:p>999673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4" table:formula="of:=RANDBETWEEN(1; 50)" office:value-type="float" office:value="45" calcext:value-type="float">
            <text:p>45</text:p>
          </table:table-cell>
          <table:table-cell table:style-name="ce34" table:formula="of:=&quot;ORD_&quot;&amp;[.A201]" office:value-type="string" office:string-value="ORD_238" calcext:value-type="string">
            <text:p>ORD_238</text:p>
          </table:table-cell>
          <table:table-cell table:style-name="ce36" table:formula="of:=RANDBETWEEN(DATE(2015;1;1);DATE(2015;6;30))" office:value-type="date" office:date-value="2015-06-20" calcext:value-type="date">
            <text:p>2015-06-20</text:p>
          </table:table-cell>
          <table:table-cell table:style-name="ce37" table:formula="of:=RANDBETWEEN(100000; 10000000)" office:value-type="float" office:value="7909044" calcext:value-type="float">
            <text:p>790904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4" table:formula="of:=RANDBETWEEN(1; 50)" office:value-type="float" office:value="49" calcext:value-type="float">
            <text:p>49</text:p>
          </table:table-cell>
          <table:table-cell table:style-name="ce34" table:formula="of:=&quot;ORD_&quot;&amp;[.A202]" office:value-type="string" office:string-value="ORD_239" calcext:value-type="string">
            <text:p>ORD_239</text:p>
          </table:table-cell>
          <table:table-cell table:style-name="ce36" table:formula="of:=RANDBETWEEN(DATE(2015;1;1);DATE(2015;6;30))" office:value-type="date" office:date-value="2015-04-22" calcext:value-type="date">
            <text:p>2015-04-22</text:p>
          </table:table-cell>
          <table:table-cell table:style-name="ce37" table:formula="of:=RANDBETWEEN(100000; 10000000)" office:value-type="float" office:value="7619316" calcext:value-type="float">
            <text:p>761931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4" table:formula="of:=RANDBETWEEN(1; 50)" office:value-type="float" office:value="30" calcext:value-type="float">
            <text:p>30</text:p>
          </table:table-cell>
          <table:table-cell table:style-name="ce34" table:formula="of:=&quot;ORD_&quot;&amp;[.A203]" office:value-type="string" office:string-value="ORD_241" calcext:value-type="string">
            <text:p>ORD_241</text:p>
          </table:table-cell>
          <table:table-cell table:style-name="ce36" table:formula="of:=RANDBETWEEN(DATE(2015;1;1);DATE(2015;6;30))" office:value-type="date" office:date-value="2015-02-03" calcext:value-type="date">
            <text:p>2015-02-03</text:p>
          </table:table-cell>
          <table:table-cell table:style-name="ce37" table:formula="of:=RANDBETWEEN(100000; 10000000)" office:value-type="float" office:value="8050104" calcext:value-type="float">
            <text:p>8050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204]" office:value-type="string" office:string-value="ORD_242" calcext:value-type="string">
            <text:p>ORD_242</text:p>
          </table:table-cell>
          <table:table-cell table:style-name="ce36" table:formula="of:=RANDBETWEEN(DATE(2015;1;1);DATE(2015;6;30))" office:value-type="date" office:date-value="2015-01-16" calcext:value-type="date">
            <text:p>2015-01-16</text:p>
          </table:table-cell>
          <table:table-cell table:style-name="ce37" table:formula="of:=RANDBETWEEN(100000; 10000000)" office:value-type="float" office:value="4660129" calcext:value-type="float">
            <text:p>466012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4" table:formula="of:=RANDBETWEEN(1; 50)" office:value-type="float" office:value="29" calcext:value-type="float">
            <text:p>29</text:p>
          </table:table-cell>
          <table:table-cell table:style-name="ce34" table:formula="of:=&quot;ORD_&quot;&amp;[.A205]" office:value-type="string" office:string-value="ORD_244" calcext:value-type="string">
            <text:p>ORD_244</text:p>
          </table:table-cell>
          <table:table-cell table:style-name="ce36" table:formula="of:=RANDBETWEEN(DATE(2015;1;1);DATE(2015;6;30))" office:value-type="date" office:date-value="2015-02-07" calcext:value-type="date">
            <text:p>2015-02-07</text:p>
          </table:table-cell>
          <table:table-cell table:style-name="ce37" table:formula="of:=RANDBETWEEN(100000; 10000000)" office:value-type="float" office:value="7321761" calcext:value-type="float">
            <text:p>732176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206]" office:value-type="string" office:string-value="ORD_246" calcext:value-type="string">
            <text:p>ORD_246</text:p>
          </table:table-cell>
          <table:table-cell table:style-name="ce36" table:formula="of:=RANDBETWEEN(DATE(2015;1;1);DATE(2015;6;30))" office:value-type="date" office:date-value="2015-06-26" calcext:value-type="date">
            <text:p>2015-06-26</text:p>
          </table:table-cell>
          <table:table-cell table:style-name="ce37" table:formula="of:=RANDBETWEEN(100000; 10000000)" office:value-type="float" office:value="3523923" calcext:value-type="float">
            <text:p>352392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207]" office:value-type="string" office:string-value="ORD_247" calcext:value-type="string">
            <text:p>ORD_247</text:p>
          </table:table-cell>
          <table:table-cell table:style-name="ce36" table:formula="of:=RANDBETWEEN(DATE(2015;1;1);DATE(2015;6;30))" office:value-type="date" office:date-value="2015-04-21" calcext:value-type="date">
            <text:p>2015-04-21</text:p>
          </table:table-cell>
          <table:table-cell table:style-name="ce37" table:formula="of:=RANDBETWEEN(100000; 10000000)" office:value-type="float" office:value="5585094" calcext:value-type="float">
            <text:p>558509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208]" office:value-type="string" office:string-value="ORD_249" calcext:value-type="string">
            <text:p>ORD_249</text:p>
          </table:table-cell>
          <table:table-cell table:style-name="ce36" table:formula="of:=RANDBETWEEN(DATE(2015;1;1);DATE(2015;6;30))" office:value-type="date" office:date-value="2015-02-21" calcext:value-type="date">
            <text:p>2015-02-21</text:p>
          </table:table-cell>
          <table:table-cell table:style-name="ce37" table:formula="of:=RANDBETWEEN(100000; 10000000)" office:value-type="float" office:value="3138556" calcext:value-type="float">
            <text:p>313855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4" table:formula="of:=RANDBETWEEN(1; 50)" office:value-type="float" office:value="22" calcext:value-type="float">
            <text:p>22</text:p>
          </table:table-cell>
          <table:table-cell table:style-name="ce34" table:formula="of:=&quot;ORD_&quot;&amp;[.A209]" office:value-type="string" office:string-value="ORD_250" calcext:value-type="string">
            <text:p>ORD_250</text:p>
          </table:table-cell>
          <table:table-cell table:style-name="ce36" table:formula="of:=RANDBETWEEN(DATE(2015;1;1);DATE(2015;6;30))" office:value-type="date" office:date-value="2015-01-26" calcext:value-type="date">
            <text:p>2015-01-26</text:p>
          </table:table-cell>
          <table:table-cell table:style-name="ce37" table:formula="of:=RANDBETWEEN(100000; 10000000)" office:value-type="float" office:value="1725541" calcext:value-type="float">
            <text:p>172554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4" table:formula="of:=RANDBETWEEN(1; 50)" office:value-type="float" office:value="36" calcext:value-type="float">
            <text:p>36</text:p>
          </table:table-cell>
          <table:table-cell table:style-name="ce34" table:formula="of:=&quot;ORD_&quot;&amp;[.A210]" office:value-type="string" office:string-value="ORD_252" calcext:value-type="string">
            <text:p>ORD_252</text:p>
          </table:table-cell>
          <table:table-cell table:style-name="ce36" table:formula="of:=RANDBETWEEN(DATE(2015;1;1);DATE(2015;6;30))" office:value-type="date" office:date-value="2015-05-06" calcext:value-type="date">
            <text:p>2015-05-06</text:p>
          </table:table-cell>
          <table:table-cell table:style-name="ce37" table:formula="of:=RANDBETWEEN(100000; 10000000)" office:value-type="float" office:value="9832845" calcext:value-type="float">
            <text:p>983284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211]" office:value-type="string" office:string-value="ORD_253" calcext:value-type="string">
            <text:p>ORD_253</text:p>
          </table:table-cell>
          <table:table-cell table:style-name="ce36" table:formula="of:=RANDBETWEEN(DATE(2015;1;1);DATE(2015;6;30))" office:value-type="date" office:date-value="2015-06-08" calcext:value-type="date">
            <text:p>2015-06-08</text:p>
          </table:table-cell>
          <table:table-cell table:style-name="ce37" table:formula="of:=RANDBETWEEN(100000; 10000000)" office:value-type="float" office:value="3749425" calcext:value-type="float">
            <text:p>374942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212]" office:value-type="string" office:string-value="ORD_254" calcext:value-type="string">
            <text:p>ORD_254</text:p>
          </table:table-cell>
          <table:table-cell table:style-name="ce36" table:formula="of:=RANDBETWEEN(DATE(2015;1;1);DATE(2015;6;30))" office:value-type="date" office:date-value="2015-02-13" calcext:value-type="date">
            <text:p>2015-02-13</text:p>
          </table:table-cell>
          <table:table-cell table:style-name="ce37" table:formula="of:=RANDBETWEEN(100000; 10000000)" office:value-type="float" office:value="5018537" calcext:value-type="float">
            <text:p>501853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4" table:formula="of:=RANDBETWEEN(1; 50)" office:value-type="float" office:value="7" calcext:value-type="float">
            <text:p>7</text:p>
          </table:table-cell>
          <table:table-cell table:style-name="ce34" table:formula="of:=&quot;ORD_&quot;&amp;[.A213]" office:value-type="string" office:string-value="ORD_255" calcext:value-type="string">
            <text:p>ORD_255</text:p>
          </table:table-cell>
          <table:table-cell table:style-name="ce36" table:formula="of:=RANDBETWEEN(DATE(2015;1;1);DATE(2015;6;30))" office:value-type="date" office:date-value="2015-06-01" calcext:value-type="date">
            <text:p>2015-06-01</text:p>
          </table:table-cell>
          <table:table-cell table:style-name="ce37" table:formula="of:=RANDBETWEEN(100000; 10000000)" office:value-type="float" office:value="4479820" calcext:value-type="float">
            <text:p>44798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214]" office:value-type="string" office:string-value="ORD_256" calcext:value-type="string">
            <text:p>ORD_256</text:p>
          </table:table-cell>
          <table:table-cell table:style-name="ce36" table:formula="of:=RANDBETWEEN(DATE(2015;1;1);DATE(2015;6;30))" office:value-type="date" office:date-value="2015-02-19" calcext:value-type="date">
            <text:p>2015-02-19</text:p>
          </table:table-cell>
          <table:table-cell table:style-name="ce37" table:formula="of:=RANDBETWEEN(100000; 10000000)" office:value-type="float" office:value="5764010" calcext:value-type="float">
            <text:p>576401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215]" office:value-type="string" office:string-value="ORD_257" calcext:value-type="string">
            <text:p>ORD_257</text:p>
          </table:table-cell>
          <table:table-cell table:style-name="ce36" table:formula="of:=RANDBETWEEN(DATE(2015;1;1);DATE(2015;6;30))" office:value-type="date" office:date-value="2015-04-19" calcext:value-type="date">
            <text:p>2015-04-19</text:p>
          </table:table-cell>
          <table:table-cell table:style-name="ce37" table:formula="of:=RANDBETWEEN(100000; 10000000)" office:value-type="float" office:value="2422473" calcext:value-type="float">
            <text:p>242247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4" table:formula="of:=RANDBETWEEN(1; 50)" office:value-type="float" office:value="39" calcext:value-type="float">
            <text:p>39</text:p>
          </table:table-cell>
          <table:table-cell table:style-name="ce34" table:formula="of:=&quot;ORD_&quot;&amp;[.A216]" office:value-type="string" office:string-value="ORD_258" calcext:value-type="string">
            <text:p>ORD_258</text:p>
          </table:table-cell>
          <table:table-cell table:style-name="ce36" table:formula="of:=RANDBETWEEN(DATE(2015;1;1);DATE(2015;6;30))" office:value-type="date" office:date-value="2015-05-20" calcext:value-type="date">
            <text:p>2015-05-20</text:p>
          </table:table-cell>
          <table:table-cell table:style-name="ce37" table:formula="of:=RANDBETWEEN(100000; 10000000)" office:value-type="float" office:value="3806278" calcext:value-type="float">
            <text:p>380627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217]" office:value-type="string" office:string-value="ORD_260" calcext:value-type="string">
            <text:p>ORD_260</text:p>
          </table:table-cell>
          <table:table-cell table:style-name="ce36" table:formula="of:=RANDBETWEEN(DATE(2015;1;1);DATE(2015;6;30))" office:value-type="date" office:date-value="2015-04-02" calcext:value-type="date">
            <text:p>2015-04-02</text:p>
          </table:table-cell>
          <table:table-cell table:style-name="ce37" table:formula="of:=RANDBETWEEN(100000; 10000000)" office:value-type="float" office:value="9541379" calcext:value-type="float">
            <text:p>954137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4" table:formula="of:=RANDBETWEEN(1; 50)" office:value-type="float" office:value="12" calcext:value-type="float">
            <text:p>12</text:p>
          </table:table-cell>
          <table:table-cell table:style-name="ce34" table:formula="of:=&quot;ORD_&quot;&amp;[.A218]" office:value-type="string" office:string-value="ORD_261" calcext:value-type="string">
            <text:p>ORD_261</text:p>
          </table:table-cell>
          <table:table-cell table:style-name="ce36" table:formula="of:=RANDBETWEEN(DATE(2015;1;1);DATE(2015;6;30))" office:value-type="date" office:date-value="2015-04-11" calcext:value-type="date">
            <text:p>2015-04-11</text:p>
          </table:table-cell>
          <table:table-cell table:style-name="ce37" table:formula="of:=RANDBETWEEN(100000; 10000000)" office:value-type="float" office:value="1753409" calcext:value-type="float">
            <text:p>175340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4" table:formula="of:=RANDBETWEEN(1; 50)" office:value-type="float" office:value="9" calcext:value-type="float">
            <text:p>9</text:p>
          </table:table-cell>
          <table:table-cell table:style-name="ce34" table:formula="of:=&quot;ORD_&quot;&amp;[.A219]" office:value-type="string" office:string-value="ORD_262" calcext:value-type="string">
            <text:p>ORD_262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2041692" calcext:value-type="float">
            <text:p>204169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220]" office:value-type="string" office:string-value="ORD_263" calcext:value-type="string">
            <text:p>ORD_263</text:p>
          </table:table-cell>
          <table:table-cell table:style-name="ce36" table:formula="of:=RANDBETWEEN(DATE(2015;1;1);DATE(2015;6;30))" office:value-type="date" office:date-value="2015-01-22" calcext:value-type="date">
            <text:p>2015-01-22</text:p>
          </table:table-cell>
          <table:table-cell table:style-name="ce37" table:formula="of:=RANDBETWEEN(100000; 10000000)" office:value-type="float" office:value="1219433" calcext:value-type="float">
            <text:p>121943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4" table:formula="of:=RANDBETWEEN(1; 50)" office:value-type="float" office:value="6" calcext:value-type="float">
            <text:p>6</text:p>
          </table:table-cell>
          <table:table-cell table:style-name="ce34" table:formula="of:=&quot;ORD_&quot;&amp;[.A221]" office:value-type="string" office:string-value="ORD_265" calcext:value-type="string">
            <text:p>ORD_265</text:p>
          </table:table-cell>
          <table:table-cell table:style-name="ce36" table:formula="of:=RANDBETWEEN(DATE(2015;1;1);DATE(2015;6;30))" office:value-type="date" office:date-value="2015-04-28" calcext:value-type="date">
            <text:p>2015-04-28</text:p>
          </table:table-cell>
          <table:table-cell table:style-name="ce37" table:formula="of:=RANDBETWEEN(100000; 10000000)" office:value-type="float" office:value="625781" calcext:value-type="float">
            <text:p>62578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222]" office:value-type="string" office:string-value="ORD_266" calcext:value-type="string">
            <text:p>ORD_266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1630657" calcext:value-type="float">
            <text:p>163065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4" table:formula="of:=RANDBETWEEN(1; 50)" office:value-type="float" office:value="28" calcext:value-type="float">
            <text:p>28</text:p>
          </table:table-cell>
          <table:table-cell table:style-name="ce34" table:formula="of:=&quot;ORD_&quot;&amp;[.A223]" office:value-type="string" office:string-value="ORD_267" calcext:value-type="string">
            <text:p>ORD_267</text:p>
          </table:table-cell>
          <table:table-cell table:style-name="ce36" table:formula="of:=RANDBETWEEN(DATE(2015;1;1);DATE(2015;6;30))" office:value-type="date" office:date-value="2015-01-20" calcext:value-type="date">
            <text:p>2015-01-20</text:p>
          </table:table-cell>
          <table:table-cell table:style-name="ce37" table:formula="of:=RANDBETWEEN(100000; 10000000)" office:value-type="float" office:value="6252841" calcext:value-type="float">
            <text:p>625284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4" table:formula="of:=RANDBETWEEN(1; 50)" office:value-type="float" office:value="37" calcext:value-type="float">
            <text:p>37</text:p>
          </table:table-cell>
          <table:table-cell table:style-name="ce34" table:formula="of:=&quot;ORD_&quot;&amp;[.A224]" office:value-type="string" office:string-value="ORD_268" calcext:value-type="string">
            <text:p>ORD_268</text:p>
          </table:table-cell>
          <table:table-cell table:style-name="ce36" table:formula="of:=RANDBETWEEN(DATE(2015;1;1);DATE(2015;6;30))" office:value-type="date" office:date-value="2015-03-12" calcext:value-type="date">
            <text:p>2015-03-12</text:p>
          </table:table-cell>
          <table:table-cell table:style-name="ce37" table:formula="of:=RANDBETWEEN(100000; 10000000)" office:value-type="float" office:value="7509087" calcext:value-type="float">
            <text:p>750908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4" table:formula="of:=RANDBETWEEN(1; 50)" office:value-type="float" office:value="32" calcext:value-type="float">
            <text:p>32</text:p>
          </table:table-cell>
          <table:table-cell table:style-name="ce34" table:formula="of:=&quot;ORD_&quot;&amp;[.A225]" office:value-type="string" office:string-value="ORD_269" calcext:value-type="string">
            <text:p>ORD_269</text:p>
          </table:table-cell>
          <table:table-cell table:style-name="ce36" table:formula="of:=RANDBETWEEN(DATE(2015;1;1);DATE(2015;6;30))" office:value-type="date" office:date-value="2015-04-03" calcext:value-type="date">
            <text:p>2015-04-03</text:p>
          </table:table-cell>
          <table:table-cell table:style-name="ce37" table:formula="of:=RANDBETWEEN(100000; 10000000)" office:value-type="float" office:value="1227157" calcext:value-type="float">
            <text:p>122715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226]" office:value-type="string" office:string-value="ORD_270" calcext:value-type="string">
            <text:p>ORD_270</text:p>
          </table:table-cell>
          <table:table-cell table:style-name="ce36" table:formula="of:=RANDBETWEEN(DATE(2015;1;1);DATE(2015;6;30))" office:value-type="date" office:date-value="2015-01-04" calcext:value-type="date">
            <text:p>2015-01-04</text:p>
          </table:table-cell>
          <table:table-cell table:style-name="ce37" table:formula="of:=RANDBETWEEN(100000; 10000000)" office:value-type="float" office:value="2077051" calcext:value-type="float">
            <text:p>20770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4" table:formula="of:=RANDBETWEEN(1; 50)" office:value-type="float" office:value="12" calcext:value-type="float">
            <text:p>12</text:p>
          </table:table-cell>
          <table:table-cell table:style-name="ce34" table:formula="of:=&quot;ORD_&quot;&amp;[.A227]" office:value-type="string" office:string-value="ORD_271" calcext:value-type="string">
            <text:p>ORD_271</text:p>
          </table:table-cell>
          <table:table-cell table:style-name="ce36" table:formula="of:=RANDBETWEEN(DATE(2015;1;1);DATE(2015;6;30))" office:value-type="date" office:date-value="2015-04-09" calcext:value-type="date">
            <text:p>2015-04-09</text:p>
          </table:table-cell>
          <table:table-cell table:style-name="ce37" table:formula="of:=RANDBETWEEN(100000; 10000000)" office:value-type="float" office:value="2900160" calcext:value-type="float">
            <text:p>290016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4" table:formula="of:=RANDBETWEEN(1; 50)" office:value-type="float" office:value="22" calcext:value-type="float">
            <text:p>22</text:p>
          </table:table-cell>
          <table:table-cell table:style-name="ce34" table:formula="of:=&quot;ORD_&quot;&amp;[.A228]" office:value-type="string" office:string-value="ORD_272" calcext:value-type="string">
            <text:p>ORD_272</text:p>
          </table:table-cell>
          <table:table-cell table:style-name="ce36" table:formula="of:=RANDBETWEEN(DATE(2015;1;1);DATE(2015;6;30))" office:value-type="date" office:date-value="2015-01-22" calcext:value-type="date">
            <text:p>2015-01-22</text:p>
          </table:table-cell>
          <table:table-cell table:style-name="ce37" table:formula="of:=RANDBETWEEN(100000; 10000000)" office:value-type="float" office:value="4519707" calcext:value-type="float">
            <text:p>451970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4" table:formula="of:=RANDBETWEEN(1; 50)" office:value-type="float" office:value="50" calcext:value-type="float">
            <text:p>50</text:p>
          </table:table-cell>
          <table:table-cell table:style-name="ce34" table:formula="of:=&quot;ORD_&quot;&amp;[.A229]" office:value-type="string" office:string-value="ORD_274" calcext:value-type="string">
            <text:p>ORD_274</text:p>
          </table:table-cell>
          <table:table-cell table:style-name="ce36" table:formula="of:=RANDBETWEEN(DATE(2015;1;1);DATE(2015;6;30))" office:value-type="date" office:date-value="2015-04-25" calcext:value-type="date">
            <text:p>2015-04-25</text:p>
          </table:table-cell>
          <table:table-cell table:style-name="ce37" table:formula="of:=RANDBETWEEN(100000; 10000000)" office:value-type="float" office:value="710685" calcext:value-type="float">
            <text:p>71068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4" table:formula="of:=RANDBETWEEN(1; 50)" office:value-type="float" office:value="14" calcext:value-type="float">
            <text:p>14</text:p>
          </table:table-cell>
          <table:table-cell table:style-name="ce34" table:formula="of:=&quot;ORD_&quot;&amp;[.A230]" office:value-type="string" office:string-value="ORD_275" calcext:value-type="string">
            <text:p>ORD_275</text:p>
          </table:table-cell>
          <table:table-cell table:style-name="ce36" table:formula="of:=RANDBETWEEN(DATE(2015;1;1);DATE(2015;6;30))" office:value-type="date" office:date-value="2015-04-30" calcext:value-type="date">
            <text:p>2015-04-30</text:p>
          </table:table-cell>
          <table:table-cell table:style-name="ce37" table:formula="of:=RANDBETWEEN(100000; 10000000)" office:value-type="float" office:value="1043960" calcext:value-type="float">
            <text:p>104396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231]" office:value-type="string" office:string-value="ORD_276" calcext:value-type="string">
            <text:p>ORD_276</text:p>
          </table:table-cell>
          <table:table-cell table:style-name="ce36" table:formula="of:=RANDBETWEEN(DATE(2015;1;1);DATE(2015;6;30))" office:value-type="date" office:date-value="2015-05-13" calcext:value-type="date">
            <text:p>2015-05-13</text:p>
          </table:table-cell>
          <table:table-cell table:style-name="ce37" table:formula="of:=RANDBETWEEN(100000; 10000000)" office:value-type="float" office:value="1452479" calcext:value-type="float">
            <text:p>145247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4" table:formula="of:=RANDBETWEEN(1; 50)" office:value-type="float" office:value="40" calcext:value-type="float">
            <text:p>40</text:p>
          </table:table-cell>
          <table:table-cell table:style-name="ce34" table:formula="of:=&quot;ORD_&quot;&amp;[.A232]" office:value-type="string" office:string-value="ORD_277" calcext:value-type="string">
            <text:p>ORD_277</text:p>
          </table:table-cell>
          <table:table-cell table:style-name="ce36" table:formula="of:=RANDBETWEEN(DATE(2015;1;1);DATE(2015;6;30))" office:value-type="date" office:date-value="2015-05-07" calcext:value-type="date">
            <text:p>2015-05-07</text:p>
          </table:table-cell>
          <table:table-cell table:style-name="ce37" table:formula="of:=RANDBETWEEN(100000; 10000000)" office:value-type="float" office:value="5972874" calcext:value-type="float">
            <text:p>597287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4" table:formula="of:=RANDBETWEEN(1; 50)" office:value-type="float" office:value="23" calcext:value-type="float">
            <text:p>23</text:p>
          </table:table-cell>
          <table:table-cell table:style-name="ce34" table:formula="of:=&quot;ORD_&quot;&amp;[.A233]" office:value-type="string" office:string-value="ORD_278" calcext:value-type="string">
            <text:p>ORD_278</text:p>
          </table:table-cell>
          <table:table-cell table:style-name="ce36" table:formula="of:=RANDBETWEEN(DATE(2015;1;1);DATE(2015;6;30))" office:value-type="date" office:date-value="2015-02-12" calcext:value-type="date">
            <text:p>2015-02-12</text:p>
          </table:table-cell>
          <table:table-cell table:style-name="ce37" table:formula="of:=RANDBETWEEN(100000; 10000000)" office:value-type="float" office:value="7787734" calcext:value-type="float">
            <text:p>77877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4" table:formula="of:=RANDBETWEEN(1; 50)" office:value-type="float" office:value="13" calcext:value-type="float">
            <text:p>13</text:p>
          </table:table-cell>
          <table:table-cell table:style-name="ce34" table:formula="of:=&quot;ORD_&quot;&amp;[.A234]" office:value-type="string" office:string-value="ORD_280" calcext:value-type="string">
            <text:p>ORD_280</text:p>
          </table:table-cell>
          <table:table-cell table:style-name="ce36" table:formula="of:=RANDBETWEEN(DATE(2015;1;1);DATE(2015;6;30))" office:value-type="date" office:date-value="2015-03-09" calcext:value-type="date">
            <text:p>2015-03-09</text:p>
          </table:table-cell>
          <table:table-cell table:style-name="ce37" table:formula="of:=RANDBETWEEN(100000; 10000000)" office:value-type="float" office:value="9885991" calcext:value-type="float">
            <text:p>988599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235]" office:value-type="string" office:string-value="ORD_281" calcext:value-type="string">
            <text:p>ORD_281</text:p>
          </table:table-cell>
          <table:table-cell table:style-name="ce36" table:formula="of:=RANDBETWEEN(DATE(2015;1;1);DATE(2015;6;30))" office:value-type="date" office:date-value="2015-05-12" calcext:value-type="date">
            <text:p>2015-05-12</text:p>
          </table:table-cell>
          <table:table-cell table:style-name="ce37" table:formula="of:=RANDBETWEEN(100000; 10000000)" office:value-type="float" office:value="1651524" calcext:value-type="float">
            <text:p>165152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4" table:formula="of:=RANDBETWEEN(1; 50)" office:value-type="float" office:value="2" calcext:value-type="float">
            <text:p>2</text:p>
          </table:table-cell>
          <table:table-cell table:style-name="ce34" table:formula="of:=&quot;ORD_&quot;&amp;[.A236]" office:value-type="string" office:string-value="ORD_282" calcext:value-type="string">
            <text:p>ORD_282</text:p>
          </table:table-cell>
          <table:table-cell table:style-name="ce36" table:formula="of:=RANDBETWEEN(DATE(2015;1;1);DATE(2015;6;30))" office:value-type="date" office:date-value="2015-03-22" calcext:value-type="date">
            <text:p>2015-03-22</text:p>
          </table:table-cell>
          <table:table-cell table:style-name="ce37" table:formula="of:=RANDBETWEEN(100000; 10000000)" office:value-type="float" office:value="9406369" calcext:value-type="float">
            <text:p>940636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237]" office:value-type="string" office:string-value="ORD_283" calcext:value-type="string">
            <text:p>ORD_283</text:p>
          </table:table-cell>
          <table:table-cell table:style-name="ce36" table:formula="of:=RANDBETWEEN(DATE(2015;1;1);DATE(2015;6;30))" office:value-type="date" office:date-value="2015-05-12" calcext:value-type="date">
            <text:p>2015-05-12</text:p>
          </table:table-cell>
          <table:table-cell table:style-name="ce37" table:formula="of:=RANDBETWEEN(100000; 10000000)" office:value-type="float" office:value="6443137" calcext:value-type="float">
            <text:p>644313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4" table:formula="of:=RANDBETWEEN(1; 50)" office:value-type="float" office:value="49" calcext:value-type="float">
            <text:p>49</text:p>
          </table:table-cell>
          <table:table-cell table:style-name="ce34" table:formula="of:=&quot;ORD_&quot;&amp;[.A238]" office:value-type="string" office:string-value="ORD_284" calcext:value-type="string">
            <text:p>ORD_284</text:p>
          </table:table-cell>
          <table:table-cell table:style-name="ce36" table:formula="of:=RANDBETWEEN(DATE(2015;1;1);DATE(2015;6;30))" office:value-type="date" office:date-value="2015-01-18" calcext:value-type="date">
            <text:p>2015-01-18</text:p>
          </table:table-cell>
          <table:table-cell table:style-name="ce37" table:formula="of:=RANDBETWEEN(100000; 10000000)" office:value-type="float" office:value="9781841" calcext:value-type="float">
            <text:p>978184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4" table:formula="of:=RANDBETWEEN(1; 50)" office:value-type="float" office:value="17" calcext:value-type="float">
            <text:p>17</text:p>
          </table:table-cell>
          <table:table-cell table:style-name="ce34" table:formula="of:=&quot;ORD_&quot;&amp;[.A239]" office:value-type="string" office:string-value="ORD_285" calcext:value-type="string">
            <text:p>ORD_285</text:p>
          </table:table-cell>
          <table:table-cell table:style-name="ce36" table:formula="of:=RANDBETWEEN(DATE(2015;1;1);DATE(2015;6;30))" office:value-type="date" office:date-value="2015-02-02" calcext:value-type="date">
            <text:p>2015-02-02</text:p>
          </table:table-cell>
          <table:table-cell table:style-name="ce37" table:formula="of:=RANDBETWEEN(100000; 10000000)" office:value-type="float" office:value="6551412" calcext:value-type="float">
            <text:p>65514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4" table:formula="of:=RANDBETWEEN(1; 50)" office:value-type="float" office:value="43" calcext:value-type="float">
            <text:p>43</text:p>
          </table:table-cell>
          <table:table-cell table:style-name="ce34" table:formula="of:=&quot;ORD_&quot;&amp;[.A240]" office:value-type="string" office:string-value="ORD_286" calcext:value-type="string">
            <text:p>ORD_286</text:p>
          </table:table-cell>
          <table:table-cell table:style-name="ce36" table:formula="of:=RANDBETWEEN(DATE(2015;1;1);DATE(2015;6;30))" office:value-type="date" office:date-value="2015-02-17" calcext:value-type="date">
            <text:p>2015-02-17</text:p>
          </table:table-cell>
          <table:table-cell table:style-name="ce37" table:formula="of:=RANDBETWEEN(100000; 10000000)" office:value-type="float" office:value="4044090" calcext:value-type="float">
            <text:p>40440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4" table:formula="of:=RANDBETWEEN(1; 50)" office:value-type="float" office:value="41" calcext:value-type="float">
            <text:p>41</text:p>
          </table:table-cell>
          <table:table-cell table:style-name="ce34" table:formula="of:=&quot;ORD_&quot;&amp;[.A241]" office:value-type="string" office:string-value="ORD_288" calcext:value-type="string">
            <text:p>ORD_288</text:p>
          </table:table-cell>
          <table:table-cell table:style-name="ce36" table:formula="of:=RANDBETWEEN(DATE(2015;1;1);DATE(2015;6;30))" office:value-type="date" office:date-value="2015-01-02" calcext:value-type="date">
            <text:p>2015-01-02</text:p>
          </table:table-cell>
          <table:table-cell table:style-name="ce37" table:formula="of:=RANDBETWEEN(100000; 10000000)" office:value-type="float" office:value="233153" calcext:value-type="float">
            <text:p>23315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4" table:formula="of:=RANDBETWEEN(1; 50)" office:value-type="float" office:value="12" calcext:value-type="float">
            <text:p>12</text:p>
          </table:table-cell>
          <table:table-cell table:style-name="ce34" table:formula="of:=&quot;ORD_&quot;&amp;[.A242]" office:value-type="string" office:string-value="ORD_289" calcext:value-type="string">
            <text:p>ORD_289</text:p>
          </table:table-cell>
          <table:table-cell table:style-name="ce36" table:formula="of:=RANDBETWEEN(DATE(2015;1;1);DATE(2015;6;30))" office:value-type="date" office:date-value="2015-03-02" calcext:value-type="date">
            <text:p>2015-03-02</text:p>
          </table:table-cell>
          <table:table-cell table:style-name="ce37" table:formula="of:=RANDBETWEEN(100000; 10000000)" office:value-type="float" office:value="1934057" calcext:value-type="float">
            <text:p>193405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243]" office:value-type="string" office:string-value="ORD_290" calcext:value-type="string">
            <text:p>ORD_290</text:p>
          </table:table-cell>
          <table:table-cell table:style-name="ce36" table:formula="of:=RANDBETWEEN(DATE(2015;1;1);DATE(2015;6;30))" office:value-type="date" office:date-value="2015-02-23" calcext:value-type="date">
            <text:p>2015-02-23</text:p>
          </table:table-cell>
          <table:table-cell table:style-name="ce37" table:formula="of:=RANDBETWEEN(100000; 10000000)" office:value-type="float" office:value="6088050" calcext:value-type="float">
            <text:p>608805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4" table:formula="of:=RANDBETWEEN(1; 50)" office:value-type="float" office:value="25" calcext:value-type="float">
            <text:p>25</text:p>
          </table:table-cell>
          <table:table-cell table:style-name="ce34" table:formula="of:=&quot;ORD_&quot;&amp;[.A244]" office:value-type="string" office:string-value="ORD_291" calcext:value-type="string">
            <text:p>ORD_291</text:p>
          </table:table-cell>
          <table:table-cell table:style-name="ce36" table:formula="of:=RANDBETWEEN(DATE(2015;1;1);DATE(2015;6;30))" office:value-type="date" office:date-value="2015-03-31" calcext:value-type="date">
            <text:p>2015-03-31</text:p>
          </table:table-cell>
          <table:table-cell table:style-name="ce37" table:formula="of:=RANDBETWEEN(100000; 10000000)" office:value-type="float" office:value="7498857" calcext:value-type="float">
            <text:p>749885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4" table:formula="of:=RANDBETWEEN(1; 50)" office:value-type="float" office:value="44" calcext:value-type="float">
            <text:p>44</text:p>
          </table:table-cell>
          <table:table-cell table:style-name="ce34" table:formula="of:=&quot;ORD_&quot;&amp;[.A245]" office:value-type="string" office:string-value="ORD_292" calcext:value-type="string">
            <text:p>ORD_292</text:p>
          </table:table-cell>
          <table:table-cell table:style-name="ce36" table:formula="of:=RANDBETWEEN(DATE(2015;1;1);DATE(2015;6;30))" office:value-type="date" office:date-value="2015-06-07" calcext:value-type="date">
            <text:p>2015-06-07</text:p>
          </table:table-cell>
          <table:table-cell table:style-name="ce37" table:formula="of:=RANDBETWEEN(100000; 10000000)" office:value-type="float" office:value="4932453" calcext:value-type="float">
            <text:p>493245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4" table:formula="of:=RANDBETWEEN(1; 50)" office:value-type="float" office:value="5" calcext:value-type="float">
            <text:p>5</text:p>
          </table:table-cell>
          <table:table-cell table:style-name="ce34" table:formula="of:=&quot;ORD_&quot;&amp;[.A246]" office:value-type="string" office:string-value="ORD_293" calcext:value-type="string">
            <text:p>ORD_293</text:p>
          </table:table-cell>
          <table:table-cell table:style-name="ce36" table:formula="of:=RANDBETWEEN(DATE(2015;1;1);DATE(2015;6;30))" office:value-type="date" office:date-value="2015-05-04" calcext:value-type="date">
            <text:p>2015-05-04</text:p>
          </table:table-cell>
          <table:table-cell table:style-name="ce37" table:formula="of:=RANDBETWEEN(100000; 10000000)" office:value-type="float" office:value="7230007" calcext:value-type="float">
            <text:p>723000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247]" office:value-type="string" office:string-value="ORD_294" calcext:value-type="string">
            <text:p>ORD_294</text:p>
          </table:table-cell>
          <table:table-cell table:style-name="ce36" table:formula="of:=RANDBETWEEN(DATE(2015;1;1);DATE(2015;6;30))" office:value-type="date" office:date-value="2015-06-07" calcext:value-type="date">
            <text:p>2015-06-07</text:p>
          </table:table-cell>
          <table:table-cell table:style-name="ce37" table:formula="of:=RANDBETWEEN(100000; 10000000)" office:value-type="float" office:value="8859005" calcext:value-type="float">
            <text:p>885900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4" table:formula="of:=RANDBETWEEN(1; 50)" office:value-type="float" office:value="10" calcext:value-type="float">
            <text:p>10</text:p>
          </table:table-cell>
          <table:table-cell table:style-name="ce34" table:formula="of:=&quot;ORD_&quot;&amp;[.A248]" office:value-type="string" office:string-value="ORD_295" calcext:value-type="string">
            <text:p>ORD_295</text:p>
          </table:table-cell>
          <table:table-cell table:style-name="ce36" table:formula="of:=RANDBETWEEN(DATE(2015;1;1);DATE(2015;6;30))" office:value-type="date" office:date-value="2015-03-12" calcext:value-type="date">
            <text:p>2015-03-12</text:p>
          </table:table-cell>
          <table:table-cell table:style-name="ce37" table:formula="of:=RANDBETWEEN(100000; 10000000)" office:value-type="float" office:value="6604047" calcext:value-type="float">
            <text:p>660404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4" table:formula="of:=RANDBETWEEN(1; 50)" office:value-type="float" office:value="43" calcext:value-type="float">
            <text:p>43</text:p>
          </table:table-cell>
          <table:table-cell table:style-name="ce34" table:formula="of:=&quot;ORD_&quot;&amp;[.A249]" office:value-type="string" office:string-value="ORD_296" calcext:value-type="string">
            <text:p>ORD_296</text:p>
          </table:table-cell>
          <table:table-cell table:style-name="ce36" table:formula="of:=RANDBETWEEN(DATE(2015;1;1);DATE(2015;6;30))" office:value-type="date" office:date-value="2015-03-20" calcext:value-type="date">
            <text:p>2015-03-20</text:p>
          </table:table-cell>
          <table:table-cell table:style-name="ce37" table:formula="of:=RANDBETWEEN(100000; 10000000)" office:value-type="float" office:value="774141" calcext:value-type="float">
            <text:p>77414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4" table:formula="of:=RANDBETWEEN(1; 50)" office:value-type="float" office:value="48" calcext:value-type="float">
            <text:p>48</text:p>
          </table:table-cell>
          <table:table-cell table:style-name="ce34" table:formula="of:=&quot;ORD_&quot;&amp;[.A250]" office:value-type="string" office:string-value="ORD_297" calcext:value-type="string">
            <text:p>ORD_297</text:p>
          </table:table-cell>
          <table:table-cell table:style-name="ce36" table:formula="of:=RANDBETWEEN(DATE(2015;1;1);DATE(2015;6;30))" office:value-type="date" office:date-value="2015-01-07" calcext:value-type="date">
            <text:p>2015-01-07</text:p>
          </table:table-cell>
          <table:table-cell table:style-name="ce37" table:formula="of:=RANDBETWEEN(100000; 10000000)" office:value-type="float" office:value="567519" calcext:value-type="float">
            <text:p>5675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4" table:formula="of:=RANDBETWEEN(1; 50)" office:value-type="float" office:value="46" calcext:value-type="float">
            <text:p>46</text:p>
          </table:table-cell>
          <table:table-cell table:style-name="ce34" table:formula="of:=&quot;ORD_&quot;&amp;[.A251]" office:value-type="string" office:string-value="ORD_298" calcext:value-type="string">
            <text:p>ORD_298</text:p>
          </table:table-cell>
          <table:table-cell table:style-name="ce36" table:formula="of:=RANDBETWEEN(DATE(2015;1;1);DATE(2015;6;30))" office:value-type="date" office:date-value="2015-05-23" calcext:value-type="date">
            <text:p>2015-05-23</text:p>
          </table:table-cell>
          <table:table-cell table:style-name="ce37" table:formula="of:=RANDBETWEEN(100000; 10000000)" office:value-type="float" office:value="7814631" calcext:value-type="float">
            <text:p>781463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4" table:formula="of:=RANDBETWEEN(1; 50)" office:value-type="float" office:value="31" calcext:value-type="float">
            <text:p>31</text:p>
          </table:table-cell>
          <table:table-cell table:style-name="ce34" table:formula="of:=&quot;ORD_&quot;&amp;[.A252]" office:value-type="string" office:string-value="ORD_299" calcext:value-type="string">
            <text:p>ORD_299</text:p>
          </table:table-cell>
          <table:table-cell table:style-name="ce36" table:formula="of:=RANDBETWEEN(DATE(2015;1;1);DATE(2015;6;30))" office:value-type="date" office:date-value="2015-06-09" calcext:value-type="date">
            <text:p>2015-06-09</text:p>
          </table:table-cell>
          <table:table-cell table:style-name="ce37" table:formula="of:=RANDBETWEEN(100000; 10000000)" office:value-type="float" office:value="2276382" calcext:value-type="float">
            <text:p>227638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4" table:formula="of:=RANDBETWEEN(1; 50)" office:value-type="float" office:value="8" calcext:value-type="float">
            <text:p>8</text:p>
          </table:table-cell>
          <table:table-cell table:style-name="ce34" table:formula="of:=&quot;ORD_&quot;&amp;[.A253]" office:value-type="string" office:string-value="ORD_300" calcext:value-type="string">
            <text:p>ORD_300</text:p>
          </table:table-cell>
          <table:table-cell table:style-name="ce36" table:formula="of:=RANDBETWEEN(DATE(2015;1;1);DATE(2015;6;30))" office:value-type="date" office:date-value="2015-03-07" calcext:value-type="date">
            <text:p>2015-03-07</text:p>
          </table:table-cell>
          <table:table-cell table:style-name="ce37" table:formula="of:=RANDBETWEEN(100000; 10000000)" office:value-type="float" office:value="3597775" calcext:value-type="float">
            <text:p>3597775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32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roject_has_feature" table:style-name="ta1">
        <table:table-column table:style-name="co1" table:number-columns-repeated="2" table:default-cell-style-name="ce13"/>
        <table:table-row table:style-name="ro2">
          <table:table-cell table:style-name="Default" office:value-type="string" calcext:value-type="string">
            <text:p>project_id</text:p>
          </table:table-cell>
          <table:table-cell table:style-name="Default" office:value-type="string" calcext:value-type="string">
            <text:p>feature_id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3" calcext:value-type="float">
            <text:p>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2" calcext:value-type="float">
            <text:p>2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2" calcext:value-type="float">
            <text:p>2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8" calcext:value-type="float">
            <text:p>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3" calcext:value-type="float">
            <text:p>3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2" calcext:value-type="float">
            <text:p>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3" calcext:value-type="float">
            <text:p>13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1" calcext:value-type="float">
            <text:p>1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3" calcext:value-type="float">
            <text:p>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14" calcext:value-type="float">
            <text:p>14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3" calcext:value-type="float">
            <text:p>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15)" office:value-type="float" office:value="3" calcext:value-type="float">
            <text:p>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15)" office:value-type="float" office:value="11" calcext:value-type="float">
            <text:p>1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10" calcext:value-type="float">
            <text:p>1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6" calcext:value-type="float">
            <text:p>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15)" office:value-type="float" office:value="7" calcext:value-type="float">
            <text:p>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15)" office:value-type="float" office:value="4" calcext:value-type="float">
            <text:p>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15)" office:value-type="float" office:value="9" calcext:value-type="float">
            <text:p>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15)" office:value-type="float" office:value="5" calcext:value-type="float">
            <text:p>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15)" office:value-type="float" office:value="15" calcext:value-type="float">
            <text:p>1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15)" office:value-type="float" office:value="12" calcext:value-type="float">
            <text:p>12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 table:number-rows-repeated="34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ppt_has_feature" table:style-name="ta1">
        <table:table-column table:style-name="co1" table:number-columns-repeated="2" table:default-cell-style-name="ce13"/>
        <table:table-row table:style-name="ro2">
          <table:table-cell table:style-name="Default" office:value-type="string" calcext:value-type="string">
            <text:p>appt_id</text:p>
          </table:table-cell>
          <table:table-cell table:style-name="Default" office:value-type="string" calcext:value-type="string">
            <text:p>feature_id</text:p>
          </table:table-cell>
        </table:table-row>
        <table:table-row table:style-name="ro2">
          <table:table-cell table:formula="of:=RANDBETWEEN(1;300)" office:value-type="float" office:value="220" calcext:value-type="float">
            <text:p>22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82" calcext:value-type="float">
            <text:p>18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48" calcext:value-type="float">
            <text:p>4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04" calcext:value-type="float">
            <text:p>204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81" calcext:value-type="float">
            <text:p>81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7" calcext:value-type="float">
            <text:p>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47" calcext:value-type="float">
            <text:p>14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50" calcext:value-type="float">
            <text:p>250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92" calcext:value-type="float">
            <text:p>192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32" calcext:value-type="float">
            <text:p>23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36" calcext:value-type="float">
            <text:p>36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38" calcext:value-type="float">
            <text:p>13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64" calcext:value-type="float">
            <text:p>26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41" calcext:value-type="float">
            <text:p>14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300" calcext:value-type="float">
            <text:p>300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35" calcext:value-type="float">
            <text:p>23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77" calcext:value-type="float">
            <text:p>77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19" calcext:value-type="float">
            <text:p>219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86" calcext:value-type="float">
            <text:p>18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6" calcext:value-type="float">
            <text:p>1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81" calcext:value-type="float">
            <text:p>18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82" calcext:value-type="float">
            <text:p>28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39" calcext:value-type="float">
            <text:p>3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95" calcext:value-type="float">
            <text:p>9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64" calcext:value-type="float">
            <text:p>6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45" calcext:value-type="float">
            <text:p>14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52" calcext:value-type="float">
            <text:p>25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9" calcext:value-type="float">
            <text:p>179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57" calcext:value-type="float">
            <text:p>5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74" calcext:value-type="float">
            <text:p>74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0" calcext:value-type="float">
            <text:p>10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81" calcext:value-type="float">
            <text:p>81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83" calcext:value-type="float">
            <text:p>8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76" calcext:value-type="float">
            <text:p>17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40" calcext:value-type="float">
            <text:p>14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48" calcext:value-type="float">
            <text:p>24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93" calcext:value-type="float">
            <text:p>293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67" calcext:value-type="float">
            <text:p>16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85" calcext:value-type="float">
            <text:p>28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" calcext:value-type="float">
            <text:p>1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90" calcext:value-type="float">
            <text:p>290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55" calcext:value-type="float">
            <text:p>5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51" calcext:value-type="float">
            <text:p>15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2" calcext:value-type="float">
            <text:p>2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8" calcext:value-type="float">
            <text:p>5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35" calcext:value-type="float">
            <text:p>135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08" calcext:value-type="float">
            <text:p>208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74" calcext:value-type="float">
            <text:p>17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39" calcext:value-type="float">
            <text:p>239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03" calcext:value-type="float">
            <text:p>20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55" calcext:value-type="float">
            <text:p>5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00" calcext:value-type="float">
            <text:p>20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9" calcext:value-type="float">
            <text:p>29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99" calcext:value-type="float">
            <text:p>99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04" calcext:value-type="float">
            <text:p>20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29" calcext:value-type="float">
            <text:p>22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19" calcext:value-type="float">
            <text:p>219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05" calcext:value-type="float">
            <text:p>205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76" calcext:value-type="float">
            <text:p>7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40" calcext:value-type="float">
            <text:p>240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89" calcext:value-type="float">
            <text:p>189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82" calcext:value-type="float">
            <text:p>182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46" calcext:value-type="float">
            <text:p>14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7" calcext:value-type="float">
            <text:p>57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36" calcext:value-type="float">
            <text:p>23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42" calcext:value-type="float">
            <text:p>142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33" calcext:value-type="float">
            <text:p>13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300" calcext:value-type="float">
            <text:p>300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90" calcext:value-type="float">
            <text:p>19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80" calcext:value-type="float">
            <text:p>180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48" calcext:value-type="float">
            <text:p>148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42" calcext:value-type="float">
            <text:p>42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03" calcext:value-type="float">
            <text:p>10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4" calcext:value-type="float">
            <text:p>24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56" calcext:value-type="float">
            <text:p>15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3" calcext:value-type="float">
            <text:p>3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83" calcext:value-type="float">
            <text:p>28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96" calcext:value-type="float">
            <text:p>296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5" calcext:value-type="float">
            <text:p>1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86" calcext:value-type="float">
            <text:p>86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55" calcext:value-type="float">
            <text:p>15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77" calcext:value-type="float">
            <text:p>77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8" calcext:value-type="float">
            <text:p>58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03" calcext:value-type="float">
            <text:p>10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24" calcext:value-type="float">
            <text:p>12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72" calcext:value-type="float">
            <text:p>27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25" calcext:value-type="float">
            <text:p>12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33" calcext:value-type="float">
            <text:p>13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49" calcext:value-type="float">
            <text:p>149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94" calcext:value-type="float">
            <text:p>94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73" calcext:value-type="float">
            <text:p>27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66" calcext:value-type="float">
            <text:p>16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43" calcext:value-type="float">
            <text:p>24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50" calcext:value-type="float">
            <text:p>15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01" calcext:value-type="float">
            <text:p>201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8" calcext:value-type="float">
            <text:p>1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87" calcext:value-type="float">
            <text:p>87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76" calcext:value-type="float">
            <text:p>27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61" calcext:value-type="float">
            <text:p>26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38" calcext:value-type="float">
            <text:p>3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58" calcext:value-type="float">
            <text:p>25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68" calcext:value-type="float">
            <text:p>168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96" calcext:value-type="float">
            <text:p>296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18" calcext:value-type="float">
            <text:p>11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80" calcext:value-type="float">
            <text:p>28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47" calcext:value-type="float">
            <text:p>24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34" calcext:value-type="float">
            <text:p>234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07" calcext:value-type="float">
            <text:p>207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44" calcext:value-type="float">
            <text:p>24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" calcext:value-type="float">
            <text:p>1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60" calcext:value-type="float">
            <text:p>160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67" calcext:value-type="float">
            <text:p>67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06" calcext:value-type="float">
            <text:p>106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70" calcext:value-type="float">
            <text:p>270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20" calcext:value-type="float">
            <text:p>22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61" calcext:value-type="float">
            <text:p>6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80" calcext:value-type="float">
            <text:p>28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8" calcext:value-type="float">
            <text:p>1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33" calcext:value-type="float">
            <text:p>133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08" calcext:value-type="float">
            <text:p>20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85" calcext:value-type="float">
            <text:p>285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26" calcext:value-type="float">
            <text:p>226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74" calcext:value-type="float">
            <text:p>27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27" calcext:value-type="float">
            <text:p>127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43" calcext:value-type="float">
            <text:p>14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85" calcext:value-type="float">
            <text:p>8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79" calcext:value-type="float">
            <text:p>17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53" calcext:value-type="float">
            <text:p>25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69" calcext:value-type="float">
            <text:p>169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93" calcext:value-type="float">
            <text:p>29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75" calcext:value-type="float">
            <text:p>27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40" calcext:value-type="float">
            <text:p>4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03" calcext:value-type="float">
            <text:p>203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34" calcext:value-type="float">
            <text:p>13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34" calcext:value-type="float">
            <text:p>3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15" calcext:value-type="float">
            <text:p>11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70" calcext:value-type="float">
            <text:p>7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8" calcext:value-type="float">
            <text:p>178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33" calcext:value-type="float">
            <text:p>13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56" calcext:value-type="float">
            <text:p>156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01" calcext:value-type="float">
            <text:p>20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88" calcext:value-type="float">
            <text:p>8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51" calcext:value-type="float">
            <text:p>25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17" calcext:value-type="float">
            <text:p>217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72" calcext:value-type="float">
            <text:p>7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03" calcext:value-type="float">
            <text:p>20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69" calcext:value-type="float">
            <text:p>16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95" calcext:value-type="float">
            <text:p>95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64" calcext:value-type="float">
            <text:p>16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1" calcext:value-type="float">
            <text:p>11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74" calcext:value-type="float">
            <text:p>27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28" calcext:value-type="float">
            <text:p>12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59" calcext:value-type="float">
            <text:p>159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48" calcext:value-type="float">
            <text:p>24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20" calcext:value-type="float">
            <text:p>22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32" calcext:value-type="float">
            <text:p>232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43" calcext:value-type="float">
            <text:p>4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98" calcext:value-type="float">
            <text:p>19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78" calcext:value-type="float">
            <text:p>17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90" calcext:value-type="float">
            <text:p>90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76" calcext:value-type="float">
            <text:p>17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81" calcext:value-type="float">
            <text:p>18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6" calcext:value-type="float">
            <text:p>16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16" calcext:value-type="float">
            <text:p>116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92" calcext:value-type="float">
            <text:p>9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83" calcext:value-type="float">
            <text:p>83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88" calcext:value-type="float">
            <text:p>18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82" calcext:value-type="float">
            <text:p>28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4" calcext:value-type="float">
            <text:p>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62" calcext:value-type="float">
            <text:p>62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0" calcext:value-type="float">
            <text:p>1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43" calcext:value-type="float">
            <text:p>14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19" calcext:value-type="float">
            <text:p>21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13" calcext:value-type="float">
            <text:p>21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1" calcext:value-type="float">
            <text:p>11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44" calcext:value-type="float">
            <text:p>44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86" calcext:value-type="float">
            <text:p>286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59" calcext:value-type="float">
            <text:p>5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46" calcext:value-type="float">
            <text:p>4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77" calcext:value-type="float">
            <text:p>27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28" calcext:value-type="float">
            <text:p>128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1" calcext:value-type="float">
            <text:p>2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49" calcext:value-type="float">
            <text:p>24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41" calcext:value-type="float">
            <text:p>241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30" calcext:value-type="float">
            <text:p>23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26" calcext:value-type="float">
            <text:p>226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32" calcext:value-type="float">
            <text:p>132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55" calcext:value-type="float">
            <text:p>5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37" calcext:value-type="float">
            <text:p>23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93" calcext:value-type="float">
            <text:p>93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98" calcext:value-type="float">
            <text:p>29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77" calcext:value-type="float">
            <text:p>77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00" calcext:value-type="float">
            <text:p>10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79" calcext:value-type="float">
            <text:p>79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68" calcext:value-type="float">
            <text:p>26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06" calcext:value-type="float">
            <text:p>10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25" calcext:value-type="float">
            <text:p>22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72" calcext:value-type="float">
            <text:p>17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" calcext:value-type="float">
            <text:p>1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59" calcext:value-type="float">
            <text:p>259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49" calcext:value-type="float">
            <text:p>24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91" calcext:value-type="float">
            <text:p>91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87" calcext:value-type="float">
            <text:p>187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49" calcext:value-type="float">
            <text:p>4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88" calcext:value-type="float">
            <text:p>18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06" calcext:value-type="float">
            <text:p>206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0" calcext:value-type="float">
            <text:p>20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69" calcext:value-type="float">
            <text:p>26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77" calcext:value-type="float">
            <text:p>7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97" calcext:value-type="float">
            <text:p>97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0" calcext:value-type="float">
            <text:p>18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59" calcext:value-type="float">
            <text:p>25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45" calcext:value-type="float">
            <text:p>4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60" calcext:value-type="float">
            <text:p>260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58" calcext:value-type="float">
            <text:p>158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99" calcext:value-type="float">
            <text:p>9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90" calcext:value-type="float">
            <text:p>19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37" calcext:value-type="float">
            <text:p>23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96" calcext:value-type="float">
            <text:p>96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76" calcext:value-type="float">
            <text:p>7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11" calcext:value-type="float">
            <text:p>11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08" calcext:value-type="float">
            <text:p>20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49" calcext:value-type="float">
            <text:p>149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02" calcext:value-type="float">
            <text:p>10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47" calcext:value-type="float">
            <text:p>47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84" calcext:value-type="float">
            <text:p>84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67" calcext:value-type="float">
            <text:p>67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19" calcext:value-type="float">
            <text:p>219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07" calcext:value-type="float">
            <text:p>10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97" calcext:value-type="float">
            <text:p>197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9" calcext:value-type="float">
            <text:p>2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78" calcext:value-type="float">
            <text:p>17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7" calcext:value-type="float">
            <text:p>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63" calcext:value-type="float">
            <text:p>6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24" calcext:value-type="float">
            <text:p>224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53" calcext:value-type="float">
            <text:p>25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83" calcext:value-type="float">
            <text:p>18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44" calcext:value-type="float">
            <text:p>144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54" calcext:value-type="float">
            <text:p>25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8" calcext:value-type="float">
            <text:p>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55" calcext:value-type="float">
            <text:p>25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75" calcext:value-type="float">
            <text:p>27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73" calcext:value-type="float">
            <text:p>7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2" calcext:value-type="float">
            <text:p>5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13" calcext:value-type="float">
            <text:p>21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43" calcext:value-type="float">
            <text:p>4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66" calcext:value-type="float">
            <text:p>166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36" calcext:value-type="float">
            <text:p>136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3" calcext:value-type="float">
            <text:p>18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41" calcext:value-type="float">
            <text:p>14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09" calcext:value-type="float">
            <text:p>109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25" calcext:value-type="float">
            <text:p>225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47" calcext:value-type="float">
            <text:p>247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55" calcext:value-type="float">
            <text:p>255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62" calcext:value-type="float">
            <text:p>16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62" calcext:value-type="float">
            <text:p>162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87" calcext:value-type="float">
            <text:p>28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79" calcext:value-type="float">
            <text:p>179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59" calcext:value-type="float">
            <text:p>25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36" calcext:value-type="float">
            <text:p>236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65" calcext:value-type="float">
            <text:p>6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31" calcext:value-type="float">
            <text:p>13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28" calcext:value-type="float">
            <text:p>128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5" calcext:value-type="float">
            <text:p>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33" calcext:value-type="float">
            <text:p>13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12" calcext:value-type="float">
            <text:p>112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40" calcext:value-type="float">
            <text:p>140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39" calcext:value-type="float">
            <text:p>23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61" calcext:value-type="float">
            <text:p>6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84" calcext:value-type="float">
            <text:p>284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26" calcext:value-type="float">
            <text:p>12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70" calcext:value-type="float">
            <text:p>17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5" calcext:value-type="float">
            <text:p>185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7" calcext:value-type="float">
            <text:p>2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56" calcext:value-type="float">
            <text:p>5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41" calcext:value-type="float">
            <text:p>14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8" calcext:value-type="float">
            <text:p>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99" calcext:value-type="float">
            <text:p>9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6" calcext:value-type="float">
            <text:p>56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31" calcext:value-type="float">
            <text:p>231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34" calcext:value-type="float">
            <text:p>3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6" calcext:value-type="float">
            <text:p>1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99" calcext:value-type="float">
            <text:p>9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44" calcext:value-type="float">
            <text:p>14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6" calcext:value-type="float">
            <text:p>26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40" calcext:value-type="float">
            <text:p>140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67" calcext:value-type="float">
            <text:p>167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34" calcext:value-type="float">
            <text:p>234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49" calcext:value-type="float">
            <text:p>14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08" calcext:value-type="float">
            <text:p>10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52" calcext:value-type="float">
            <text:p>15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18" calcext:value-type="float">
            <text:p>11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39" calcext:value-type="float">
            <text:p>23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01" calcext:value-type="float">
            <text:p>201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01" calcext:value-type="float">
            <text:p>10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50" calcext:value-type="float">
            <text:p>5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59" calcext:value-type="float">
            <text:p>5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91" calcext:value-type="float">
            <text:p>19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300" calcext:value-type="float">
            <text:p>300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04" calcext:value-type="float">
            <text:p>204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40" calcext:value-type="float">
            <text:p>4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50" calcext:value-type="float">
            <text:p>15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30" calcext:value-type="float">
            <text:p>230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48" calcext:value-type="float">
            <text:p>48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88" calcext:value-type="float">
            <text:p>8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83" calcext:value-type="float">
            <text:p>283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10" calcext:value-type="float">
            <text:p>11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46" calcext:value-type="float">
            <text:p>4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64" calcext:value-type="float">
            <text:p>6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84" calcext:value-type="float">
            <text:p>18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88" calcext:value-type="float">
            <text:p>8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84" calcext:value-type="float">
            <text:p>8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66" calcext:value-type="float">
            <text:p>16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25" calcext:value-type="float">
            <text:p>125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37" calcext:value-type="float">
            <text:p>37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80" calcext:value-type="float">
            <text:p>80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63" calcext:value-type="float">
            <text:p>6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82" calcext:value-type="float">
            <text:p>28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71" calcext:value-type="float">
            <text:p>171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05" calcext:value-type="float">
            <text:p>10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62" calcext:value-type="float">
            <text:p>26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72" calcext:value-type="float">
            <text:p>7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21" calcext:value-type="float">
            <text:p>12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68" calcext:value-type="float">
            <text:p>168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53" calcext:value-type="float">
            <text:p>25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82" calcext:value-type="float">
            <text:p>82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4" calcext:value-type="float">
            <text:p>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13" calcext:value-type="float">
            <text:p>21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02" calcext:value-type="float">
            <text:p>102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5" calcext:value-type="float">
            <text:p>5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35" calcext:value-type="float">
            <text:p>23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73" calcext:value-type="float">
            <text:p>73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88" calcext:value-type="float">
            <text:p>8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66" calcext:value-type="float">
            <text:p>66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54" calcext:value-type="float">
            <text:p>54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4" calcext:value-type="float">
            <text:p>2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20" calcext:value-type="float">
            <text:p>12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52" calcext:value-type="float">
            <text:p>52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88" calcext:value-type="float">
            <text:p>28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00" calcext:value-type="float">
            <text:p>100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45" calcext:value-type="float">
            <text:p>245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98" calcext:value-type="float">
            <text:p>198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15" calcext:value-type="float">
            <text:p>21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38" calcext:value-type="float">
            <text:p>23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88" calcext:value-type="float">
            <text:p>8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34" calcext:value-type="float">
            <text:p>34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5" calcext:value-type="float">
            <text:p>1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67" calcext:value-type="float">
            <text:p>267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96" calcext:value-type="float">
            <text:p>9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47" calcext:value-type="float">
            <text:p>247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39" calcext:value-type="float">
            <text:p>239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33" calcext:value-type="float">
            <text:p>3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45" calcext:value-type="float">
            <text:p>145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1" calcext:value-type="float">
            <text:p>2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72" calcext:value-type="float">
            <text:p>272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16" calcext:value-type="float">
            <text:p>216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92" calcext:value-type="float">
            <text:p>29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76" calcext:value-type="float">
            <text:p>27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37" calcext:value-type="float">
            <text:p>37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27" calcext:value-type="float">
            <text:p>227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1" calcext:value-type="float">
            <text:p>18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72" calcext:value-type="float">
            <text:p>72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34" calcext:value-type="float">
            <text:p>134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49" calcext:value-type="float">
            <text:p>49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55" calcext:value-type="float">
            <text:p>15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65" calcext:value-type="float">
            <text:p>16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04" calcext:value-type="float">
            <text:p>204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69" calcext:value-type="float">
            <text:p>169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30" calcext:value-type="float">
            <text:p>3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1" calcext:value-type="float">
            <text:p>21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87" calcext:value-type="float">
            <text:p>187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47" calcext:value-type="float">
            <text:p>47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67" calcext:value-type="float">
            <text:p>167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38" calcext:value-type="float">
            <text:p>138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61" calcext:value-type="float">
            <text:p>61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6" calcext:value-type="float">
            <text:p>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91" calcext:value-type="float">
            <text:p>29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26" calcext:value-type="float">
            <text:p>226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48" calcext:value-type="float">
            <text:p>4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26" calcext:value-type="float">
            <text:p>226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25" calcext:value-type="float">
            <text:p>225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24" calcext:value-type="float">
            <text:p>22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44" calcext:value-type="float">
            <text:p>4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56" calcext:value-type="float">
            <text:p>256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73" calcext:value-type="float">
            <text:p>17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73" calcext:value-type="float">
            <text:p>7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48" calcext:value-type="float">
            <text:p>24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94" calcext:value-type="float">
            <text:p>19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17" calcext:value-type="float">
            <text:p>217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61" calcext:value-type="float">
            <text:p>6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" calcext:value-type="float">
            <text:p>17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7" calcext:value-type="float">
            <text:p>7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55" calcext:value-type="float">
            <text:p>15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99" calcext:value-type="float">
            <text:p>299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78" calcext:value-type="float">
            <text:p>7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99" calcext:value-type="float">
            <text:p>199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99" calcext:value-type="float">
            <text:p>19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61" calcext:value-type="float">
            <text:p>26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60" calcext:value-type="float">
            <text:p>260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9" calcext:value-type="float">
            <text:p>19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83" calcext:value-type="float">
            <text:p>8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69" calcext:value-type="float">
            <text:p>269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61" calcext:value-type="float">
            <text:p>61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92" calcext:value-type="float">
            <text:p>292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00" calcext:value-type="float">
            <text:p>200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62" calcext:value-type="float">
            <text:p>16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73" calcext:value-type="float">
            <text:p>17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17" calcext:value-type="float">
            <text:p>117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9" calcext:value-type="float">
            <text:p>17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74" calcext:value-type="float">
            <text:p>27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95" calcext:value-type="float">
            <text:p>9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4" calcext:value-type="float">
            <text:p>14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28" calcext:value-type="float">
            <text:p>12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19" calcext:value-type="float">
            <text:p>21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48" calcext:value-type="float">
            <text:p>14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09" calcext:value-type="float">
            <text:p>209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38" calcext:value-type="float">
            <text:p>238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93" calcext:value-type="float">
            <text:p>293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50" calcext:value-type="float">
            <text:p>25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42" calcext:value-type="float">
            <text:p>42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6" calcext:value-type="float">
            <text:p>26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33" calcext:value-type="float">
            <text:p>23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37" calcext:value-type="float">
            <text:p>37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96" calcext:value-type="float">
            <text:p>296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8" calcext:value-type="float">
            <text:p>1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45" calcext:value-type="float">
            <text:p>45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20" calcext:value-type="float">
            <text:p>120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50" calcext:value-type="float">
            <text:p>150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70" calcext:value-type="float">
            <text:p>27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41" calcext:value-type="float">
            <text:p>24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6" calcext:value-type="float">
            <text:p>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98" calcext:value-type="float">
            <text:p>9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60" calcext:value-type="float">
            <text:p>60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09" calcext:value-type="float">
            <text:p>10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20" calcext:value-type="float">
            <text:p>12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67" calcext:value-type="float">
            <text:p>267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85" calcext:value-type="float">
            <text:p>8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05" calcext:value-type="float">
            <text:p>205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62" calcext:value-type="float">
            <text:p>162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79" calcext:value-type="float">
            <text:p>279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58" calcext:value-type="float">
            <text:p>25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49" calcext:value-type="float">
            <text:p>49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62" calcext:value-type="float">
            <text:p>6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7" calcext:value-type="float">
            <text:p>27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1" calcext:value-type="float">
            <text:p>2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36" calcext:value-type="float">
            <text:p>23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61" calcext:value-type="float">
            <text:p>26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92" calcext:value-type="float">
            <text:p>192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42" calcext:value-type="float">
            <text:p>14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36" calcext:value-type="float">
            <text:p>3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7" calcext:value-type="float">
            <text:p>17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51" calcext:value-type="float">
            <text:p>251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02" calcext:value-type="float">
            <text:p>102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77" calcext:value-type="float">
            <text:p>177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78" calcext:value-type="float">
            <text:p>278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50" calcext:value-type="float">
            <text:p>150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21" calcext:value-type="float">
            <text:p>12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79" calcext:value-type="float">
            <text:p>7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25" calcext:value-type="float">
            <text:p>22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4" calcext:value-type="float">
            <text:p>14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60" calcext:value-type="float">
            <text:p>160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86" calcext:value-type="float">
            <text:p>186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10" calcext:value-type="float">
            <text:p>11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02" calcext:value-type="float">
            <text:p>102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52" calcext:value-type="float">
            <text:p>52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98" calcext:value-type="float">
            <text:p>198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02" calcext:value-type="float">
            <text:p>20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9" calcext:value-type="float">
            <text:p>9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26" calcext:value-type="float">
            <text:p>126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39" calcext:value-type="float">
            <text:p>139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49" calcext:value-type="float">
            <text:p>24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46" calcext:value-type="float">
            <text:p>4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51" calcext:value-type="float">
            <text:p>251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40" calcext:value-type="float">
            <text:p>240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54" calcext:value-type="float">
            <text:p>15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66" calcext:value-type="float">
            <text:p>166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95" calcext:value-type="float">
            <text:p>19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44" calcext:value-type="float">
            <text:p>144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36" calcext:value-type="float">
            <text:p>136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59" calcext:value-type="float">
            <text:p>25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5" calcext:value-type="float">
            <text:p>1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12" calcext:value-type="float">
            <text:p>11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40" calcext:value-type="float">
            <text:p>140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67" calcext:value-type="float">
            <text:p>67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90" calcext:value-type="float">
            <text:p>190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54" calcext:value-type="float">
            <text:p>154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42" calcext:value-type="float">
            <text:p>242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90" calcext:value-type="float">
            <text:p>190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08" calcext:value-type="float">
            <text:p>108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92" calcext:value-type="float">
            <text:p>292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75" calcext:value-type="float">
            <text:p>175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34" calcext:value-type="float">
            <text:p>13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89" calcext:value-type="float">
            <text:p>289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77" calcext:value-type="float">
            <text:p>77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27" calcext:value-type="float">
            <text:p>12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27" calcext:value-type="float">
            <text:p>127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37" calcext:value-type="float">
            <text:p>13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73" calcext:value-type="float">
            <text:p>173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77" calcext:value-type="float">
            <text:p>17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156" calcext:value-type="float">
            <text:p>156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40" calcext:value-type="float">
            <text:p>40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98" calcext:value-type="float">
            <text:p>198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2" calcext:value-type="float">
            <text:p>2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47" calcext:value-type="float">
            <text:p>147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17" calcext:value-type="float">
            <text:p>117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53" calcext:value-type="float">
            <text:p>15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79" calcext:value-type="float">
            <text:p>79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21" calcext:value-type="float">
            <text:p>22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33" calcext:value-type="float">
            <text:p>3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43" calcext:value-type="float">
            <text:p>4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9" calcext:value-type="float">
            <text:p>19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93" calcext:value-type="float">
            <text:p>93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44" calcext:value-type="float">
            <text:p>44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8" calcext:value-type="float">
            <text:p>2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46" calcext:value-type="float">
            <text:p>46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39" calcext:value-type="float">
            <text:p>39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03" calcext:value-type="float">
            <text:p>10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44" calcext:value-type="float">
            <text:p>244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48" calcext:value-type="float">
            <text:p>48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73" calcext:value-type="float">
            <text:p>173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31" calcext:value-type="float">
            <text:p>31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71" calcext:value-type="float">
            <text:p>7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55" calcext:value-type="float">
            <text:p>25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151" calcext:value-type="float">
            <text:p>151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74" calcext:value-type="float">
            <text:p>7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27" calcext:value-type="float">
            <text:p>227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01" calcext:value-type="float">
            <text:p>201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71" calcext:value-type="float">
            <text:p>71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72" calcext:value-type="float">
            <text:p>272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36" calcext:value-type="float">
            <text:p>36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87" calcext:value-type="float">
            <text:p>187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23" calcext:value-type="float">
            <text:p>12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83" calcext:value-type="float">
            <text:p>283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12" calcext:value-type="float">
            <text:p>1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209" calcext:value-type="float">
            <text:p>209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05" calcext:value-type="float">
            <text:p>105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04" calcext:value-type="float">
            <text:p>204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30" calcext:value-type="float">
            <text:p>130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132" calcext:value-type="float">
            <text:p>132</text:p>
          </table:table-cell>
          <table:table-cell table:formula="of:=RANDBETWEEN(1;15)" office:value-type="float" office:value="15" calcext:value-type="float">
            <text:p>15</text:p>
          </table:table-cell>
        </table:table-row>
        <table:table-row table:style-name="ro2">
          <table:table-cell table:formula="of:=RANDBETWEEN(1;300)" office:value-type="float" office:value="187" calcext:value-type="float">
            <text:p>187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6" calcext:value-type="float">
            <text:p>26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36" calcext:value-type="float">
            <text:p>36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35" calcext:value-type="float">
            <text:p>23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99" calcext:value-type="float">
            <text:p>199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300" calcext:value-type="float">
            <text:p>300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08" calcext:value-type="float">
            <text:p>108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254" calcext:value-type="float">
            <text:p>25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25" calcext:value-type="float">
            <text:p>12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92" calcext:value-type="float">
            <text:p>19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89" calcext:value-type="float">
            <text:p>189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05" calcext:value-type="float">
            <text:p>205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03" calcext:value-type="float">
            <text:p>10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89" calcext:value-type="float">
            <text:p>289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55" calcext:value-type="float">
            <text:p>55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84" calcext:value-type="float">
            <text:p>184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83" calcext:value-type="float">
            <text:p>18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83" calcext:value-type="float">
            <text:p>183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40" calcext:value-type="float">
            <text:p>140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50" calcext:value-type="float">
            <text:p>150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78" calcext:value-type="float">
            <text:p>178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144" calcext:value-type="float">
            <text:p>144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188" calcext:value-type="float">
            <text:p>18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33" calcext:value-type="float">
            <text:p>233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24" calcext:value-type="float">
            <text:p>22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06" calcext:value-type="float">
            <text:p>206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8" calcext:value-type="float">
            <text:p>18</text:p>
          </table:table-cell>
          <table:table-cell table:formula="of:=RANDBETWEEN(1;15)" office:value-type="float" office:value="3" calcext:value-type="float">
            <text:p>3</text:p>
          </table:table-cell>
        </table:table-row>
        <table:table-row table:style-name="ro2">
          <table:table-cell table:formula="of:=RANDBETWEEN(1;300)" office:value-type="float" office:value="132" calcext:value-type="float">
            <text:p>13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32" calcext:value-type="float">
            <text:p>32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24" calcext:value-type="float">
            <text:p>224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60" calcext:value-type="float">
            <text:p>260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82" calcext:value-type="float">
            <text:p>82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33" calcext:value-type="float">
            <text:p>23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34" calcext:value-type="float">
            <text:p>234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10" calcext:value-type="float">
            <text:p>110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14" calcext:value-type="float">
            <text:p>114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54" calcext:value-type="float">
            <text:p>254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68" calcext:value-type="float">
            <text:p>16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41" calcext:value-type="float">
            <text:p>141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20" calcext:value-type="float">
            <text:p>120</text:p>
          </table:table-cell>
          <table:table-cell table:formula="of:=RANDBETWEEN(1;15)" office:value-type="float" office:value="8" calcext:value-type="float">
            <text:p>8</text:p>
          </table:table-cell>
        </table:table-row>
        <table:table-row table:style-name="ro2">
          <table:table-cell table:formula="of:=RANDBETWEEN(1;300)" office:value-type="float" office:value="253" calcext:value-type="float">
            <text:p>253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263" calcext:value-type="float">
            <text:p>263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95" calcext:value-type="float">
            <text:p>295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93" calcext:value-type="float">
            <text:p>9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68" calcext:value-type="float">
            <text:p>68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14" calcext:value-type="float">
            <text:p>14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37" calcext:value-type="float">
            <text:p>237</text:p>
          </table:table-cell>
          <table:table-cell table:formula="of:=RANDBETWEEN(1;15)" office:value-type="float" office:value="1" calcext:value-type="float">
            <text:p>1</text:p>
          </table:table-cell>
        </table:table-row>
        <table:table-row table:style-name="ro2">
          <table:table-cell table:formula="of:=RANDBETWEEN(1;300)" office:value-type="float" office:value="38" calcext:value-type="float">
            <text:p>38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138" calcext:value-type="float">
            <text:p>138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82" calcext:value-type="float">
            <text:p>282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118" calcext:value-type="float">
            <text:p>118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277" calcext:value-type="float">
            <text:p>277</text:p>
          </table:table-cell>
          <table:table-cell table:formula="of:=RANDBETWEEN(1;15)" office:value-type="float" office:value="11" calcext:value-type="float">
            <text:p>11</text:p>
          </table:table-cell>
        </table:table-row>
        <table:table-row table:style-name="ro2">
          <table:table-cell table:formula="of:=RANDBETWEEN(1;300)" office:value-type="float" office:value="83" calcext:value-type="float">
            <text:p>83</text:p>
          </table:table-cell>
          <table:table-cell table:formula="of:=RANDBETWEEN(1;15)" office:value-type="float" office:value="9" calcext:value-type="float">
            <text:p>9</text:p>
          </table:table-cell>
        </table:table-row>
        <table:table-row table:style-name="ro2">
          <table:table-cell table:formula="of:=RANDBETWEEN(1;300)" office:value-type="float" office:value="103" calcext:value-type="float">
            <text:p>103</text:p>
          </table:table-cell>
          <table:table-cell table:formula="of:=RANDBETWEEN(1;15)" office:value-type="float" office:value="14" calcext:value-type="float">
            <text:p>14</text:p>
          </table:table-cell>
        </table:table-row>
        <table:table-row table:style-name="ro2">
          <table:table-cell table:formula="of:=RANDBETWEEN(1;300)" office:value-type="float" office:value="244" calcext:value-type="float">
            <text:p>244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71" calcext:value-type="float">
            <text:p>71</text:p>
          </table:table-cell>
          <table:table-cell table:formula="of:=RANDBETWEEN(1;15)" office:value-type="float" office:value="2" calcext:value-type="float">
            <text:p>2</text:p>
          </table:table-cell>
        </table:table-row>
        <table:table-row table:style-name="ro2">
          <table:table-cell table:formula="of:=RANDBETWEEN(1;300)" office:value-type="float" office:value="236" calcext:value-type="float">
            <text:p>23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18" calcext:value-type="float">
            <text:p>218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231" calcext:value-type="float">
            <text:p>231</text:p>
          </table:table-cell>
          <table:table-cell table:formula="of:=RANDBETWEEN(1;15)" office:value-type="float" office:value="10" calcext:value-type="float">
            <text:p>10</text:p>
          </table:table-cell>
        </table:table-row>
        <table:table-row table:style-name="ro2">
          <table:table-cell table:formula="of:=RANDBETWEEN(1;300)" office:value-type="float" office:value="24" calcext:value-type="float">
            <text:p>24</text:p>
          </table:table-cell>
          <table:table-cell table:formula="of:=RANDBETWEEN(1;15)" office:value-type="float" office:value="12" calcext:value-type="float">
            <text:p>12</text:p>
          </table:table-cell>
        </table:table-row>
        <table:table-row table:style-name="ro2">
          <table:table-cell table:formula="of:=RANDBETWEEN(1;300)" office:value-type="float" office:value="118" calcext:value-type="float">
            <text:p>118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13" calcext:value-type="float">
            <text:p>13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161" calcext:value-type="float">
            <text:p>161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74" calcext:value-type="float">
            <text:p>274</text:p>
          </table:table-cell>
          <table:table-cell table:formula="of:=RANDBETWEEN(1;15)" office:value-type="float" office:value="5" calcext:value-type="float">
            <text:p>5</text:p>
          </table:table-cell>
        </table:table-row>
        <table:table-row table:style-name="ro2">
          <table:table-cell table:formula="of:=RANDBETWEEN(1;300)" office:value-type="float" office:value="260" calcext:value-type="float">
            <text:p>260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06" calcext:value-type="float">
            <text:p>206</text:p>
          </table:table-cell>
          <table:table-cell table:formula="of:=RANDBETWEEN(1;15)" office:value-type="float" office:value="13" calcext:value-type="float">
            <text:p>13</text:p>
          </table:table-cell>
        </table:table-row>
        <table:table-row table:style-name="ro2">
          <table:table-cell table:formula="of:=RANDBETWEEN(1;300)" office:value-type="float" office:value="261" calcext:value-type="float">
            <text:p>261</text:p>
          </table:table-cell>
          <table:table-cell table:formula="of:=RANDBETWEEN(1;15)" office:value-type="float" office:value="4" calcext:value-type="float">
            <text:p>4</text:p>
          </table:table-cell>
        </table:table-row>
        <table:table-row table:style-name="ro2">
          <table:table-cell table:formula="of:=RANDBETWEEN(1;300)" office:value-type="float" office:value="246" calcext:value-type="float">
            <text:p>246</text:p>
          </table:table-cell>
          <table:table-cell table:formula="of:=RANDBETWEEN(1;15)" office:value-type="float" office:value="6" calcext:value-type="float">
            <text:p>6</text:p>
          </table:table-cell>
        </table:table-row>
        <table:table-row table:style-name="ro2">
          <table:table-cell table:formula="of:=RANDBETWEEN(1;300)" office:value-type="float" office:value="217" calcext:value-type="float">
            <text:p>217</text:p>
          </table:table-cell>
          <table:table-cell table:formula="of:=RANDBETWEEN(1;15)" office:value-type="float" office:value="7" calcext:value-type="float">
            <text:p>7</text:p>
          </table:table-cell>
        </table:table-row>
        <table:table-row table:style-name="ro2">
          <table:table-cell table:formula="of:=RANDBETWEEN(1;300)" office:value-type="float" office:value="223" calcext:value-type="float">
            <text:p>223</text:p>
          </table:table-cell>
          <table:table-cell table:formula="of:=RANDBETWEEN(1;15)"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7" table:target-range-address="project_has_feature.A1:project_has_feature.B1048576">
          <table:sort>
            <table:sort-by table:field-number="1" table:data-type="automatic"/>
          </table:sort>
        </table:database-range>
        <table:database-range table:name="__Anonymous_Sheet_DB__8" table:target-range-address="appt_has_feature.A1:appt_has_feature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6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.00.0000</text:date>, <text:time style:data-style-name="N2" text:time-value="17:30:51.821886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6-24T17:32:20.872116845</dc:date>
    <dc:creator>Alexander  Myasnov</dc:creator>
    <meta:editing-duration>PT12H32M44S</meta:editing-duration>
    <meta:editing-cycles>62</meta:editing-cycles>
    <meta:generator>LibreOffice/5.1.1.2$Linux_X86_64 LibreOffice_project/10m0$Build-2</meta:generator>
    <meta:document-statistic meta:table-count="9" meta:cell-count="4696" meta:object-count="0"/>
    <meta:user-defined meta:name=""/>
  </office:meta>
</office:document-meta>
</file>